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2" style:family="table-cell" style:parent-style-name="_19968__33324__WESRB001" style:data-style-name="N0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3" style:family="table-cell" style:parent-style-name="_19968__33324__WESRB0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4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5" style:family="table-cell" style:parent-style-name="_19968__33324__WESRB0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6" style:family="table-cell" style:parent-style-name="_19968__33324__WESRB001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7" style:family="table-cell" style:parent-style-name="_19968__33324__WESRB001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8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9" style:family="table-cell" style:parent-style-name="_19968__33324__WESRB001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10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2" style:family="table-cell" style:parent-style-name="_19968__33324__WESRB001" style:data-style-name="N0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13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4" style:family="table-cell" style:parent-style-name="_19968__33324__WESRB001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5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6" style:family="table-cell" style:parent-style-name="_19968__33324__WESRB001" style:data-style-name="N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17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8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19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20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21" style:family="table-cell" style:parent-style-name="_19968__33324__WESRB001" style:data-style-name="N0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22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3" style:family="table-cell" style:parent-style-name="_19968__33324__WESRB001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4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25" style:family="table-cell" style:parent-style-name="_19968__33324__WESRB001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6" style:family="table-cell" style:parent-style-name="_19968__33324__WESRB001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7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8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9" style:family="table-cell" style:parent-style-name="_19968__33324__WESRB001" style:data-style-name="N0">
      <style:table-cell-properties fo:border-top="2pt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30" style:family="table-cell" style:parent-style-name="_19968__33324__WESRB001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" style:family="table-cell" style:parent-style-name="_19968__33324__WESRB001" style:data-style-name="N0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" style:family="table-cell" style:parent-style-name="_19968__33324__WESRB001" style:data-style-name="N49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33" style:family="table-cell" style:parent-style-name="_19968__33324__WESRB001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34" style:family="table-cell" style:parent-style-name="_19968__33324__WESRB001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35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36" style:family="table-cell" style:parent-style-name="_19968__33324__WESRB001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37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8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/>
    </style:style>
    <style:style style:name="ce39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40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41" style:family="table-cell" style:parent-style-name="_19968__33324__WESRB001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42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43" style:family="table-cell" style:parent-style-name="_19968__33324__WESRB001" style:data-style-name="N0">
      <style:table-cell-properties fo:border-top="2pt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44" style:family="table-cell" style:parent-style-name="_19968__33324__WESRB00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45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46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48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49" style:family="table-cell" style:parent-style-name="_19968__33324__WESRB001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50" style:family="table-cell" style:parent-style-name="_19968__33324__WESRB001" style:data-style-name="N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51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52" style:family="table-cell" style:parent-style-name="_19968__33324__WESRB001" style:data-style-name="N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53" style:family="table-cell" style:parent-style-name="_19968__33324__WESRB001" style:data-style-name="N0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54" style:family="table-cell" style:parent-style-name="_19968__33324__WESRB001" style:data-style-name="N5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55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56" style:family="table-cell" style:parent-style-name="_19968__33324__WESRB001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57" style:family="table-cell" style:parent-style-name="_19968__33324__WESRB001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58" style:family="table-cell" style:parent-style-name="_19968__33324__WESRB001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59" style:family="table-cell" style:parent-style-name="_19968__33324__WESRB001" style:data-style-name="N51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60" style:family="table-cell" style:parent-style-name="_19968__33324__WESRB001" style:data-style-name="N0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61" style:family="table-cell" style:parent-style-name="_19968__33324__WESRB001" style:data-style-name="N51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62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3" style:family="table-cell" style:parent-style-name="_19968__33324__WESRB0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64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size="9pt" style:font-size-asian="9pt" style:font-size-complex="9pt" style:font-family-generic="modern"/>
    </style:style>
    <style:style style:name="ce65" style:family="table-cell" style:parent-style-name="_19968__33324__WESRB001" style:data-style-name="N5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66" style:family="table-cell" style:parent-style-name="_19968__33324__WESRB001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67" style:family="table-cell" style:parent-style-name="_19968__33324__WESRB001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68" style:family="table-cell" style:parent-style-name="_19968__33324__WESRB001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69" style:family="table-cell" style:parent-style-name="_19968__33324__WESRB001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70" style:family="table-cell" style:parent-style-name="_19968__33324__WESRB001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71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2" style:family="table-cell" style:parent-style-name="_19968__33324__WESRB001" style:data-style-name="N5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73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4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5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6" style:family="table-cell" style:parent-style-name="_19968__33324__WESRB001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7" style:family="table-cell" style:parent-style-name="_19968__33324__WESRB001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8" style:family="table-cell" style:parent-style-name="_19968__33324__WESRB00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9" style:family="table-cell" style:parent-style-name="_19968__33324__WESRB001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80" style:family="table-cell" style:parent-style-name="_19968__33324__WESRB001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1" style:family="table-cell" style:parent-style-name="_19968__33324__WESRB0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2" style:family="table-cell" style:parent-style-name="_19968__33324__WESRB0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3" style:family="table-cell" style:parent-style-name="_19968__33324__WESRB001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4" style:family="table-cell" style:parent-style-name="_19968__33324__WESRB001" style:data-style-name="N0">
      <style:table-cell-properties fo:border-top="2pt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5" style:family="table-cell" style:parent-style-name="_19968__33324__WESRB001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6" style:family="table-cell" style:parent-style-name="_19968__33324__WESRB001" style:data-style-name="N0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7" style:family="table-cell" style:parent-style-name="_19968__33324__WESRB001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8" style:family="table-cell" style:parent-style-name="_19968__33324__WESRB0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9" style:family="table-cell" style:parent-style-name="_19968__33324__WESRB001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0" style:family="table-cell" style:parent-style-name="_19968__33324__WESRB0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1" style:family="table-cell" style:parent-style-name="_19968__33324__WESRB001" style:data-style-name="N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2" style:family="table-cell" style:parent-style-name="_19968__33324__WESRB0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3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4" style:family="table-cell" style:parent-style-name="_19968__33324__WESRB0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5" style:family="table-cell" style:parent-style-name="_19968__33324__WESRB0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6" style:family="table-cell" style:parent-style-name="_19968__33324__WESRB0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7" style:family="table-cell" style:parent-style-name="_19968__33324__WESRB001" style:data-style-name="N5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98" style:family="table-cell" style:parent-style-name="_30334__20998__27604_" style:data-style-name="N14">
      <style:table-cell-properties style:vertical-align="middle"/>
      <style:text-properties style:font-name="Times New Roman" style:font-name-asian="Times New Roman" style:font-name-complex="Times New Roman" fo:font-size="9pt" style:font-size-asian="9pt" style:font-size-complex="9pt"/>
    </style:style>
    <style:style style:name="ce99" style:family="table-cell" style:parent-style-name="_19968__33324__WESRB001" style:data-style-name="N0">
      <style:table-cell-properties style:vertical-align="middle" fo:background-color="transparent" style:cell-protect="protected"/>
      <style:text-properties fo:color="#FF0000" style:font-name="Times New Roman" style:font-name-asian="Times New Roman" style:font-name-complex="Times New Roman" fo:font-size="9pt" style:font-size-asian="9pt" style:font-size-complex="9pt"/>
    </style:style>
    <style:style style:name="ce100" style:family="table-cell" style:parent-style-name="_19968__33324__WESRB001" style:data-style-name="N0">
      <style:table-cell-properties style:vertical-align="middle" fo:background-color="transparent" style:cell-protect="protected"/>
      <style:text-properties fo:color="#FF0000" style:font-name="Times New Roman" style:font-name-asian="Times New Roman" style:font-name-complex="Times New Roman" fo:font-size="9pt" style:font-size-asian="9pt" style:font-size-complex="9pt"/>
    </style:style>
    <style:style style:name="ce101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2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3" style:family="table-cell" style:parent-style-name="_19968__33324__WESRB001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04" style:family="table-cell" style:parent-style-name="_19968__33324__WESRB001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size="9pt" style:font-size-asian="9pt" style:font-size-complex="9pt" style:font-family-generic="modern"/>
    </style:style>
    <style:style style:name="ce105" style:family="table-cell" style:parent-style-name="_19968__33324__WESRB001" style:data-style-name="N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6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07" style:family="table-cell" style:parent-style-name="Default" style:data-style-name="N3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08" style:family="table-cell" style:parent-style-name="_19968__33324__WESRB001" style:data-style-name="N51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09" style:family="table-cell" style:parent-style-name="_19968__33324__WESRB001" style:data-style-name="N50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0" style:family="table-cell" style:parent-style-name="_19968__33324__WESRB001" style:data-style-name="N49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1" style:family="table-cell" style:parent-style-name="_19968__33324__WESRB001" style:data-style-name="N5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2" style:family="table-cell" style:parent-style-name="_19968__33324__WESRB001" style:data-style-name="N51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3" style:family="table-cell" style:parent-style-name="_19968__33324__WESRB001" style:data-style-name="N50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4" style:family="table-cell" style:parent-style-name="_19968__33324__WESRB001" style:data-style-name="N5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5" style:family="table-cell" style:parent-style-name="_19968__33324__WESRB001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6" style:family="table-cell" style:parent-style-name="_19968__33324__WESRB001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7" style:family="table-cell" style:parent-style-name="_19968__33324__WESRB001" style:data-style-name="N53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8" style:family="table-cell" style:parent-style-name="_19968__33324__WESRB001" style:data-style-name="N53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9" style:family="table-cell" style:parent-style-name="_19968__33324__WESRB001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0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1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2" style:family="table-cell" style:parent-style-name="_19968__33324__WESRB001" style:data-style-name="N54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3" style:family="table-cell" style:parent-style-name="_19968__33324__WESRB001" style:data-style-name="N54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4" style:family="table-cell" style:parent-style-name="Default" style:data-style-name="N3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5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6" style:family="table-cell" style:parent-style-name="_19968__33324__WESRB0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127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8" style:family="table-cell" style:parent-style-name="_19968__33324__WESRB001" style:data-style-name="N55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9" style:family="table-cell" style:parent-style-name="_19968__33324__WESRB001" style:data-style-name="N55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30" style:family="table-cell" style:parent-style-name="_19968__33324__WESRB001" style:data-style-name="N54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31" style:family="table-cell" style:parent-style-name="_19968__33324__WESRB001" style:data-style-name="N5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32" style:family="table-cell" style:parent-style-name="_19968__33324__WESRB001" style:data-style-name="N54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/>
    </style:style>
    <style:style style:name="ce133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134" style:family="table-cell" style:parent-style-name="_19968__33324__WESRB001" style:data-style-name="N0">
      <style:table-cell-properties fo:border-top="2pt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5" style:family="table-cell" style:parent-style-name="_19968__33324__WESRB001" style:data-style-name="N0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6" style:family="table-cell" style:parent-style-name="_19968__33324__WESRB001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7" style:family="table-cell" style:parent-style-name="_19968__33324__WESRB001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8" style:family="table-cell" style:parent-style-name="_19968__33324__WESRB001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9" style:family="table-cell" style:parent-style-name="_19968__33324__WESRB001" style:data-style-name="N0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0" style:family="table-cell" style:parent-style-name="_19968__33324__WESRB001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1" style:family="table-cell" style:parent-style-name="_19968__33324__WESRB0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2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43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44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45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8pt" style:font-size-asian="8pt" style:font-size-complex="8pt"/>
    </style:style>
    <style:style style:name="ce146" style:family="table-cell" style:parent-style-name="_19968__33324__WESRB001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7" style:family="table-cell" style:parent-style-name="_19968__33324__WESRB001" style:data-style-name="N0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8" style:family="table-cell" style:parent-style-name="_19968__33324__WESRB001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49" style:family="table-cell" style:parent-style-name="_19968__33324__WESRB001" style:data-style-name="N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150" style:family="table-cell" style:parent-style-name="_19968__33324__WESRB0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</style:style>
    <style:style style:name="ce151" style:family="table-cell" style:parent-style-name="_19968__33324__WESRB001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2" style:family="table-cell" style:parent-style-name="_19968__33324__WESRB001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3" style:family="table-cell" style:parent-style-name="_19968__33324__WESRB001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4" style:family="table-cell" style:parent-style-name="_19968__33324__WESRB001" style:data-style-name="N0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5" style:family="table-cell" style:parent-style-name="_19968__33324__WESRB001" style:data-style-name="N0">
      <style:table-cell-properties fo:border-top="2pt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6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8pt" style:font-size-asian="8pt" style:font-size-complex="8pt"/>
    </style:style>
    <style:style style:name="ce157" style:family="table-cell" style:parent-style-name="_19968__33324__WESRB0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8pt" style:font-size-asian="8pt" style:font-size-complex="8pt"/>
    </style:style>
    <style:style style:name="ce158" style:family="table-cell" style:parent-style-name="_19968__33324__WESRB001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8pt" style:font-size-asian="8pt" style:font-size-complex="8pt"/>
    </style:style>
    <style:style style:name="ce159" style:family="table-cell" style:parent-style-name="_19968__33324__WESRB001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160" style:family="table-cell" style:parent-style-name="_19968__33324__WESRB001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1" style:family="table-cell" style:parent-style-name="_19968__33324__WESRB001" style:data-style-name="N0">
      <style:table-cell-properties fo:border-top="2pt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2" style:family="table-cell" style:parent-style-name="_19968__33324__WESRB0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3" style:family="table-cell" style:parent-style-name="_19968__33324__WESRB0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4" style:family="table-cell" style:parent-style-name="_19968__33324__WESRB001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65" style:family="table-cell" style:parent-style-name="_19968__33324__WESRB001" style:data-style-name="N0">
      <style:table-cell-properties fo:border-top="2pt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5" style:family="text" style:parent-style-name="Default">
      <style:text-properties fo:color="#000000" style:text-line-through-style="none" style:font-name="細明體" style:font-name-asian="細明體" style:font-name-complex="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2.98979166666667cm"/>
    </style:style>
    <style:style style:name="co22" style:family="table-column">
      <style:table-column-properties fo:break-before="auto" style:column-width="2.91041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95791666666667cm" style:use-optimal-column-width="true"/>
    </style:style>
    <style:style style:name="co25" style:family="table-column">
      <style:table-column-properties fo:break-before="auto" style:column-width="2.75166666666667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2.9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166" style:family="table-cell" style:parent-style-name="_19968__33324__WESRB001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9pt" style:font-size-asian="9pt" style:font-size-complex="9pt"/>
      <style:map style:condition="of:cell-content()&lt;0" style:apply-style-name="cf1"/>
      <style:map style:condition="of:cell-content()&gt;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7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16366" table:default-cell-style-name="ce1"/>
        <table:table-row table:style-name="ro1">
          <table:table-cell office:value-type="string" table:style-name="ce120">
            <text:p>能源指標</text:p>
          </table:table-cell>
          <table:table-cell table:number-columns-repeated="6" table:style-name="ce13"/>
          <table:table-cell table:style-name="ce1"/>
          <table:table-cell table:number-columns-repeated="10" table:style-name="ce10"/>
          <table:table-cell table:number-columns-repeated="16366"/>
        </table:table-row>
        <table:table-row table:style-name="ro1">
          <table:table-cell office:value-type="string" table:style-name="ce19">
            <text:p>Energy Indicators</text:p>
          </table:table-cell>
          <table:table-cell table:number-columns-repeated="6" table:style-name="ce13"/>
          <table:table-cell table:style-name="ce1"/>
          <table:table-cell table:number-columns-repeated="10" table:style-name="ce10"/>
          <table:table-cell table:number-columns-repeated="16366"/>
        </table:table-row>
        <table:table-row table:style-name="ro1">
          <table:table-cell office:value-type="string" table:style-name="ce11">
            <text:p>1.<text:span text:style-name="T10">能源經濟指標</text:span></text:p>
          </table:table-cell>
          <table:table-cell table:number-columns-repeated="7" table:style-name="ce1"/>
          <table:table-cell table:number-columns-repeated="10" table:style-name="ce10"/>
          <table:table-cell table:number-columns-repeated="16366"/>
        </table:table-row>
        <table:table-row table:style-name="ro1">
          <table:table-cell office:value-type="string" table:style-name="ce62">
            <text:p><text:s text:c="5"/>Energy Economic Indicators</text:p>
          </table:table-cell>
          <table:table-cell table:number-columns-repeated="6" table:style-name="ce2"/>
          <table:table-cell table:style-name="ce1"/>
          <table:table-cell table:number-columns-repeated="10" table:style-name="ce10"/>
          <table:table-cell table:number-columns-repeated="16366"/>
        </table:table-row>
        <table:table-row table:style-name="ro2">
          <table:table-cell table:style-name="ce86"/>
          <table:table-cell office:value-type="string" table:number-columns-spanned="2" table:number-rows-spanned="1" table:style-name="ce160">
            <text:p><text:span text:style-name="T5">初級能源總供給</text:span><text:s/></text:p>
          </table:table-cell>
          <table:covered-table-cell/>
          <table:table-cell office:value-type="string" table:number-columns-spanned="2" table:number-rows-spanned="1" table:style-name="ce161">
            <text:p><text:span text:style-name="T5">最終消費</text:span></text:p>
          </table:table-cell>
          <table:covered-table-cell/>
          <table:table-cell office:value-type="string" table:number-columns-spanned="2" table:number-rows-spanned="1" table:style-name="ce161">
            <text:p><text:span text:style-name="T5">國內能源消費</text:span></text:p>
          </table:table-cell>
          <table:covered-table-cell/>
          <table:table-cell office:value-type="string" table:number-columns-spanned="2" table:number-rows-spanned="1" table:style-name="ce136">
            <text:p>GDP<text:span text:style-name="T5">連鎖實質值</text:span></text:p>
            <text:p/>
          </table:table-cell>
          <table:covered-table-cell/>
          <table:table-cell table:style-name="ce10"/>
          <table:table-cell table:number-columns-spanned="2" table:number-rows-spanned="1" table:style-name="ce144"/>
          <table:covered-table-cell/>
          <table:table-cell table:number-columns-spanned="2" table:number-rows-spanned="1" table:style-name="ce142"/>
          <table:covered-table-cell/>
          <table:table-cell table:number-columns-spanned="2" table:number-rows-spanned="1" table:style-name="ce142"/>
          <table:covered-table-cell/>
          <table:table-cell table:number-columns-spanned="2" table:number-rows-spanned="1" table:style-name="ce142"/>
          <table:covered-table-cell/>
          <table:table-cell table:number-columns-repeated="16366"/>
        </table:table-row>
        <table:table-row table:style-name="ro2">
          <table:table-cell table:style-name="ce88"/>
          <table:table-cell office:value-type="string" table:number-columns-spanned="2" table:number-rows-spanned="1" table:style-name="ce162">
            <text:p>Total Primary Energy Supply</text:p>
          </table:table-cell>
          <table:covered-table-cell/>
          <table:table-cell office:value-type="string" table:number-columns-spanned="2" table:number-rows-spanned="1" table:style-name="ce162">
            <text:p>Final Consumption</text:p>
          </table:table-cell>
          <table:covered-table-cell/>
          <table:table-cell office:value-type="string" table:number-columns-spanned="2" table:number-rows-spanned="1" table:style-name="ce163">
            <text:p>Domestic</text:p>
            <text:p>Energy Consumption</text:p>
          </table:table-cell>
          <table:covered-table-cell/>
          <table:table-cell office:value-type="string" table:number-columns-spanned="2" table:number-rows-spanned="1" table:style-name="ce139">
            <text:p>(105<text:span text:style-name="T15">年為參考年</text:span>)</text:p>
            <text:p>Chained (2016) Dollars</text:p>
          </table:table-cell>
          <table:covered-table-cell/>
          <table:table-cell table:style-name="ce10"/>
          <table:table-cell table:number-columns-spanned="2" table:number-rows-spanned="1" table:style-name="ce142"/>
          <table:covered-table-cell/>
          <table:table-cell table:number-columns-spanned="2" table:number-rows-spanned="1" table:style-name="ce142"/>
          <table:covered-table-cell/>
          <table:table-cell table:number-columns-spanned="2" table:number-rows-spanned="1" table:style-name="ce142"/>
          <table:covered-table-cell/>
          <table:table-cell table:number-columns-spanned="2" table:number-rows-spanned="1" table:style-name="ce143"/>
          <table:covered-table-cell/>
          <table:table-cell table:number-columns-repeated="16366"/>
        </table:table-row>
        <table:table-row table:style-name="ro2">
          <table:table-cell office:value-type="string" table:style-name="ce93">
            <text:p><text:span text:style-name="T5">項　目</text:span></text:p>
          </table:table-cell>
          <table:table-cell office:value-type="string" table:style-name="ce37">
            <text:p><text:s/><text:span text:style-name="T5">數</text:span><text:s text:c="15"/><text:span text:style-name="T5">量</text:span></text:p>
          </table:table-cell>
          <table:table-cell office:value-type="string" table:style-name="ce94">
            <text:p>增加率(%)</text:p>
          </table:table-cell>
          <table:table-cell office:value-type="string" table:style-name="ce37">
            <text:p><text:s/><text:span text:style-name="T5">數</text:span><text:s text:c="15"/><text:span text:style-name="T5">量</text:span></text:p>
          </table:table-cell>
          <table:table-cell office:value-type="string" table:style-name="ce95">
            <text:p><text:span text:style-name="T5">增加率</text:span>(%)</text:p>
          </table:table-cell>
          <table:table-cell office:value-type="string" table:style-name="ce37">
            <text:p><text:s/><text:span text:style-name="T5">數</text:span><text:s text:c="15"/><text:span text:style-name="T5">量</text:span></text:p>
          </table:table-cell>
          <table:table-cell office:value-type="string" table:style-name="ce95">
            <text:p><text:span text:style-name="T5">增加率</text:span>(%)</text:p>
          </table:table-cell>
          <table:table-cell office:value-type="string" table:style-name="ce30">
            <text:p><text:span text:style-name="T5">金額</text:span>(<text:span text:style-name="T5">百萬元</text:span>)</text:p>
          </table:table-cell>
          <table:table-cell office:value-type="string" table:style-name="ce96">
            <text:p><text:span text:style-name="T5">增加率</text:span>(%)</text:p>
          </table:table-cell>
          <table:table-cell table:style-name="ce10"/>
          <table:table-cell table:number-columns-repeated="8" table:style-name="ce4"/>
          <table:table-cell table:number-columns-repeated="16366"/>
        </table:table-row>
        <table:table-row table:style-name="ro2">
          <table:table-cell office:value-type="string" table:style-name="ce93">
            <text:p>Item</text:p>
          </table:table-cell>
          <table:table-cell office:value-type="string" table:style-name="ce37">
            <text:p>(<text:span text:style-name="T5">千公秉油當量</text:span>)</text:p>
          </table:table-cell>
          <table:table-cell office:value-type="string" table:style-name="ce80">
            <text:p>Growth Rate</text:p>
          </table:table-cell>
          <table:table-cell office:value-type="string" table:style-name="ce37">
            <text:p>(<text:span text:style-name="T5">千公秉油當量</text:span>)</text:p>
          </table:table-cell>
          <table:table-cell office:value-type="string" table:style-name="ce80">
            <text:p>Growth Rate</text:p>
          </table:table-cell>
          <table:table-cell office:value-type="string" table:style-name="ce37">
            <text:p>(<text:span text:style-name="T5">千公秉油當量</text:span>)</text:p>
          </table:table-cell>
          <table:table-cell office:value-type="string" table:style-name="ce80">
            <text:p>Growth Rate</text:p>
          </table:table-cell>
          <table:table-cell office:value-type="string" table:style-name="ce30">
            <text:p>Amount</text:p>
          </table:table-cell>
          <table:table-cell office:value-type="string" table:style-name="ce30">
            <text:p>Growth Rate</text:p>
          </table:table-cell>
          <table:table-cell table:style-name="ce10"/>
          <table:table-cell table:number-columns-repeated="8" table:style-name="ce4"/>
          <table:table-cell table:number-columns-repeated="16366"/>
        </table:table-row>
        <table:table-row table:style-name="ro2">
          <table:table-cell table:style-name="ce92"/>
          <table:table-cell office:value-type="string" table:style-name="ce89">
            <text:p>Quantity</text:p>
            <text:p>(10<text:span text:style-name="T6">3</text:span>KLOE)</text:p>
          </table:table-cell>
          <table:table-cell office:value-type="string" table:style-name="ce82">
            <text:p>(%)</text:p>
          </table:table-cell>
          <table:table-cell office:value-type="string" table:style-name="ce89">
            <text:p>Quantity</text:p>
            <text:p>(10<text:span text:style-name="T6">3</text:span>KLOE)</text:p>
          </table:table-cell>
          <table:table-cell office:value-type="string" table:style-name="ce82">
            <text:p>(%)</text:p>
          </table:table-cell>
          <table:table-cell office:value-type="string" table:style-name="ce89">
            <text:p>Quantity</text:p>
            <text:p>(10<text:span text:style-name="T6">3</text:span>KLOE)</text:p>
          </table:table-cell>
          <table:table-cell office:value-type="string" table:style-name="ce82">
            <text:p>(%)</text:p>
          </table:table-cell>
          <table:table-cell office:value-type="string" table:style-name="ce81">
            <text:p>(Million NT$)</text:p>
          </table:table-cell>
          <table:table-cell office:value-type="string" table:style-name="ce81">
            <text:p>(%)</text:p>
          </table:table-cell>
          <table:table-cell table:style-name="ce10"/>
          <table:table-cell table:number-columns-repeated="8" table:style-name="ce4"/>
          <table:table-cell table:number-columns-repeated="16366"/>
        </table:table-row>
        <table:table-row table:style-name="ro2">
          <table:table-cell office:value-type="string" table:style-name="ce106">
            <text:p>民國八十九年( 2000 )</text:p>
          </table:table-cell>
          <table:table-cell office:value-type="float" office:value="91630.754758554074" table:style-name="ce61">
            <text:p>91,630.8<text:s text:c="3"/></text:p>
          </table:table-cell>
          <table:table-cell office:value-type="float" office:value="7.7506000000000004" table:style-name="ce67">
            <text:p>7.75<text:s/></text:p>
          </table:table-cell>
          <table:table-cell office:value-type="float" office:value="55645.754003000031" table:style-name="ce61">
            <text:p>55,645.8<text:s text:c="3"/></text:p>
          </table:table-cell>
          <table:table-cell office:value-type="float" office:value="6.3217462746107742" table:style-name="ce67">
            <text:p>6.32<text:s/></text:p>
          </table:table-cell>
          <table:table-cell office:value-type="float" office:value="61192.613484120273" table:style-name="ce61">
            <text:p>61,192.6<text:s text:c="3"/></text:p>
          </table:table-cell>
          <table:table-cell office:value-type="float" office:value="6.3647999999999998" table:style-name="ce67">
            <text:p>6.36<text:s/></text:p>
          </table:table-cell>
          <table:table-cell office:value-type="float" office:value="9863229" table:style-name="ce68">
            <text:p>9,863,229<text:s/></text:p>
          </table:table-cell>
          <table:table-cell office:value-type="float" office:value="6.3143000000000002" table:style-name="ce72">
            <text:p>6.31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　十年( 2001 )</text:p>
          </table:table-cell>
          <table:table-cell office:value-type="float" office:value="96031.201682739207" table:style-name="ce61">
            <text:p>96,031.2<text:s text:c="3"/></text:p>
          </table:table-cell>
          <table:table-cell office:value-type="float" office:value="4.8022999999999998" table:style-name="ce67">
            <text:p>4.80<text:s/></text:p>
          </table:table-cell>
          <table:table-cell office:value-type="float" office:value="60273.984355617766" table:style-name="ce61">
            <text:p>60,274.0<text:s text:c="3"/></text:p>
          </table:table-cell>
          <table:table-cell office:value-type="float" office:value="8.3173108812007825" table:style-name="ce67">
            <text:p>8.32<text:s/></text:p>
          </table:table-cell>
          <table:table-cell office:value-type="float" office:value="65888.052713512428" table:style-name="ce61">
            <text:p>65,888.1<text:s text:c="3"/></text:p>
          </table:table-cell>
          <table:table-cell office:value-type="float" office:value="7.6731999999999996" table:style-name="ce67">
            <text:p>7.67<text:s/></text:p>
          </table:table-cell>
          <table:table-cell office:value-type="float" office:value="9724993" table:style-name="ce68">
            <text:p>9,724,993<text:s/></text:p>
          </table:table-cell>
          <table:table-cell office:value-type="float" office:value="-1.4016" table:style-name="ce72">
            <text:p>-1.40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一年( 2002 )</text:p>
          </table:table-cell>
          <table:table-cell office:value-type="float" office:value="100812.89985332476" table:style-name="ce61">
            <text:p>100,812.9<text:s text:c="3"/></text:p>
          </table:table-cell>
          <table:table-cell office:value-type="float" office:value="4.9793000000000003" table:style-name="ce67">
            <text:p>4.98<text:s/></text:p>
          </table:table-cell>
          <table:table-cell office:value-type="float" office:value="63134.046129693452" table:style-name="ce61">
            <text:p>63,134.0<text:s text:c="3"/></text:p>
          </table:table-cell>
          <table:table-cell office:value-type="float" office:value="4.7451015635556075" table:style-name="ce67">
            <text:p>4.75<text:s/></text:p>
          </table:table-cell>
          <table:table-cell office:value-type="float" office:value="68521.058917539165" table:style-name="ce61">
            <text:p>68,521.1<text:s text:c="3"/></text:p>
          </table:table-cell>
          <table:table-cell office:value-type="float" office:value="3.9961000000000002" table:style-name="ce67">
            <text:p>4.00<text:s/></text:p>
          </table:table-cell>
          <table:table-cell office:value-type="float" office:value="10258057" table:style-name="ce68">
            <text:p>10,258,057<text:s/></text:p>
          </table:table-cell>
          <table:table-cell office:value-type="float" office:value="5.4813000000000001" table:style-name="ce72">
            <text:p>5.48<text:s/></text:p>
          </table:table-cell>
          <table:table-cell table:style-name="ce98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二年( 2003 )</text:p>
          </table:table-cell>
          <table:table-cell office:value-type="float" office:value="104837.50754017528" table:style-name="ce61">
            <text:p>104,837.5<text:s text:c="3"/></text:p>
          </table:table-cell>
          <table:table-cell office:value-type="float" office:value="3.9921000000000002" table:style-name="ce67">
            <text:p>3.99<text:s/></text:p>
          </table:table-cell>
          <table:table-cell office:value-type="float" office:value="66294.61608309728" table:style-name="ce61">
            <text:p>66,294.6<text:s text:c="3"/></text:p>
          </table:table-cell>
          <table:table-cell office:value-type="float" office:value="5.0061260875173588" table:style-name="ce67">
            <text:p>5.01<text:s/></text:p>
          </table:table-cell>
          <table:table-cell office:value-type="float" office:value="72246.199896386461" table:style-name="ce61">
            <text:p>72,246.2<text:s text:c="3"/></text:p>
          </table:table-cell>
          <table:table-cell office:value-type="float" office:value="5.4363999999999999" table:style-name="ce67">
            <text:p>5.44<text:s/></text:p>
          </table:table-cell>
          <table:table-cell office:value-type="float" office:value="10691422" table:style-name="ce68">
            <text:p>10,691,422<text:s/></text:p>
          </table:table-cell>
          <table:table-cell office:value-type="float" office:value="4.2245999999999997" table:style-name="ce72">
            <text:p>4.22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三年( 2004 )</text:p>
          </table:table-cell>
          <table:table-cell office:value-type="float" office:value="109790.80603440558" table:style-name="ce61">
            <text:p>109,790.8<text:s text:c="3"/></text:p>
          </table:table-cell>
          <table:table-cell office:value-type="float" office:value="4.7247000000000003" table:style-name="ce67">
            <text:p>4.72<text:s/></text:p>
          </table:table-cell>
          <table:table-cell office:value-type="float" office:value="69122.737737989897" table:style-name="ce61">
            <text:p>69,122.7<text:s text:c="3"/></text:p>
          </table:table-cell>
          <table:table-cell office:value-type="float" office:value="4.2659899430561552" table:style-name="ce67">
            <text:p>4.27<text:s/></text:p>
          </table:table-cell>
          <table:table-cell office:value-type="float" office:value="75578.12719677556" table:style-name="ce61">
            <text:p>75,578.1<text:s text:c="3"/></text:p>
          </table:table-cell>
          <table:table-cell office:value-type="float" office:value="4.6119000000000003" table:style-name="ce67">
            <text:p>4.61<text:s/></text:p>
          </table:table-cell>
          <table:table-cell office:value-type="float" office:value="11434651" table:style-name="ce68">
            <text:p>11,434,651<text:s/></text:p>
          </table:table-cell>
          <table:table-cell office:value-type="float" office:value="6.9516" table:style-name="ce72">
            <text:p>6.95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四年( 2005 )</text:p>
          </table:table-cell>
          <table:table-cell office:value-type="float" office:value="110821.68956796765" table:style-name="ce61">
            <text:p>110,821.7<text:s text:c="3"/></text:p>
          </table:table-cell>
          <table:table-cell office:value-type="float" office:value="0.93889999999999996" table:style-name="ce67">
            <text:p>0.94<text:s/></text:p>
          </table:table-cell>
          <table:table-cell office:value-type="float" office:value="69902.542599284934" table:style-name="ce61">
            <text:p>69,902.5<text:s text:c="3"/></text:p>
          </table:table-cell>
          <table:table-cell office:value-type="float" office:value="1.1281452193790358" table:style-name="ce67">
            <text:p>1.13<text:s/></text:p>
          </table:table-cell>
          <table:table-cell office:value-type="float" office:value="76845.079117930101" table:style-name="ce61">
            <text:p>76,845.1<text:s text:c="3"/></text:p>
          </table:table-cell>
          <table:table-cell office:value-type="float" office:value="1.6762999999999999" table:style-name="ce67">
            <text:p>1.68<text:s/></text:p>
          </table:table-cell>
          <table:table-cell office:value-type="float" office:value="12050225" table:style-name="ce68">
            <text:p>12,050,225<text:s/></text:p>
          </table:table-cell>
          <table:table-cell office:value-type="float" office:value="5.3834" table:style-name="ce72">
            <text:p>5.38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五年( 2006 )</text:p>
          </table:table-cell>
          <table:table-cell office:value-type="float" office:value="113713.97460565143" table:style-name="ce61">
            <text:p>113,714.0<text:s text:c="3"/></text:p>
          </table:table-cell>
          <table:table-cell office:value-type="float" office:value="2.6097999999999999" table:style-name="ce67">
            <text:p>2.61<text:s/></text:p>
          </table:table-cell>
          <table:table-cell office:value-type="float" office:value="70889.760302855415" table:style-name="ce61">
            <text:p>70,889.8<text:s text:c="3"/></text:p>
          </table:table-cell>
          <table:table-cell office:value-type="float" office:value="1.4122772460934527" table:style-name="ce67">
            <text:p>1.41<text:s/></text:p>
          </table:table-cell>
          <table:table-cell office:value-type="float" office:value="77873.176823454472" table:style-name="ce61">
            <text:p>77,873.2<text:s text:c="3"/></text:p>
          </table:table-cell>
          <table:table-cell office:value-type="float" office:value="1.3378000000000001" table:style-name="ce67">
            <text:p>1.34<text:s/></text:p>
          </table:table-cell>
          <table:table-cell office:value-type="float" office:value="12745595" table:style-name="ce68">
            <text:p>12,745,595<text:s/></text:p>
          </table:table-cell>
          <table:table-cell office:value-type="float" office:value="5.7705000000000002" table:style-name="ce72">
            <text:p>5.77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六年( 2007 )</text:p>
          </table:table-cell>
          <table:table-cell office:value-type="float" office:value="119339.96524321435" table:style-name="ce61">
            <text:p>119,340.0<text:s text:c="3"/></text:p>
          </table:table-cell>
          <table:table-cell office:value-type="float" office:value="4.9474" table:style-name="ce67">
            <text:p>4.95<text:s/></text:p>
          </table:table-cell>
          <table:table-cell office:value-type="float" office:value="75503.895063815085" table:style-name="ce61">
            <text:p>75,503.9<text:s text:c="3"/></text:p>
          </table:table-cell>
          <table:table-cell office:value-type="float" office:value="6.5088875195051372" table:style-name="ce67">
            <text:p>6.51<text:s/></text:p>
          </table:table-cell>
          <table:table-cell office:value-type="float" office:value="82573.458618173259" table:style-name="ce61">
            <text:p>82,573.5<text:s text:c="3"/></text:p>
          </table:table-cell>
          <table:table-cell office:value-type="float" office:value="6.0358000000000001" table:style-name="ce67">
            <text:p>6.04<text:s/></text:p>
          </table:table-cell>
          <table:table-cell office:value-type="float" office:value="13618739" table:style-name="ce68">
            <text:p>13,618,739<text:s/></text:p>
          </table:table-cell>
          <table:table-cell office:value-type="float" office:value="6.8505000000000003" table:style-name="ce72">
            <text:p>6.85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七年( 2008 )</text:p>
          </table:table-cell>
          <table:table-cell office:value-type="float" office:value="115347.83430512791" table:style-name="ce61">
            <text:p>115,347.8<text:s text:c="3"/></text:p>
          </table:table-cell>
          <table:table-cell office:value-type="float" office:value="-3.3452000000000002" table:style-name="ce67">
            <text:p>-3.35<text:s/></text:p>
          </table:table-cell>
          <table:table-cell office:value-type="float" office:value="72936.846873102913" table:style-name="ce61">
            <text:p>72,936.8<text:s text:c="3"/></text:p>
          </table:table-cell>
          <table:table-cell office:value-type="float" office:value="-3.3998884276665819" table:style-name="ce67">
            <text:p>-3.40<text:s/></text:p>
          </table:table-cell>
          <table:table-cell office:value-type="float" office:value="79283.477386471044" table:style-name="ce61">
            <text:p>79,283.5<text:s text:c="3"/></text:p>
          </table:table-cell>
          <table:table-cell office:value-type="float" office:value="-3.9843999999999999" table:style-name="ce67">
            <text:p>-3.98<text:s/></text:p>
          </table:table-cell>
          <table:table-cell office:value-type="float" office:value="13727568" table:style-name="ce68">
            <text:p>13,727,568<text:s/></text:p>
          </table:table-cell>
          <table:table-cell office:value-type="float" office:value="0.79910000000000003" table:style-name="ce72">
            <text:p>0.80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八年( 2009 )</text:p>
          </table:table-cell>
          <table:table-cell office:value-type="float" office:value="113116.57079241257" table:style-name="ce61">
            <text:p>113,116.6<text:s text:c="3"/></text:p>
          </table:table-cell>
          <table:table-cell office:value-type="float" office:value="-1.9343999999999999" table:style-name="ce67">
            <text:p>-1.93<text:s/></text:p>
          </table:table-cell>
          <table:table-cell office:value-type="float" office:value="72689.996343479346" table:style-name="ce61">
            <text:p>72,690.0<text:s text:c="3"/></text:p>
          </table:table-cell>
          <table:table-cell office:value-type="float" office:value="-0.33844420235638495" table:style-name="ce67">
            <text:p>-0.34<text:s/></text:p>
          </table:table-cell>
          <table:table-cell office:value-type="float" office:value="78894.264672543781" table:style-name="ce61">
            <text:p>78,894.3<text:s text:c="3"/></text:p>
          </table:table-cell>
          <table:table-cell office:value-type="float" office:value="-0.49099999999999999" table:style-name="ce67">
            <text:p>-0.49<text:s/></text:p>
          </table:table-cell>
          <table:table-cell office:value-type="float" office:value="13506148" table:style-name="ce68">
            <text:p>13,506,148<text:s/></text:p>
          </table:table-cell>
          <table:table-cell office:value-type="float" office:value="-1.613" table:style-name="ce72">
            <text:p>-1.61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九十九年( 2010 )</text:p>
          </table:table-cell>
          <table:table-cell office:value-type="float" office:value="120843.13826301455" table:style-name="ce61">
            <text:p>120,843.1<text:s text:c="3"/></text:p>
          </table:table-cell>
          <table:table-cell office:value-type="float" office:value="6.8305999999999996" table:style-name="ce67">
            <text:p>6.83<text:s/></text:p>
          </table:table-cell>
          <table:table-cell office:value-type="float" office:value="77447.379701016718" table:style-name="ce61">
            <text:p>77,447.4<text:s text:c="3"/></text:p>
          </table:table-cell>
          <table:table-cell office:value-type="float" office:value="6.5447566334403007" table:style-name="ce67">
            <text:p>6.54<text:s/></text:p>
          </table:table-cell>
          <table:table-cell office:value-type="float" office:value="83999.097044975599" table:style-name="ce61">
            <text:p>83,999.1<text:s text:c="3"/></text:p>
          </table:table-cell>
          <table:table-cell office:value-type="float" office:value="6.4703999999999997" table:style-name="ce67">
            <text:p>6.47<text:s/></text:p>
          </table:table-cell>
          <table:table-cell office:value-type="float" office:value="14889912" table:style-name="ce68">
            <text:p>14,889,912<text:s/></text:p>
          </table:table-cell>
          <table:table-cell office:value-type="float" office:value="10.2454" table:style-name="ce72">
            <text:p>10.25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 <text:s text:c="2"/>一百 年( 2011 )</text:p>
          </table:table-cell>
          <table:table-cell office:value-type="float" office:value="120519.42072342247" table:style-name="ce61">
            <text:p>120,519.4<text:s text:c="3"/></text:p>
          </table:table-cell>
          <table:table-cell office:value-type="float" office:value="-0.26790000000000003" table:style-name="ce67">
            <text:p>-0.27<text:s/></text:p>
          </table:table-cell>
          <table:table-cell office:value-type="float" office:value="75258.740788233743" table:style-name="ce61">
            <text:p>75,258.7<text:s text:c="3"/></text:p>
          </table:table-cell>
          <table:table-cell office:value-type="float" office:value="-2.8259689627101068" table:style-name="ce67">
            <text:p>-2.83<text:s/></text:p>
          </table:table-cell>
          <table:table-cell office:value-type="float" office:value="81634.78953011737" table:style-name="ce61">
            <text:p>81,634.8<text:s text:c="3"/></text:p>
          </table:table-cell>
          <table:table-cell office:value-type="float" office:value="-2.8147000000000002" table:style-name="ce67">
            <text:p>-2.81<text:s/></text:p>
          </table:table-cell>
          <table:table-cell office:value-type="float" office:value="15436975" table:style-name="ce68">
            <text:p>15,436,975<text:s/></text:p>
          </table:table-cell>
          <table:table-cell office:value-type="float" office:value="3.6739999999999999" table:style-name="ce72">
            <text:p>3.67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一百一年( 2012 )</text:p>
          </table:table-cell>
          <table:table-cell office:value-type="float" office:value="119426.00706732231" table:style-name="ce61">
            <text:p>119,426.0<text:s text:c="3"/></text:p>
          </table:table-cell>
          <table:table-cell office:value-type="float" office:value="-0.9073" table:style-name="ce67">
            <text:p>-0.91<text:s/></text:p>
          </table:table-cell>
          <table:table-cell office:value-type="float" office:value="75377.425966084615" table:style-name="ce61">
            <text:p>75,377.4<text:s text:c="3"/></text:p>
          </table:table-cell>
          <table:table-cell office:value-type="float" office:value="0.15770284834400172" table:style-name="ce67">
            <text:p>0.16<text:s/></text:p>
          </table:table-cell>
          <table:table-cell office:value-type="float" office:value="81876.687320458936" table:style-name="ce61">
            <text:p>81,876.7<text:s text:c="3"/></text:p>
          </table:table-cell>
          <table:table-cell office:value-type="float" office:value="0.29630000000000001" table:style-name="ce67">
            <text:p>0.30<text:s/></text:p>
          </table:table-cell>
          <table:table-cell office:value-type="float" office:value="15779909" table:style-name="ce68">
            <text:p>15,779,909<text:s/></text:p>
          </table:table-cell>
          <table:table-cell office:value-type="float" office:value="2.2214999999999998" table:style-name="ce72">
            <text:p>2.22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一百二年( 2013 )</text:p>
          </table:table-cell>
          <table:table-cell office:value-type="float" office:value="121853.60763015578" table:style-name="ce61">
            <text:p>121,853.6<text:s text:c="3"/></text:p>
          </table:table-cell>
          <table:table-cell office:value-type="float" office:value="2.0327000000000002" table:style-name="ce67">
            <text:p>2.03<text:s/></text:p>
          </table:table-cell>
          <table:table-cell office:value-type="float" office:value="78018.121316682023" table:style-name="ce61">
            <text:p>78,018.1<text:s text:c="3"/></text:p>
          </table:table-cell>
          <table:table-cell office:value-type="float" office:value="3.5032973290777676" table:style-name="ce67">
            <text:p>3.50<text:s/></text:p>
          </table:table-cell>
          <table:table-cell office:value-type="float" office:value="84575.956299490135" table:style-name="ce61">
            <text:p>84,576.0<text:s text:c="3"/></text:p>
          </table:table-cell>
          <table:table-cell office:value-type="float" office:value="3.2967" table:style-name="ce67">
            <text:p>3.30<text:s/></text:p>
          </table:table-cell>
          <table:table-cell office:value-type="float" office:value="16171821" table:style-name="ce68">
            <text:p>16,171,821<text:s/></text:p>
          </table:table-cell>
          <table:table-cell office:value-type="float" office:value="2.4836" table:style-name="ce72">
            <text:p>2.48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一百三年( 2014 )</text:p>
          </table:table-cell>
          <table:table-cell office:value-type="float" office:value="124300.81336302399" table:style-name="ce61">
            <text:p>124,300.8<text:s text:c="3"/></text:p>
          </table:table-cell>
          <table:table-cell office:value-type="float" office:value="2.0083000000000002" table:style-name="ce67">
            <text:p>2.01<text:s/></text:p>
          </table:table-cell>
          <table:table-cell office:value-type="float" office:value="78566.886995151799" table:style-name="ce61">
            <text:p>78,566.9<text:s text:c="3"/></text:p>
          </table:table-cell>
          <table:table-cell office:value-type="float" office:value="0.70338232862887651" table:style-name="ce67">
            <text:p>0.70<text:s/></text:p>
          </table:table-cell>
          <table:table-cell office:value-type="float" office:value="85751.102465380463" table:style-name="ce61">
            <text:p>85,751.1<text:s text:c="3"/></text:p>
          </table:table-cell>
          <table:table-cell office:value-type="float" office:value="1.3894" table:style-name="ce67">
            <text:p>1.39<text:s/></text:p>
          </table:table-cell>
          <table:table-cell office:value-type="float" office:value="16935007" table:style-name="ce68">
            <text:p>16,935,007<text:s/></text:p>
          </table:table-cell>
          <table:table-cell office:value-type="float" office:value="4.7191999999999998" table:style-name="ce72">
            <text:p>4.72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一百四年( 2015 )</text:p>
          </table:table-cell>
          <table:table-cell office:value-type="float" office:value="122875.6056050984" table:style-name="ce61">
            <text:p>122,875.6<text:s text:c="3"/></text:p>
          </table:table-cell>
          <table:table-cell office:value-type="float" office:value="-1.1466000000000001" table:style-name="ce67">
            <text:p>-1.15<text:s/></text:p>
          </table:table-cell>
          <table:table-cell office:value-type="float" office:value="78824.270765465611" table:style-name="ce61">
            <text:p>78,824.3<text:s text:c="3"/></text:p>
          </table:table-cell>
          <table:table-cell office:value-type="float" office:value="0.32759827983217349" table:style-name="ce67">
            <text:p>0.33<text:s/></text:p>
          </table:table-cell>
          <table:table-cell office:value-type="float" office:value="86013.26294992218" table:style-name="ce61">
            <text:p>86,013.3<text:s text:c="3"/></text:p>
          </table:table-cell>
          <table:table-cell office:value-type="float" office:value="0.30570000000000003" table:style-name="ce67">
            <text:p>0.31<text:s/></text:p>
          </table:table-cell>
          <table:table-cell office:value-type="float" office:value="17183235" table:style-name="ce68">
            <text:p>17,183,235<text:s/></text:p>
          </table:table-cell>
          <table:table-cell office:value-type="float" office:value="1.4657" table:style-name="ce72">
            <text:p>1.47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55">
            <text:p>民國一百五年( 2016 )</text:p>
          </table:table-cell>
          <table:table-cell office:value-type="float" office:value="123636.47390231607" table:style-name="ce61">
            <text:p>123,636.5<text:s text:c="3"/></text:p>
          </table:table-cell>
          <table:table-cell office:value-type="float" office:value="0.61919999999999997" table:style-name="ce67">
            <text:p>0.62<text:s/></text:p>
          </table:table-cell>
          <table:table-cell office:value-type="float" office:value="79437.848468979777" table:style-name="ce61">
            <text:p>79,437.8<text:s text:c="3"/></text:p>
          </table:table-cell>
          <table:table-cell office:value-type="float" office:value="0.77841215345944192" table:style-name="ce67">
            <text:p>0.78<text:s/></text:p>
          </table:table-cell>
          <table:table-cell office:value-type="float" office:value="86589.371499620684" table:style-name="ce61">
            <text:p>86,589.4<text:s text:c="3"/></text:p>
          </table:table-cell>
          <table:table-cell office:value-type="float" office:value="0.66969999999999996" table:style-name="ce67">
            <text:p>0.67<text:s/></text:p>
          </table:table-cell>
          <table:table-cell office:value-type="float" office:value="17555268" table:style-name="ce68">
            <text:p>17,555,268<text:s/></text:p>
          </table:table-cell>
          <table:table-cell office:value-type="float" office:value="2.165" table:style-name="ce72">
            <text:p>2.17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55">
            <text:p>民國一百六年( 2017 )</text:p>
          </table:table-cell>
          <table:table-cell office:value-type="float" office:value="122945.87459097919" table:style-name="ce61">
            <text:p>122,945.9<text:s text:c="3"/></text:p>
          </table:table-cell>
          <table:table-cell office:value-type="float" office:value="-0.55859999999999999" table:style-name="ce67">
            <text:p>-0.56<text:s/></text:p>
          </table:table-cell>
          <table:table-cell office:value-type="float" office:value="78979.473042892219" table:style-name="ce61">
            <text:p>78,979.5<text:s text:c="3"/></text:p>
          </table:table-cell>
          <table:table-cell office:value-type="float" office:value="-0.57702396895423647" table:style-name="ce67">
            <text:p>-0.58<text:s/></text:p>
          </table:table-cell>
          <table:table-cell office:value-type="float" office:value="86038.390722594573" table:style-name="ce61">
            <text:p>86,038.4<text:s text:c="3"/></text:p>
          </table:table-cell>
          <table:table-cell office:value-type="float" office:value="-0.63639999999999997" table:style-name="ce67">
            <text:p>-0.64<text:s/></text:p>
          </table:table-cell>
          <table:table-cell office:value-type="float" office:value="18136589" table:style-name="ce68">
            <text:p>18,136,589<text:s/></text:p>
          </table:table-cell>
          <table:table-cell office:value-type="float" office:value="3.3113000000000001" table:style-name="ce72">
            <text:p>3.31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2">
          <table:table-cell office:value-type="string" table:style-name="ce15">
            <text:p>民國一百七年( 2018 )</text:p>
          </table:table-cell>
          <table:table-cell office:value-type="float" office:value="124352.12291457118" table:style-name="ce61">
            <text:p>124,352.1<text:s text:c="3"/></text:p>
          </table:table-cell>
          <table:table-cell office:value-type="float" office:value="1.1436999999999999" table:style-name="ce67">
            <text:p>1.14<text:s/></text:p>
          </table:table-cell>
          <table:table-cell office:value-type="float" office:value="80292.410030478757" table:style-name="ce61">
            <text:p>80,292.4<text:s text:c="3"/></text:p>
          </table:table-cell>
          <table:table-cell office:value-type="float" office:value="1.6623774975980297" table:style-name="ce67">
            <text:p>1.66<text:s/></text:p>
          </table:table-cell>
          <table:table-cell office:value-type="float" office:value="87664.99246189167" table:style-name="ce61">
            <text:p>87,665.0<text:s text:c="3"/></text:p>
          </table:table-cell>
          <table:table-cell office:value-type="float" office:value="1.8905000000000001" table:style-name="ce67">
            <text:p>1.89<text:s/></text:p>
          </table:table-cell>
          <table:table-cell office:value-type="float" office:value="18642014" table:style-name="ce68">
            <text:p>18,642,014<text:s/></text:p>
          </table:table-cell>
          <table:table-cell office:value-type="float" office:value="2.7867000000000002" table:style-name="ce72">
            <text:p>2.79<text:s/></text:p>
          </table:table-cell>
          <table:table-cell table:style-name="ce10"/>
          <table:table-cell table:number-columns-repeated="8" table:style-name="ce36"/>
          <table:table-cell table:number-columns-repeated="16366" table:style-name="ce10"/>
        </table:table-row>
        <table:table-row table:style-name="ro2">
          <table:table-cell office:value-type="string" table:style-name="ce15">
            <text:p>民國一百八年( 2019 )</text:p>
          </table:table-cell>
          <table:table-cell office:value-type="float" office:value="121339.60115486279" table:style-name="ce61">
            <text:p>121,339.6<text:s text:c="3"/></text:p>
          </table:table-cell>
          <table:table-cell office:value-type="float" office:value="-2.4226000000000001" table:style-name="ce67">
            <text:p>-2.42<text:s/></text:p>
          </table:table-cell>
          <table:table-cell office:value-type="float" office:value="77539.987925094989" table:style-name="ce61">
            <text:p>77,540.0<text:s text:c="3"/></text:p>
          </table:table-cell>
          <table:table-cell office:value-type="float" office:value="-3.4279978697101683" table:style-name="ce67">
            <text:p>-3.43<text:s/></text:p>
          </table:table-cell>
          <table:table-cell office:value-type="float" office:value="85009.165483704797" table:style-name="ce61">
            <text:p>85,009.2<text:s text:c="3"/></text:p>
          </table:table-cell>
          <table:table-cell office:value-type="float" office:value="-3.0295999999999998" table:style-name="ce67">
            <text:p>-3.03<text:s/></text:p>
          </table:table-cell>
          <table:table-cell office:value-type="float" office:value="19194635" table:style-name="ce68">
            <text:p>19,194,635<text:s/></text:p>
          </table:table-cell>
          <table:table-cell office:value-type="float" office:value="2.9643000000000002" table:style-name="ce72">
            <text:p>2.96<text:s/></text:p>
          </table:table-cell>
          <table:table-cell table:style-name="ce10"/>
          <table:table-cell table:number-columns-repeated="8" table:style-name="ce36"/>
          <table:table-cell table:number-columns-repeated="16366" table:style-name="ce10"/>
        </table:table-row>
        <table:table-row table:style-name="ro2">
          <table:table-cell office:value-type="string" table:style-name="ce124">
            <text:p><text:span text:style-name="T2">民國一百九年</text:span><text:span text:style-name="T3">( 2020 )</text:span></text:p>
          </table:table-cell>
          <table:table-cell office:value-type="float" office:value="118849.52334026016" table:style-name="ce108">
            <text:p>118,849.5<text:s text:c="3"/></text:p>
          </table:table-cell>
          <table:table-cell office:value-type="float" office:value="-2.0522" table:style-name="ce109">
            <text:p>-2.05<text:s/></text:p>
          </table:table-cell>
          <table:table-cell office:value-type="float" office:value="78335.482653602623" table:style-name="ce108">
            <text:p>78,335.5<text:s text:c="3"/></text:p>
          </table:table-cell>
          <table:table-cell office:value-type="float" office:value="1.0259154660639211" table:style-name="ce109">
            <text:p>1.03<text:s/></text:p>
          </table:table-cell>
          <table:table-cell office:value-type="float" office:value="85400.084838749826" table:style-name="ce108">
            <text:p>85,400.1<text:s text:c="3"/></text:p>
          </table:table-cell>
          <table:table-cell office:value-type="float" office:value="0.45979999999999999" table:style-name="ce109">
            <text:p>0.46<text:s/></text:p>
          </table:table-cell>
          <table:table-cell office:value-type="float" office:value="19794055" table:style-name="ce110">
            <text:p>19,794,055<text:s/></text:p>
          </table:table-cell>
          <table:table-cell office:value-type="float" office:value="3.1227999999999998" table:style-name="ce111">
            <text:p>3.12<text:s/></text:p>
          </table:table-cell>
          <table:table-cell table:style-name="ce10"/>
          <table:table-cell table:number-columns-repeated="8" table:style-name="ce36"/>
          <table:table-cell table:number-columns-repeated="16366"/>
        </table:table-row>
        <table:table-row table:style-name="ro3">
          <table:table-cell office:value-type="string" table:number-columns-spanned="9" table:number-rows-spanned="1" table:style-name="ce159">
            <text:p><text:span text:style-name="T12">資料來源：</text:span><text:span text:style-name="T13">1.</text:span><text:span text:style-name="T14">「</text:span><text:span text:style-name="T13">GDP</text:span><text:span text:style-name="T14">」</text:span><text:span text:style-name="T12">取自行政院主計總處。</text:span></text:p>
          </table:table-cell>
          <table:covered-table-cell table:number-columns-repeated="8"/>
          <table:table-cell table:number-columns-repeated="9" table:style-name="ce10"/>
          <table:table-cell table:number-columns-repeated="16366"/>
        </table:table-row>
        <table:table-row table:style-name="ro3">
          <table:table-cell office:value-type="string" table:number-columns-spanned="9" table:number-rows-spanned="1" table:style-name="ce133">
            <text:p><text:s text:c="20"/>2.<text:span text:style-name="T14">「</text:span><text:span text:style-name="T12">年中人口數</text:span><text:span text:style-name="T14">」</text:span><text:span text:style-name="T13"><text:s/></text:span><text:span text:style-name="T12">取自內政部統計處。</text:span></text:p>
          </table:table-cell>
          <table:covered-table-cell table:number-columns-repeated="8"/>
          <table:table-cell table:number-columns-repeated="9" table:style-name="ce10"/>
          <table:table-cell table:number-columns-repeated="16366"/>
        </table:table-row>
        <table:table-row table:style-name="ro3">
          <table:table-cell office:value-type="string" table:style-name="ce127">
            <text:p><text:span text:style-name="T22">註：</text:span>1.<text:span text:style-name="T22">初級能源總供給</text:span>=<text:span text:style-name="T22">自產</text:span>+<text:span text:style-name="T22">進口</text:span>-<text:span text:style-name="T22">出口</text:span>-<text:span text:style-name="T22">國際海運</text:span>-<text:span text:style-name="T22">國際航空</text:span>-<text:span text:style-name="T22">存貨變動</text:span></text:p>
          </table:table-cell>
          <table:table-cell table:number-columns-repeated="7" table:style-name="ce1"/>
          <table:table-cell table:number-columns-repeated="10" table:style-name="ce10"/>
          <table:table-cell table:number-columns-repeated="16366"/>
        </table:table-row>
        <table:table-row table:style-name="ro3">
          <table:table-cell office:value-type="string" table:style-name="ce1">
            <text:p><text:span text:style-name="T22">　　</text:span>2.<text:span text:style-name="T22">最終消費</text:span>=<text:span text:style-name="T22">工業部門</text:span>+<text:span text:style-name="T22">運輸部門</text:span>+<text:span text:style-name="T22">農業部門</text:span>+<text:span text:style-name="T22">服務業部門</text:span>+<text:span text:style-name="T22">住宅部門</text:span>+<text:span text:style-name="T22">非能源消費</text:span></text:p>
          </table:table-cell>
          <table:table-cell table:number-columns-repeated="7" table:style-name="ce1"/>
          <table:table-cell table:number-columns-repeated="10" table:style-name="ce10"/>
          <table:table-cell table:number-columns-repeated="16366"/>
        </table:table-row>
        <table:table-row table:style-name="ro3">
          <table:table-cell office:value-type="string" table:style-name="ce125">
            <text:p><text:span text:style-name="T22">　　</text:span><text:span text:style-name="T3">3.</text:span><text:span text:style-name="T22">國內能源消費</text:span><text:span text:style-name="T3">=</text:span><text:span text:style-name="T22">能源部門自用</text:span><text:span text:style-name="T3">+</text:span><text:span text:style-name="T22">最終消費</text:span></text:p>
          </table:table-cell>
          <table:table-cell table:number-columns-repeated="7" table:style-name="ce1"/>
          <table:table-cell table:number-columns-repeated="10" table:style-name="ce10"/>
          <table:table-cell table:number-columns-repeated="16366"/>
        </table:table-row>
        <table:table-row table:style-name="ro3">
          <table:table-cell office:value-type="string" table:style-name="ce126">
            <text:p><text:span text:style-name="T21">　　</text:span><text:span text:style-name="T13">4.</text:span><text:span text:style-name="T21">年中人口數於</text:span><text:span text:style-name="T13">2003</text:span><text:span text:style-name="T21">年</text:span><text:span text:style-name="T13">(</text:span><text:span text:style-name="T21">含</text:span><text:span text:style-name="T13">)</text:span><text:span text:style-name="T21">起採台閩地區期中人口數，之前為台灣地區期中人口數。</text:span></text:p>
          </table:table-cell>
          <table:table-cell table:number-columns-repeated="7" table:style-name="ce1"/>
          <table:table-cell table:number-columns-repeated="10" table:style-name="ce10"/>
          <table:table-cell table:number-columns-repeated="16366"/>
        </table:table-row>
        <table:table-row table:number-rows-repeated="12" table:style-name="ro3">
          <table:table-cell table:number-columns-repeated="8" table:style-name="ce1"/>
          <table:table-cell table:number-columns-repeated="10" table:style-name="ce10"/>
          <table:table-cell table:number-columns-repeated="16366"/>
        </table:table-row>
        <table:table-row table:number-rows-repeated="31" table:style-name="ro3">
          <table:table-cell table:number-columns-repeated="8"/>
          <table:table-cell table:number-columns-repeated="10" table:style-name="ce10"/>
          <table:table-cell table:number-columns-repeated="16366"/>
        </table:table-row>
        <table:table-row table:number-rows-repeated="1048497" table:style-name="ro3">
          <table:table-cell table:number-columns-repeated="16384"/>
        </table:table-row>
        <table:named-expressions>
          <table:named-range table:name="Print_Area" table:cell-range-address="Page1.$A$1:Page1.$I$32" table:base-cell-address="Page1.$A$1"/>
        </table:named-expressions>
      </table:table>
      <table:table table:name="Page2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0"/>
        <table:table-column table:style-name="co5" table:default-cell-style-name="ce1"/>
        <table:table-column table:style-name="co5" table:default-cell-style-name="ce10"/>
        <table:table-column table:style-name="co5" table:number-columns-repeated="16374" table:default-cell-style-name="ce1"/>
        <table:table-row table:style-name="ro1">
          <table:table-cell office:value-type="string" table:style-name="ce120">
            <text:p>能源指標(續)</text:p>
          </table:table-cell>
          <table:table-cell table:number-columns-repeated="5" table:style-name="ce13"/>
          <table:table-cell table:style-name="ce46"/>
          <table:table-cell table:style-name="ce10"/>
          <table:table-cell table:style-name="ce1"/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19">
            <text:p>Energy Indicators (Cont.)</text:p>
          </table:table-cell>
          <table:table-cell table:number-columns-repeated="5" table:style-name="ce13"/>
          <table:table-cell table:style-name="ce46"/>
          <table:table-cell table:style-name="ce10"/>
          <table:table-cell table:style-name="ce1"/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11">
            <text:p>2.<text:span text:style-name="T10">能源效率指標</text:span></text:p>
          </table:table-cell>
          <table:table-cell table:number-columns-repeated="5" table:style-name="ce1"/>
          <table:table-cell table:number-columns-repeated="2" table:style-name="ce10"/>
          <table:table-cell table:style-name="ce1"/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12">
            <text:p><text:s text:c="4"/>Energy Efficiency Indicators</text:p>
          </table:table-cell>
          <table:table-cell table:number-columns-repeated="6" table:style-name="ce2"/>
          <table:table-cell table:style-name="ce10"/>
          <table:table-cell table:style-name="ce1"/>
          <table:table-cell table:style-name="ce10"/>
          <table:table-cell table:number-columns-repeated="16374" table:style-name="ce1"/>
        </table:table-row>
        <table:table-row table:style-name="ro2">
          <table:table-cell table:style-name="ce60"/>
          <table:table-cell office:value-type="string" table:style-name="ce41">
            <text:p><text:span text:style-name="T2">年中人口數</text:span><text:s/></text:p>
          </table:table-cell>
          <table:table-cell office:value-type="string" table:style-name="ce43">
            <text:p><text:span text:style-name="T2">平均每人</text:span></text:p>
          </table:table-cell>
          <table:table-cell office:value-type="string" table:number-columns-spanned="1" table:number-rows-spanned="3" table:style-name="ce164">
            <text:p><text:span text:style-name="T2">國內能源消費</text:span></text:p>
            <text:p><text:span text:style-name="T2">彈性值</text:span></text:p>
          </table:table-cell>
          <table:table-cell office:value-type="string" table:style-name="ce4">
            <text:p><text:span text:style-name="T2">能源生產力</text:span></text:p>
          </table:table-cell>
          <table:table-cell office:value-type="string" table:style-name="ce7">
            <text:p><text:span text:style-name="T2">能源密集度</text:span></text:p>
          </table:table-cell>
          <table:table-cell office:value-type="string" table:style-name="ce4">
            <text:p><text:span text:style-name="T2">平均每人用電量</text:span></text:p>
          </table:table-cell>
          <table:table-cell table:style-name="ce10"/>
          <table:table-cell table:number-columns-repeated="2" table:style-name="ce4"/>
          <table:table-cell table:number-columns-spanned="1" table:number-rows-spanned="3" table:style-name="ce143"/>
          <table:table-cell table:number-columns-repeated="3" table:style-name="ce4"/>
          <table:table-cell table:number-columns-repeated="16370" table:style-name="ce1"/>
        </table:table-row>
        <table:table-row table:style-name="ro4">
          <table:table-cell table:style-name="ce3"/>
          <table:table-cell office:value-type="string" table:style-name="ce6">
            <text:p>(千人)</text:p>
          </table:table-cell>
          <table:table-cell office:value-type="string" table:style-name="ce7">
            <text:p><text:span text:style-name="T2">能源消費量</text:span></text:p>
          </table:table-cell>
          <table:covered-table-cell/>
          <table:table-cell office:value-type="string" table:style-name="ce44">
            <text:p><text:span text:style-name="T2">（實質</text:span>GDP<text:span text:style-name="T2">／</text:span></text:p>
            <text:p><text:span text:style-name="T2">國內能源消費）</text:span></text:p>
          </table:table-cell>
          <table:table-cell office:value-type="string" table:style-name="ce44">
            <text:p><text:span text:style-name="T2">（國內能源消費／</text:span></text:p>
            <text:p><text:span text:style-name="T2">實質</text:span>GDP<text:span text:style-name="T2">）</text:span></text:p>
          </table:table-cell>
          <table:table-cell office:value-type="string" table:style-name="ce4">
            <text:p><text:span text:style-name="T2">（度／人）</text:span></text:p>
          </table:table-cell>
          <table:table-cell table:style-name="ce10"/>
          <table:table-cell table:number-columns-repeated="2" table:style-name="ce4"/>
          <table:covered-table-cell/>
          <table:table-cell table:number-columns-repeated="2" table:style-name="ce40"/>
          <table:table-cell table:style-name="ce4"/>
          <table:table-cell table:number-columns-repeated="16370" table:style-name="ce1"/>
        </table:table-row>
        <table:table-row table:style-name="ro2">
          <table:table-cell office:value-type="string" table:style-name="ce15">
            <text:p><text:span text:style-name="T2">項　目</text:span></text:p>
          </table:table-cell>
          <table:table-cell office:value-type="string" table:style-name="ce30">
            <text:p>Mid-Year<text:s/></text:p>
          </table:table-cell>
          <table:table-cell office:value-type="string" table:style-name="ce7">
            <text:p><text:span text:style-name="T2">（公升油當量／人）</text:span></text:p>
          </table:table-cell>
          <table:covered-table-cell/>
          <table:table-cell office:value-type="string" table:style-name="ce7">
            <text:p><text:span text:style-name="T2">（元／公升油當量）</text:span></text:p>
          </table:table-cell>
          <table:table-cell office:value-type="string" table:style-name="ce7">
            <text:p><text:span text:style-name="T2">（公升油當量／千元）</text:span></text:p>
          </table:table-cell>
          <table:table-cell office:value-type="string" table:style-name="ce37">
            <text:p>Per Capita</text:p>
          </table:table-cell>
          <table:table-cell table:style-name="ce10"/>
          <table:table-cell table:number-columns-repeated="2" table:style-name="ce4"/>
          <table:covered-table-cell/>
          <table:table-cell table:number-columns-repeated="3" table:style-name="ce4"/>
          <table:table-cell table:number-columns-repeated="16370" table:style-name="ce1"/>
        </table:table-row>
        <table:table-row table:style-name="ro2">
          <table:table-cell office:value-type="string" table:style-name="ce15">
            <text:p>Item</text:p>
          </table:table-cell>
          <table:table-cell office:value-type="string" table:style-name="ce30">
            <text:p>Population</text:p>
          </table:table-cell>
          <table:table-cell office:value-type="string" table:style-name="ce80">
            <text:p>Per Capita Energy</text:p>
          </table:table-cell>
          <table:table-cell office:value-type="string" table:number-columns-spanned="1" table:number-rows-spanned="2" table:style-name="ce163">
            <text:p>Elasticity of Domestic Energy Consumption</text:p>
          </table:table-cell>
          <table:table-cell office:value-type="string" table:style-name="ce30">
            <text:p>Energy Productivity</text:p>
          </table:table-cell>
          <table:table-cell office:value-type="string" table:style-name="ce80">
            <text:p>Energy Intensity</text:p>
          </table:table-cell>
          <table:table-cell office:value-type="string" table:style-name="ce37">
            <text:p>Electricity</text:p>
          </table:table-cell>
          <table:table-cell table:style-name="ce10"/>
          <table:table-cell table:number-columns-repeated="2" table:style-name="ce4"/>
          <table:table-cell table:number-columns-spanned="1" table:number-rows-spanned="2" table:style-name="ce143"/>
          <table:table-cell table:number-columns-repeated="3" table:style-name="ce4"/>
          <table:table-cell table:number-columns-repeated="16370" table:style-name="ce1"/>
        </table:table-row>
        <table:table-row table:style-name="ro2">
          <table:table-cell table:style-name="ce5"/>
          <table:table-cell office:value-type="string" table:style-name="ce81">
            <text:p>(10<text:span text:style-name="T6">3</text:span><text:s/>Persons)</text:p>
          </table:table-cell>
          <table:table-cell office:value-type="string" table:style-name="ce82">
            <text:p>Consumption (LOE)</text:p>
          </table:table-cell>
          <table:covered-table-cell/>
          <table:table-cell office:value-type="string" table:style-name="ce81">
            <text:p>(NT$/LOE)</text:p>
          </table:table-cell>
          <table:table-cell office:value-type="string" table:style-name="ce82">
            <text:p>(LOE/NT$10<text:span text:style-name="T6">3</text:span>)</text:p>
          </table:table-cell>
          <table:table-cell office:value-type="string" table:style-name="ce85">
            <text:p>Consumption (kWh)</text:p>
          </table:table-cell>
          <table:table-cell table:style-name="ce10"/>
          <table:table-cell table:number-columns-repeated="2" table:style-name="ce4"/>
          <table:covered-table-cell/>
          <table:table-cell table:number-columns-repeated="3" table:style-name="ce4"/>
          <table:table-cell table:number-columns-repeated="16370" table:style-name="ce1"/>
        </table:table-row>
        <table:table-row table:style-name="ro2">
          <table:table-cell office:value-type="string" table:style-name="ce106">
            <text:p>民國八十九年( 2000 )</text:p>
          </table:table-cell>
          <table:table-cell office:value-type="float" office:value="22125" table:style-name="ce33">
            <text:p>22,125.0<text:s text:c="3"/></text:p>
          </table:table-cell>
          <table:table-cell office:value-type="float" office:value="2765.7669999999998" table:style-name="ce66">
            <text:p>2,765.77<text:s/></text:p>
          </table:table-cell>
          <table:table-cell office:value-type="float" office:value="1.007997" table:style-name="ce66">
            <text:p>1.01<text:s/></text:p>
          </table:table-cell>
          <table:table-cell office:value-type="float" office:value="161.18332599999999" table:style-name="ce66">
            <text:p>161.18<text:s/></text:p>
          </table:table-cell>
          <table:table-cell office:value-type="float" office:value="6.2039999999999997" table:style-name="ce66">
            <text:p>6.20<text:s/></text:p>
          </table:table-cell>
          <table:table-cell office:value-type="float" office:value="7977.5529999999999" table:style-name="ce97">
            <text:p>7,977.55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　十年( 2001 )</text:p>
          </table:table-cell>
          <table:table-cell office:value-type="float" office:value="22278" table:style-name="ce33">
            <text:p>22,278.0<text:s text:c="3"/></text:p>
          </table:table-cell>
          <table:table-cell office:value-type="float" office:value="2957.538" table:style-name="ce66">
            <text:p>2,957.54<text:s/></text:p>
          </table:table-cell>
          <table:table-cell office:value-type="float" office:value="-5.4745999999999997" table:style-name="ce66">
            <text:p>-5.47<text:s/></text:p>
          </table:table-cell>
          <table:table-cell office:value-type="float" office:value="147.59873099999999" table:style-name="ce66">
            <text:p>147.60<text:s/></text:p>
          </table:table-cell>
          <table:table-cell office:value-type="float" office:value="6.7750000000000004" table:style-name="ce66">
            <text:p>6.78<text:s/></text:p>
          </table:table-cell>
          <table:table-cell office:value-type="float" office:value="8101.8950000000004" table:style-name="ce97">
            <text:p>8,101.90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一年( 2002 )</text:p>
          </table:table-cell>
          <table:table-cell office:value-type="float" office:value="22430.5" table:style-name="ce33">
            <text:p>22,430.5<text:s text:c="3"/></text:p>
          </table:table-cell>
          <table:table-cell office:value-type="float" office:value="3054.8159999999998" table:style-name="ce66">
            <text:p>3,054.82<text:s/></text:p>
          </table:table-cell>
          <table:table-cell office:value-type="float" office:value="0.72904199999999997" table:style-name="ce66">
            <text:p>0.73<text:s/></text:p>
          </table:table-cell>
          <table:table-cell office:value-type="float" office:value="149.70663200000001" table:style-name="ce66">
            <text:p>149.71<text:s/></text:p>
          </table:table-cell>
          <table:table-cell office:value-type="float" office:value="6.6790000000000003" table:style-name="ce66">
            <text:p>6.68<text:s/></text:p>
          </table:table-cell>
          <table:table-cell office:value-type="float" office:value="8482.098" table:style-name="ce97">
            <text:p>8,482.10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二年( 2003 )</text:p>
          </table:table-cell>
          <table:table-cell office:value-type="float" office:value="22562.775000000001" table:style-name="ce33">
            <text:p>22,562.8<text:s text:c="3"/></text:p>
          </table:table-cell>
          <table:table-cell office:value-type="float" office:value="3202.0079999999998" table:style-name="ce66">
            <text:p>3,202.01<text:s/></text:p>
          </table:table-cell>
          <table:table-cell office:value-type="float" office:value="1.286843" table:style-name="ce66">
            <text:p>1.29<text:s/></text:p>
          </table:table-cell>
          <table:table-cell office:value-type="float" office:value="147.98594199999999" table:style-name="ce66">
            <text:p>147.99<text:s/></text:p>
          </table:table-cell>
          <table:table-cell office:value-type="float" office:value="6.7569999999999997" table:style-name="ce66">
            <text:p>6.76<text:s/></text:p>
          </table:table-cell>
          <table:table-cell office:value-type="float" office:value="8884.7489999999998" table:style-name="ce97">
            <text:p>8,884.75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三年( 2004 )</text:p>
          </table:table-cell>
          <table:table-cell office:value-type="float" office:value="22646.834999999999" table:style-name="ce33">
            <text:p>22,646.8<text:s text:c="3"/></text:p>
          </table:table-cell>
          <table:table-cell office:value-type="float" office:value="3337.248" table:style-name="ce66">
            <text:p>3,337.25<text:s/></text:p>
          </table:table-cell>
          <table:table-cell office:value-type="float" office:value="0.66342999999999996" table:style-name="ce66">
            <text:p>0.66<text:s/></text:p>
          </table:table-cell>
          <table:table-cell office:value-type="float" office:value="151.29577" table:style-name="ce66">
            <text:p>151.30<text:s/></text:p>
          </table:table-cell>
          <table:table-cell office:value-type="float" office:value="6.609" table:style-name="ce66">
            <text:p>6.61<text:s/></text:p>
          </table:table-cell>
          <table:table-cell office:value-type="float" office:value="9267.9269999999997" table:style-name="ce97">
            <text:p>9,267.93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四年( 2005 )</text:p>
          </table:table-cell>
          <table:table-cell office:value-type="float" office:value="22729.75" table:style-name="ce33">
            <text:p>22,729.8<text:s text:c="3"/></text:p>
          </table:table-cell>
          <table:table-cell office:value-type="float" office:value="3380.8139999999999" table:style-name="ce66">
            <text:p>3,380.81<text:s/></text:p>
          </table:table-cell>
          <table:table-cell office:value-type="float" office:value="0.31138300000000002" table:style-name="ce66">
            <text:p>0.31<text:s/></text:p>
          </table:table-cell>
          <table:table-cell office:value-type="float" office:value="156.811927" table:style-name="ce66">
            <text:p>156.81<text:s/></text:p>
          </table:table-cell>
          <table:table-cell office:value-type="float" office:value="6.3769999999999998" table:style-name="ce66">
            <text:p>6.38<text:s/></text:p>
          </table:table-cell>
          <table:table-cell office:value-type="float" office:value="9611.0830000000005" table:style-name="ce97">
            <text:p>9,611.08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五年( 2006 )</text:p>
          </table:table-cell>
          <table:table-cell office:value-type="float" office:value="22823.455000000002" table:style-name="ce33">
            <text:p>22,823.5<text:s text:c="3"/></text:p>
          </table:table-cell>
          <table:table-cell office:value-type="float" office:value="3411.98" table:style-name="ce66">
            <text:p>3,411.98<text:s/></text:p>
          </table:table-cell>
          <table:table-cell office:value-type="float" office:value="0.23183400000000001" table:style-name="ce66">
            <text:p>0.23<text:s/></text:p>
          </table:table-cell>
          <table:table-cell office:value-type="float" office:value="163.67118300000001" table:style-name="ce66">
            <text:p>163.67<text:s/></text:p>
          </table:table-cell>
          <table:table-cell office:value-type="float" office:value="6.109" table:style-name="ce66">
            <text:p>6.11<text:s/></text:p>
          </table:table-cell>
          <table:table-cell office:value-type="float" office:value="9900.6380000000008" table:style-name="ce97">
            <text:p>9,900.64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六年( 2007 )</text:p>
          </table:table-cell>
          <table:table-cell office:value-type="float" office:value="22917.445" table:style-name="ce33">
            <text:p>22,917.4<text:s text:c="3"/></text:p>
          </table:table-cell>
          <table:table-cell office:value-type="float" office:value="3603.0830000000001" table:style-name="ce66">
            <text:p>3,603.08<text:s/></text:p>
          </table:table-cell>
          <table:table-cell office:value-type="float" office:value="0.88107400000000002" table:style-name="ce66">
            <text:p>0.88<text:s/></text:p>
          </table:table-cell>
          <table:table-cell office:value-type="float" office:value="164.92876999999999" table:style-name="ce66">
            <text:p>164.93<text:s/></text:p>
          </table:table-cell>
          <table:table-cell office:value-type="float" office:value="6.0629999999999997" table:style-name="ce66">
            <text:p>6.06<text:s/></text:p>
          </table:table-cell>
          <table:table-cell office:value-type="float" office:value="10187.989" table:style-name="ce97">
            <text:p>10,187.99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七年( 2008 )</text:p>
          </table:table-cell>
          <table:table-cell office:value-type="float" office:value="22997.695" table:style-name="ce33">
            <text:p>22,997.7<text:s text:c="3"/></text:p>
          </table:table-cell>
          <table:table-cell office:value-type="float" office:value="3447.453" table:style-name="ce66">
            <text:p>3,447.45<text:s/></text:p>
          </table:table-cell>
          <table:table-cell office:value-type="float" office:value="-4.9861089999999999" table:style-name="ce66">
            <text:p>-4.99<text:s/></text:p>
          </table:table-cell>
          <table:table-cell office:value-type="float" office:value="173.14538200000001" table:style-name="ce66">
            <text:p>173.15<text:s/></text:p>
          </table:table-cell>
          <table:table-cell office:value-type="float" office:value="5.7750000000000004" table:style-name="ce66">
            <text:p>5.78<text:s/></text:p>
          </table:table-cell>
          <table:table-cell office:value-type="float" office:value="9987.3449999999993" table:style-name="ce97">
            <text:p>9,987.35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八年( 2009 )</text:p>
          </table:table-cell>
          <table:table-cell office:value-type="float" office:value="23078.400000000001" table:style-name="ce33">
            <text:p>23,078.4<text:s text:c="3"/></text:p>
          </table:table-cell>
          <table:table-cell office:value-type="float" office:value="3418.5320000000002" table:style-name="ce66">
            <text:p>3,418.53<text:s/></text:p>
          </table:table-cell>
          <table:table-cell office:value-type="float" office:value="0.30440099999999998" table:style-name="ce66">
            <text:p>0.30<text:s/></text:p>
          </table:table-cell>
          <table:table-cell office:value-type="float" office:value="171.193027" table:style-name="ce66">
            <text:p>171.19<text:s/></text:p>
          </table:table-cell>
          <table:table-cell office:value-type="float" office:value="5.8410000000000002" table:style-name="ce66">
            <text:p>5.84<text:s/></text:p>
          </table:table-cell>
          <table:table-cell office:value-type="float" office:value="9563.7029999999995" table:style-name="ce97">
            <text:p>9,563.70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九十九年( 2010 )</text:p>
          </table:table-cell>
          <table:table-cell office:value-type="float" office:value="23140.945" table:style-name="ce33">
            <text:p>23,140.9<text:s text:c="3"/></text:p>
          </table:table-cell>
          <table:table-cell office:value-type="float" office:value="3629.89" table:style-name="ce66">
            <text:p>3,629.89<text:s/></text:p>
          </table:table-cell>
          <table:table-cell office:value-type="float" office:value="0.63154100000000002" table:style-name="ce66">
            <text:p>0.63<text:s/></text:p>
          </table:table-cell>
          <table:table-cell office:value-type="float" office:value="177.26276200000001" table:style-name="ce66">
            <text:p>177.26<text:s/></text:p>
          </table:table-cell>
          <table:table-cell office:value-type="float" office:value="5.641" table:style-name="ce66">
            <text:p>5.64<text:s/></text:p>
          </table:table-cell>
          <table:table-cell office:value-type="float" office:value="10259.187" table:style-name="ce97">
            <text:p>10,259.19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 <text:s text:c="2"/>一百 年( 2011 )</text:p>
          </table:table-cell>
          <table:table-cell office:value-type="float" office:value="23193.514999999999" table:style-name="ce33">
            <text:p>23,193.5<text:s text:c="3"/></text:p>
          </table:table-cell>
          <table:table-cell office:value-type="float" office:value="3519.7240000000002" table:style-name="ce66">
            <text:p>3,519.72<text:s/></text:p>
          </table:table-cell>
          <table:table-cell office:value-type="float" office:value="-0.76611300000000004" table:style-name="ce66">
            <text:p>-0.77<text:s/></text:p>
          </table:table-cell>
          <table:table-cell office:value-type="float" office:value="189.097994" table:style-name="ce66">
            <text:p>189.10<text:s/></text:p>
          </table:table-cell>
          <table:table-cell office:value-type="float" office:value="5.2880000000000003" table:style-name="ce66">
            <text:p>5.29<text:s/></text:p>
          </table:table-cell>
          <table:table-cell office:value-type="float" office:value="10437.669" table:style-name="ce97">
            <text:p>10,437.67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一百一年( 2012 )</text:p>
          </table:table-cell>
          <table:table-cell office:value-type="float" office:value="23270.365000000002" table:style-name="ce33">
            <text:p>23,270.4<text:s text:c="3"/></text:p>
          </table:table-cell>
          <table:table-cell office:value-type="float" office:value="3518.4960000000001" table:style-name="ce66">
            <text:p>3,518.50<text:s/></text:p>
          </table:table-cell>
          <table:table-cell office:value-type="float" office:value="0.133378" table:style-name="ce66">
            <text:p>0.13<text:s/></text:p>
          </table:table-cell>
          <table:table-cell office:value-type="float" office:value="192.72774100000001" table:style-name="ce66">
            <text:p>192.73<text:s/></text:p>
          </table:table-cell>
          <table:table-cell office:value-type="float" office:value="5.1879999999999997" table:style-name="ce66">
            <text:p>5.19<text:s/></text:p>
          </table:table-cell>
          <table:table-cell office:value-type="float" office:value="10361.316000000001" table:style-name="ce97">
            <text:p>10,361.32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一百二年( 2013 )</text:p>
          </table:table-cell>
          <table:table-cell office:value-type="float" office:value="23344.67" table:style-name="ce33">
            <text:p>23,344.7<text:s text:c="3"/></text:p>
          </table:table-cell>
          <table:table-cell office:value-type="float" office:value="3622.9229999999998" table:style-name="ce66">
            <text:p>3,622.92<text:s/></text:p>
          </table:table-cell>
          <table:table-cell office:value-type="float" office:value="1.3273870000000001" table:style-name="ce66">
            <text:p>1.33<text:s/></text:p>
          </table:table-cell>
          <table:table-cell office:value-type="float" office:value="191.21061900000001" table:style-name="ce66">
            <text:p>191.21<text:s/></text:p>
          </table:table-cell>
          <table:table-cell office:value-type="float" office:value="5.2290000000000001" table:style-name="ce66">
            <text:p>5.23<text:s/></text:p>
          </table:table-cell>
          <table:table-cell office:value-type="float" office:value="10500.186" table:style-name="ce97">
            <text:p>10,500.19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一百三年( 2014 )</text:p>
          </table:table-cell>
          <table:table-cell office:value-type="float" office:value="23403.634999999998" table:style-name="ce33">
            <text:p>23,403.6<text:s text:c="3"/></text:p>
          </table:table-cell>
          <table:table-cell office:value-type="float" office:value="3664.0070000000001" table:style-name="ce66">
            <text:p>3,664.01<text:s/></text:p>
          </table:table-cell>
          <table:table-cell office:value-type="float" office:value="0.29441400000000001" table:style-name="ce66">
            <text:p>0.29<text:s/></text:p>
          </table:table-cell>
          <table:table-cell office:value-type="float" office:value="197.490253" table:style-name="ce66">
            <text:p>197.49<text:s/></text:p>
          </table:table-cell>
          <table:table-cell office:value-type="float" office:value="5.0629999999999997" table:style-name="ce66">
            <text:p>5.06<text:s/></text:p>
          </table:table-cell>
          <table:table-cell office:value-type="float" office:value="10729.119000000001" table:style-name="ce97">
            <text:p>10,729.12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一百四年( 2015 )</text:p>
          </table:table-cell>
          <table:table-cell office:value-type="float" office:value="23462.91" table:style-name="ce33">
            <text:p>23,462.9<text:s text:c="3"/></text:p>
          </table:table-cell>
          <table:table-cell office:value-type="float" office:value="3665.924" table:style-name="ce66">
            <text:p>3,665.92<text:s/></text:p>
          </table:table-cell>
          <table:table-cell office:value-type="float" office:value="0.208569" table:style-name="ce66">
            <text:p>0.21<text:s/></text:p>
          </table:table-cell>
          <table:table-cell office:value-type="float" office:value="199.774248" table:style-name="ce66">
            <text:p>199.77<text:s/></text:p>
          </table:table-cell>
          <table:table-cell office:value-type="float" office:value="5.0049999999999999" table:style-name="ce66">
            <text:p>5.01<text:s/></text:p>
          </table:table-cell>
          <table:table-cell office:value-type="float" office:value="10655.936" table:style-name="ce97">
            <text:p>10,655.94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55">
            <text:p>民國一百五年( 2016 )</text:p>
          </table:table-cell>
          <table:table-cell office:value-type="float" office:value="23515.942999999999" table:style-name="ce33">
            <text:p>23,515.9<text:s text:c="3"/></text:p>
          </table:table-cell>
          <table:table-cell office:value-type="float" office:value="3682.1559999999999" table:style-name="ce66">
            <text:p>3,682.16<text:s/></text:p>
          </table:table-cell>
          <table:table-cell office:value-type="float" office:value="0.30932999999999999" table:style-name="ce66">
            <text:p>0.31<text:s/></text:p>
          </table:table-cell>
          <table:table-cell office:value-type="float" office:value="202.741603" table:style-name="ce66">
            <text:p>202.74<text:s/></text:p>
          </table:table-cell>
          <table:table-cell office:value-type="float" office:value="4.9320000000000004" table:style-name="ce66">
            <text:p>4.93<text:s/></text:p>
          </table:table-cell>
          <table:table-cell office:value-type="float" office:value="10861.569" table:style-name="ce97">
            <text:p>10,861.57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55">
            <text:p>民國一百六年( 2017 )</text:p>
          </table:table-cell>
          <table:table-cell office:value-type="float" office:value="23555.521499999999" table:style-name="ce33">
            <text:p>23,555.5<text:s text:c="3"/></text:p>
          </table:table-cell>
          <table:table-cell office:value-type="float" office:value="3652.578" table:style-name="ce66">
            <text:p>3,652.58<text:s/></text:p>
          </table:table-cell>
          <table:table-cell office:value-type="float" office:value="-0.19219" table:style-name="ce66">
            <text:p>-0.19<text:s/></text:p>
          </table:table-cell>
          <table:table-cell office:value-type="float" office:value="210.796469" table:style-name="ce66">
            <text:p>210.80<text:s/></text:p>
          </table:table-cell>
          <table:table-cell office:value-type="float" office:value="4.7430000000000003" table:style-name="ce66">
            <text:p>4.74<text:s/></text:p>
          </table:table-cell>
          <table:table-cell office:value-type="float" office:value="11096.958000000001" table:style-name="ce97">
            <text:p>11,096.96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一百七年( 2018 )</text:p>
          </table:table-cell>
          <table:table-cell office:value-type="float" office:value="23580.0795" table:style-name="ce33">
            <text:p>23,580.1<text:s text:c="3"/></text:p>
          </table:table-cell>
          <table:table-cell office:value-type="float" office:value="3717.7559999999999" table:style-name="ce66">
            <text:p>3,717.76<text:s/></text:p>
          </table:table-cell>
          <table:table-cell office:value-type="float" office:value="0.6784" table:style-name="ce66">
            <text:p>0.68<text:s/></text:p>
          </table:table-cell>
          <table:table-cell office:value-type="float" office:value="212.65060800000001" table:style-name="ce66">
            <text:p>212.65<text:s/></text:p>
          </table:table-cell>
          <table:table-cell office:value-type="float" office:value="4.702" table:style-name="ce66">
            <text:p>4.70<text:s/></text:p>
          </table:table-cell>
          <table:table-cell office:value-type="float" office:value="11304.803" table:style-name="ce97">
            <text:p>11,304.80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5">
            <text:p>民國一百八年( 2019 )</text:p>
          </table:table-cell>
          <table:table-cell office:value-type="float" office:value="23596.0265" table:style-name="ce33">
            <text:p>23,596.0<text:s text:c="3"/></text:p>
          </table:table-cell>
          <table:table-cell office:value-type="float" office:value="3602.6889999999999" table:style-name="ce66">
            <text:p>3,602.69<text:s/></text:p>
          </table:table-cell>
          <table:table-cell office:value-type="float" office:value="-1.0220279999999999" table:style-name="ce66">
            <text:p>-1.02<text:s/></text:p>
          </table:table-cell>
          <table:table-cell office:value-type="float" office:value="225.79488799999999" table:style-name="ce66">
            <text:p>225.79<text:s/></text:p>
          </table:table-cell>
          <table:table-cell office:value-type="float" office:value="4.4279999999999999" table:style-name="ce66">
            <text:p>4.43<text:s/></text:p>
          </table:table-cell>
          <table:table-cell office:value-type="float" office:value="11261.218000000001" table:style-name="ce97">
            <text:p>11,261.22<text:s/></text:p>
          </table:table-cell>
          <table:table-cell table:style-name="ce10"/>
          <table:table-cell table:number-columns-repeated="6" table:style-name="ce36"/>
          <table:table-cell table:style-name="ce99"/>
          <table:table-cell table:number-columns-repeated="16369"/>
        </table:table-row>
        <table:table-row table:style-name="ro2">
          <table:table-cell office:value-type="string" table:style-name="ce124">
            <text:p><text:span text:style-name="T2">民國一百九年</text:span><text:span text:style-name="T3">( 2020 )</text:span></text:p>
          </table:table-cell>
          <table:table-cell office:value-type="float" office:value="23582.178500000002" table:style-name="ce112">
            <text:p>23,582.2<text:s text:c="3"/></text:p>
          </table:table-cell>
          <table:table-cell office:value-type="float" office:value="3621.3820000000001" table:style-name="ce113">
            <text:p>3,621.38<text:s/></text:p>
          </table:table-cell>
          <table:table-cell office:value-type="float" office:value="0.14723900000000001" table:style-name="ce113">
            <text:p>0.15<text:s/></text:p>
          </table:table-cell>
          <table:table-cell office:value-type="float" office:value="231.78027299999999" table:style-name="ce113">
            <text:p>231.78<text:s/></text:p>
          </table:table-cell>
          <table:table-cell office:value-type="float" office:value="4.3140000000000001" table:style-name="ce113">
            <text:p>4.31<text:s/></text:p>
          </table:table-cell>
          <table:table-cell office:value-type="float" office:value="11502.207" table:style-name="ce114">
            <text:p>11,502.21<text:s/></text:p>
          </table:table-cell>
          <table:table-cell table:style-name="ce10"/>
          <table:table-cell table:number-columns-repeated="6" table:style-name="ce36"/>
          <table:table-cell table:style-name="ce100"/>
          <table:table-cell table:number-columns-repeated="16369" table:style-name="ce10"/>
        </table:table-row>
        <table:table-row table:style-name="ro3">
          <table:table-cell office:value-type="string" table:number-columns-spanned="9" table:number-rows-spanned="1" table:style-name="ce145">
            <text:p>Source<text:span text:style-name="T20">：</text:span><text:span text:style-name="T18">1.</text:span><text:span text:style-name="T20">「</text:span><text:span text:style-name="T18">GDP</text:span><text:span text:style-name="T20">」</text:span><text:span text:style-name="T18">is from Directorate-General of Budget,Accounting and Statistics,Executive Yuan.</text:span></text:p>
          </table:table-cell>
          <table:covered-table-cell table:number-columns-repeated="8"/>
          <table:table-cell table:style-name="ce10"/>
          <table:table-cell table:number-columns-repeated="16374" table:style-name="ce1"/>
        </table:table-row>
        <table:table-row table:style-name="ro3">
          <table:table-cell office:value-type="string" table:number-columns-spanned="9" table:number-rows-spanned="1" table:style-name="ce145">
            <text:p><text:s text:c="15"/>2.<text:span text:style-name="T20">「</text:span><text:span text:style-name="T18">Mid-Year Population</text:span><text:span text:style-name="T20">」</text:span><text:span text:style-name="T18">is from Dept. of Household Registration Affairs, MOI.</text:span></text:p>
          </table:table-cell>
          <table:covered-table-cell table:number-columns-repeated="8"/>
          <table:table-cell table:style-name="ce10"/>
          <table:table-cell table:number-columns-repeated="16374" table:style-name="ce1"/>
        </table:table-row>
        <table:table-row table:style-name="ro3">
          <table:table-cell office:value-type="string" table:style-name="ce101">
            <text:p>Note: 1.Total primary energy supply = Indigenous + Imports - Exports - International marine bunkers -International civil aviation - Change in stocks</text:p>
          </table:table-cell>
          <table:table-cell table:number-columns-repeated="7" table:style-name="ce101"/>
          <table:table-cell table:style-name="ce102"/>
          <table:table-cell table:number-columns-repeated="16375"/>
        </table:table-row>
        <table:table-row table:style-name="ro3">
          <table:table-cell office:value-type="string" table:style-name="ce102">
            <text:p><text:s text:c="10"/>2.Final Consumption = Industrial + Transportation + Agricultural + Services + Residential+ Non-Energy Use</text:p>
          </table:table-cell>
          <table:table-cell table:number-columns-repeated="5" table:style-name="ce102"/>
          <table:table-cell table:number-columns-repeated="2" table:style-name="ce101"/>
          <table:table-cell table:style-name="ce102"/>
          <table:table-cell table:number-columns-repeated="16375"/>
        </table:table-row>
        <table:table-row table:style-name="ro3">
          <table:table-cell office:value-type="string" table:style-name="ce102">
            <text:p><text:s text:c="10"/>3.Domestic Energy Consumption = Energy Sector Own Use + Final consumption</text:p>
          </table:table-cell>
          <table:table-cell table:number-columns-repeated="5" table:style-name="ce102"/>
          <table:table-cell table:number-columns-repeated="2" table:style-name="ce101"/>
          <table:table-cell table:style-name="ce102"/>
          <table:table-cell table:number-columns-repeated="16375"/>
        </table:table-row>
        <table:table-row table:style-name="ro3">
          <table:table-cell office:value-type="string" table:style-name="ce102">
            <text:p><text:s text:c="10"/>4.Fuchien Province was not included in "Mid-Year Population" until 2003.</text:p>
          </table:table-cell>
          <table:table-cell table:number-columns-repeated="5" table:style-name="ce102"/>
          <table:table-cell table:number-columns-repeated="2" table:style-name="ce101"/>
          <table:table-cell table:style-name="ce102"/>
          <table:table-cell table:number-columns-repeated="16375"/>
        </table:table-row>
        <table:table-row table:number-rows-repeated="8" table:style-name="ro3">
          <table:table-cell table:number-columns-repeated="6" table:style-name="ce1"/>
          <table:table-cell table:number-columns-repeated="2" table:style-name="ce10"/>
          <table:table-cell table:style-name="ce1"/>
          <table:table-cell table:number-columns-repeated="16375"/>
        </table:table-row>
        <table:table-row table:number-rows-repeated="1048532" table:style-name="ro3">
          <table:table-cell table:number-columns-repeated="16384"/>
        </table:table-row>
        <table:named-expressions>
          <table:named-range table:name="Print_Area" table:cell-range-address="Page2.$A$1:Page2.$G$32" table:base-cell-address="Page2.$A$1"/>
        </table:named-expressions>
      </table:table>
      <table:table table:name="Page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8" table:default-cell-style-name="ce1"/>
        <table:table-column table:style-name="co5" table:number-columns-repeated="8" table:default-cell-style-name="ce10"/>
        <table:table-column table:style-name="co5" table:number-columns-repeated="16368" table:default-cell-style-name="ce1"/>
        <table:table-row table:style-name="ro1">
          <table:table-cell office:value-type="string" table:style-name="ce120">
            <text:p>能源指標(續)</text:p>
          </table:table-cell>
          <table:table-cell table:number-columns-repeated="6" table:style-name="ce19"/>
          <table:table-cell table:style-name="ce47"/>
          <table:table-cell table:number-columns-repeated="8" table:style-name="ce10"/>
          <table:table-cell table:number-columns-repeated="16368"/>
        </table:table-row>
        <table:table-row table:style-name="ro1">
          <table:table-cell office:value-type="string" table:style-name="ce19">
            <text:p>Energy Indicators (Cont.)</text:p>
          </table:table-cell>
          <table:table-cell table:number-columns-repeated="6" table:style-name="ce19"/>
          <table:table-cell table:style-name="ce47"/>
          <table:table-cell table:number-columns-repeated="8" table:style-name="ce10"/>
          <table:table-cell table:number-columns-repeated="16368"/>
        </table:table-row>
        <table:table-row table:style-name="ro1">
          <table:table-cell office:value-type="string" table:style-name="ce11">
            <text:p>2.<text:s/><text:span text:style-name="T10">能源效率指標</text:span></text:p>
          </table:table-cell>
          <table:table-cell table:number-columns-repeated="6" table:style-name="ce1"/>
          <table:table-cell table:number-columns-repeated="9" table:style-name="ce10"/>
          <table:table-cell table:number-columns-repeated="16368"/>
        </table:table-row>
        <table:table-row table:style-name="ro1">
          <table:table-cell office:value-type="string" table:style-name="ce12">
            <text:p><text:s text:c="4"/>Energy Efficiency Indicators</text:p>
          </table:table-cell>
          <table:table-cell table:number-columns-repeated="7" table:style-name="ce2"/>
          <table:table-cell table:number-columns-repeated="8" table:style-name="ce10"/>
          <table:table-cell table:number-columns-repeated="16368"/>
        </table:table-row>
        <table:table-row table:style-name="ro5">
          <table:table-cell table:style-name="ce86"/>
          <table:table-cell office:value-type="string" table:number-columns-spanned="3" table:number-rows-spanned="1" table:style-name="ce161">
            <text:p>1.<text:span text:style-name="T5">能源密集工業能源消費</text:span></text:p>
          </table:table-cell>
          <table:covered-table-cell table:number-columns-repeated="2"/>
          <table:table-cell office:value-type="string" table:number-columns-spanned="3" table:number-rows-spanned="1" table:style-name="ce161">
            <text:p>2.<text:span text:style-name="T5">能源密集工業實質生產毛額</text:span></text:p>
          </table:table-cell>
          <table:covered-table-cell table:number-columns-repeated="2"/>
          <table:table-cell office:value-type="string" table:style-name="ce87">
            <text:p><text:span text:style-name="T5">能源密集工業</text:span></text:p>
          </table:table-cell>
          <table:table-cell table:style-name="ce10"/>
          <table:table-cell table:number-columns-spanned="3" table:number-rows-spanned="1" table:style-name="ce142"/>
          <table:covered-table-cell table:number-columns-repeated="2"/>
          <table:table-cell table:number-columns-spanned="3" table:number-rows-spanned="1" table:style-name="ce142"/>
          <table:covered-table-cell table:number-columns-repeated="2"/>
          <table:table-cell table:style-name="ce4"/>
          <table:table-cell table:number-columns-repeated="16368"/>
        </table:table-row>
        <table:table-row table:style-name="ro2">
          <table:table-cell table:style-name="ce88"/>
          <table:table-cell office:value-type="string" table:number-columns-spanned="3" table:number-rows-spanned="1" table:style-name="ce163">
            <text:p>1.Energy Consumption of<text:s/></text:p>
            <text:p>Energy Intensive Industries</text:p>
          </table:table-cell>
          <table:covered-table-cell table:number-columns-repeated="2"/>
          <table:table-cell office:value-type="string" table:number-columns-spanned="3" table:number-rows-spanned="1" table:style-name="ce163">
            <text:p>2.Real GDP of<text:s/></text:p>
            <text:p>Energy Intensive Industries</text:p>
          </table:table-cell>
          <table:covered-table-cell table:number-columns-repeated="2"/>
          <table:table-cell office:value-type="string" table:style-name="ce30">
            <text:p><text:span text:style-name="T5">能源密集度</text:span></text:p>
          </table:table-cell>
          <table:table-cell table:style-name="ce10"/>
          <table:table-cell table:number-columns-spanned="3" table:number-rows-spanned="1" table:style-name="ce143"/>
          <table:covered-table-cell table:number-columns-repeated="2"/>
          <table:table-cell table:number-columns-spanned="3" table:number-rows-spanned="1" table:style-name="ce143"/>
          <table:covered-table-cell table:number-columns-repeated="2"/>
          <table:table-cell table:style-name="ce4"/>
          <table:table-cell table:number-columns-repeated="16368"/>
        </table:table-row>
        <table:table-row table:style-name="ro5">
          <table:table-cell office:value-type="string" table:style-name="ce88">
            <text:p><text:span text:style-name="T5">項　目</text:span></text:p>
          </table:table-cell>
          <table:table-cell office:value-type="string" table:style-name="ce37">
            <text:p><text:s/><text:span text:style-name="T5">數</text:span><text:s text:c="15"/><text:span text:style-name="T5">量</text:span></text:p>
          </table:table-cell>
          <table:table-cell office:value-type="string" table:style-name="ce90">
            <text:p><text:span text:style-name="T15">占製造業</text:span></text:p>
          </table:table-cell>
          <table:table-cell office:value-type="string" table:style-name="ce30">
            <text:p><text:span text:style-name="T5">占國內能源</text:span></text:p>
          </table:table-cell>
          <table:table-cell office:value-type="string" table:style-name="ce30">
            <text:p><text:span text:style-name="T5">金額</text:span>(<text:span text:style-name="T5">百萬元</text:span>)</text:p>
          </table:table-cell>
          <table:table-cell office:value-type="string" table:style-name="ce30">
            <text:p><text:span text:style-name="T5">占製造業</text:span></text:p>
          </table:table-cell>
          <table:table-cell office:value-type="string" table:style-name="ce30">
            <text:p><text:span text:style-name="T5">占實質</text:span>GDP</text:p>
          </table:table-cell>
          <table:table-cell office:value-type="string" table:style-name="ce30">
            <text:p>(<text:span text:style-name="T5">公升油當量／千元</text:span>)</text:p>
          </table:table-cell>
          <table:table-cell table:style-name="ce10"/>
          <table:table-cell table:style-name="ce4"/>
          <table:table-cell table:style-name="ce40"/>
          <table:table-cell table:number-columns-repeated="4" table:style-name="ce4"/>
          <table:table-cell table:style-name="ce37"/>
          <table:table-cell table:number-columns-repeated="16368"/>
        </table:table-row>
        <table:table-row table:style-name="ro5">
          <table:table-cell office:value-type="string" table:style-name="ce88">
            <text:p>Item</text:p>
          </table:table-cell>
          <table:table-cell office:value-type="string" table:style-name="ce37">
            <text:p>(<text:span text:style-name="T5">千公秉油當量</text:span>)</text:p>
          </table:table-cell>
          <table:table-cell office:value-type="string" table:style-name="ce80">
            <text:p><text:span text:style-name="T5">比率</text:span>(%)</text:p>
          </table:table-cell>
          <table:table-cell office:value-type="string" table:style-name="ce30">
            <text:p><text:span text:style-name="T5">消費比率</text:span>(%)</text:p>
          </table:table-cell>
          <table:table-cell office:value-type="string" table:style-name="ce30">
            <text:p>(105<text:span text:style-name="T15">年為參考年</text:span>)</text:p>
          </table:table-cell>
          <table:table-cell office:value-type="string" table:style-name="ce30">
            <text:p>比率(%)</text:p>
          </table:table-cell>
          <table:table-cell office:value-type="string" table:style-name="ce30">
            <text:p><text:span text:style-name="T5">比率</text:span>(%)</text:p>
          </table:table-cell>
          <table:table-cell office:value-type="string" table:style-name="ce30">
            <text:p>Energy Intensity</text:p>
          </table:table-cell>
          <table:table-cell table:style-name="ce10"/>
          <table:table-cell table:number-columns-repeated="6" table:style-name="ce4"/>
          <table:table-cell table:style-name="ce37"/>
          <table:table-cell table:number-columns-repeated="16368"/>
        </table:table-row>
        <table:table-row table:style-name="ro5">
          <table:table-cell table:style-name="ce88"/>
          <table:table-cell office:value-type="string" table:style-name="ce37">
            <text:p>Quanity</text:p>
          </table:table-cell>
          <table:table-cell office:value-type="string" table:style-name="ce80">
            <text:p>1/Manufacture</text:p>
          </table:table-cell>
          <table:table-cell office:value-type="string" table:style-name="ce30">
            <text:p>1/Total Domestic</text:p>
          </table:table-cell>
          <table:table-cell office:value-type="string" table:style-name="ce91">
            <text:p>Amount(Chained 2016 Dollars)</text:p>
          </table:table-cell>
          <table:table-cell office:value-type="string" table:style-name="ce30">
            <text:p>2/Manufacture</text:p>
          </table:table-cell>
          <table:table-cell office:value-type="string" table:style-name="ce30">
            <text:p>2 / GDP</text:p>
          </table:table-cell>
          <table:table-cell office:value-type="string" table:style-name="ce30">
            <text:p>of Energy Intensive</text:p>
          </table:table-cell>
          <table:table-cell table:style-name="ce10"/>
          <table:table-cell table:number-columns-repeated="2" table:style-name="ce4"/>
          <table:table-cell table:style-name="ce38"/>
          <table:table-cell table:number-columns-repeated="3" table:style-name="ce4"/>
          <table:table-cell table:style-name="ce37"/>
          <table:table-cell table:number-columns-repeated="16368"/>
        </table:table-row>
        <table:table-row table:style-name="ro6">
          <table:table-cell table:style-name="ce92"/>
          <table:table-cell office:value-type="string" table:style-name="ce81">
            <text:p>(10<text:span text:style-name="T6">3<text:s/></text:span>KLOE)</text:p>
          </table:table-cell>
          <table:table-cell office:value-type="string" table:style-name="ce82">
            <text:p>(%)</text:p>
          </table:table-cell>
          <table:table-cell office:value-type="string" table:style-name="ce82">
            <text:p>Consumption(%)</text:p>
          </table:table-cell>
          <table:table-cell office:value-type="string" table:style-name="ce82">
            <text:p>(Million NT$)</text:p>
          </table:table-cell>
          <table:table-cell office:value-type="string" table:style-name="ce81">
            <text:p>(%)</text:p>
          </table:table-cell>
          <table:table-cell office:value-type="string" table:style-name="ce81">
            <text:p>(%)</text:p>
          </table:table-cell>
          <table:table-cell office:value-type="string" table:style-name="ce31">
            <text:p>Industries</text:p>
            <text:p>(LOE/10<text:span text:style-name="T6">3</text:span>NT$)</text:p>
          </table:table-cell>
          <table:table-cell table:style-name="ce10"/>
          <table:table-cell table:number-columns-repeated="2" table:style-name="ce4"/>
          <table:table-cell table:style-name="ce38"/>
          <table:table-cell table:number-columns-repeated="3" table:style-name="ce4"/>
          <table:table-cell table:style-name="ce39"/>
          <table:table-cell table:number-columns-repeated="16368"/>
        </table:table-row>
        <table:table-row table:style-name="ro7">
          <table:table-cell office:value-type="string" table:style-name="ce106">
            <text:p>民國八十九年( 2000 )</text:p>
          </table:table-cell>
          <table:table-cell office:value-type="float" office:value="13710.951758707999" table:style-name="ce65">
            <text:p>13,711<text:s text:c="3"/></text:p>
          </table:table-cell>
          <table:table-cell office:value-type="float" office:value="52.909199999999998" table:style-name="ce103">
            <text:p>52.91<text:s text:c="3"/></text:p>
          </table:table-cell>
          <table:table-cell office:value-type="float" office:value="22.406199999999998" table:style-name="ce103">
            <text:p>22.41<text:s text:c="3"/></text:p>
          </table:table-cell>
          <table:table-cell office:value-type="float" office:value="311659" table:style-name="ce65">
            <text:p>311,659<text:s text:c="3"/></text:p>
          </table:table-cell>
          <table:table-cell office:value-type="float" office:value="15.960100000000001" table:style-name="ce103">
            <text:p>15.96<text:s text:c="3"/></text:p>
          </table:table-cell>
          <table:table-cell office:value-type="float" office:value="3.1598000000000002" table:style-name="ce103">
            <text:p>3.16<text:s text:c="3"/></text:p>
          </table:table-cell>
          <table:table-cell office:value-type="float" office:value="43.993000000000002" table:style-name="ce58">
            <text:p>43.99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　十年( 2001 )</text:p>
          </table:table-cell>
          <table:table-cell office:value-type="float" office:value="13282.960693586299" table:style-name="ce54">
            <text:p>13,283<text:s text:c="3"/></text:p>
          </table:table-cell>
          <table:table-cell office:value-type="float" office:value="51.8947" table:style-name="ce34">
            <text:p>51.89<text:s text:c="3"/></text:p>
          </table:table-cell>
          <table:table-cell office:value-type="float" office:value="20.159800000000001" table:style-name="ce34">
            <text:p>20.16<text:s text:c="3"/></text:p>
          </table:table-cell>
          <table:table-cell office:value-type="float" office:value="297995" table:style-name="ce54">
            <text:p>297,995<text:s text:c="3"/></text:p>
          </table:table-cell>
          <table:table-cell office:value-type="float" office:value="16.385100000000001" table:style-name="ce34">
            <text:p>16.39<text:s text:c="3"/></text:p>
          </table:table-cell>
          <table:table-cell office:value-type="float" office:value="3.0642" table:style-name="ce34">
            <text:p>3.06<text:s text:c="3"/></text:p>
          </table:table-cell>
          <table:table-cell office:value-type="float" office:value="44.573999999999998" table:style-name="ce58">
            <text:p>44.57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一年( 2002 )</text:p>
          </table:table-cell>
          <table:table-cell office:value-type="float" office:value="14358.552330142395" table:style-name="ce54">
            <text:p>14,359<text:s text:c="3"/></text:p>
          </table:table-cell>
          <table:table-cell office:value-type="float" office:value="53.7575" table:style-name="ce34">
            <text:p>53.76<text:s text:c="3"/></text:p>
          </table:table-cell>
          <table:table-cell office:value-type="float" office:value="20.954899999999999" table:style-name="ce34">
            <text:p>20.95<text:s text:c="3"/></text:p>
          </table:table-cell>
          <table:table-cell office:value-type="float" office:value="344960" table:style-name="ce54">
            <text:p>344,960<text:s text:c="3"/></text:p>
          </table:table-cell>
          <table:table-cell office:value-type="float" office:value="16.9405" table:style-name="ce34">
            <text:p>16.94<text:s text:c="3"/></text:p>
          </table:table-cell>
          <table:table-cell office:value-type="float" office:value="3.3628" table:style-name="ce34">
            <text:p>3.36<text:s text:c="3"/></text:p>
          </table:table-cell>
          <table:table-cell office:value-type="float" office:value="41.622999999999998" table:style-name="ce58">
            <text:p>41.62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二年( 2003 )</text:p>
          </table:table-cell>
          <table:table-cell office:value-type="float" office:value="14871.300094399632" table:style-name="ce54">
            <text:p>14,871<text:s text:c="3"/></text:p>
          </table:table-cell>
          <table:table-cell office:value-type="float" office:value="53.928800000000003" table:style-name="ce34">
            <text:p>53.93<text:s text:c="3"/></text:p>
          </table:table-cell>
          <table:table-cell office:value-type="float" office:value="20.584099999999999" table:style-name="ce34">
            <text:p>20.58<text:s text:c="3"/></text:p>
          </table:table-cell>
          <table:table-cell office:value-type="float" office:value="356636" table:style-name="ce54">
            <text:p>356,636<text:s text:c="3"/></text:p>
          </table:table-cell>
          <table:table-cell office:value-type="float" office:value="15.710100000000001" table:style-name="ce34">
            <text:p>15.71<text:s text:c="3"/></text:p>
          </table:table-cell>
          <table:table-cell office:value-type="float" office:value="3.3357000000000001" table:style-name="ce34">
            <text:p>3.34<text:s text:c="3"/></text:p>
          </table:table-cell>
          <table:table-cell office:value-type="float" office:value="41.698" table:style-name="ce58">
            <text:p>41.70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三年( 2004 )</text:p>
          </table:table-cell>
          <table:table-cell office:value-type="float" office:value="15941.403577377392" table:style-name="ce54">
            <text:p>15,941<text:s text:c="3"/></text:p>
          </table:table-cell>
          <table:table-cell office:value-type="float" office:value="54.679499999999997" table:style-name="ce34">
            <text:p>54.68<text:s text:c="3"/></text:p>
          </table:table-cell>
          <table:table-cell office:value-type="float" office:value="21.092600000000001" table:style-name="ce34">
            <text:p>21.09<text:s text:c="3"/></text:p>
          </table:table-cell>
          <table:table-cell office:value-type="float" office:value="382329" table:style-name="ce54">
            <text:p>382,329<text:s text:c="3"/></text:p>
          </table:table-cell>
          <table:table-cell office:value-type="float" office:value="15.086399999999999" table:style-name="ce34">
            <text:p>15.09<text:s text:c="3"/></text:p>
          </table:table-cell>
          <table:table-cell office:value-type="float" office:value="3.3435999999999999" table:style-name="ce34">
            <text:p>3.34<text:s text:c="3"/></text:p>
          </table:table-cell>
          <table:table-cell office:value-type="float" office:value="41.695" table:style-name="ce58">
            <text:p>41.70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四年( 2005 )</text:p>
          </table:table-cell>
          <table:table-cell office:value-type="float" office:value="15900.1716436148" table:style-name="ce54">
            <text:p>15,900<text:s text:c="3"/></text:p>
          </table:table-cell>
          <table:table-cell office:value-type="float" office:value="53.167999999999999" table:style-name="ce34">
            <text:p>53.17<text:s text:c="3"/></text:p>
          </table:table-cell>
          <table:table-cell office:value-type="float" office:value="20.691199999999998" table:style-name="ce34">
            <text:p>20.69<text:s text:c="3"/></text:p>
          </table:table-cell>
          <table:table-cell office:value-type="float" office:value="393085" table:style-name="ce54">
            <text:p>393,085<text:s text:c="3"/></text:p>
          </table:table-cell>
          <table:table-cell office:value-type="float" office:value="14.255800000000001" table:style-name="ce34">
            <text:p>14.26<text:s text:c="3"/></text:p>
          </table:table-cell>
          <table:table-cell office:value-type="float" office:value="3.262" table:style-name="ce34">
            <text:p>3.26<text:s text:c="3"/></text:p>
          </table:table-cell>
          <table:table-cell office:value-type="float" office:value="40.448999999999998" table:style-name="ce58">
            <text:p>40.45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五年( 2006 )</text:p>
          </table:table-cell>
          <table:table-cell office:value-type="float" office:value="16795.112616895862" table:style-name="ce54">
            <text:p>16,795<text:s text:c="3"/></text:p>
          </table:table-cell>
          <table:table-cell office:value-type="float" office:value="54.368899999999996" table:style-name="ce34">
            <text:p>54.37<text:s text:c="3"/></text:p>
          </table:table-cell>
          <table:table-cell office:value-type="float" office:value="21.5672" table:style-name="ce34">
            <text:p>21.57<text:s text:c="3"/></text:p>
          </table:table-cell>
          <table:table-cell office:value-type="float" office:value="418805" table:style-name="ce54">
            <text:p>418,805<text:s text:c="3"/></text:p>
          </table:table-cell>
          <table:table-cell office:value-type="float" office:value="14.0664" table:style-name="ce34">
            <text:p>14.07<text:s text:c="3"/></text:p>
          </table:table-cell>
          <table:table-cell office:value-type="float" office:value="3.2858000000000001" table:style-name="ce34">
            <text:p>3.29<text:s text:c="3"/></text:p>
          </table:table-cell>
          <table:table-cell office:value-type="float" office:value="40.101999999999997" table:style-name="ce58">
            <text:p>40.10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六年( 2007 )</text:p>
          </table:table-cell>
          <table:table-cell office:value-type="float" office:value="17130.440387490165" table:style-name="ce54">
            <text:p>17,130<text:s text:c="3"/></text:p>
          </table:table-cell>
          <table:table-cell office:value-type="float" office:value="54.130899999999997" table:style-name="ce34">
            <text:p>54.13<text:s text:c="3"/></text:p>
          </table:table-cell>
          <table:table-cell office:value-type="float" office:value="20.7456" table:style-name="ce34">
            <text:p>20.75<text:s text:c="3"/></text:p>
          </table:table-cell>
          <table:table-cell office:value-type="float" office:value="479190" table:style-name="ce54">
            <text:p>479,190<text:s text:c="3"/></text:p>
          </table:table-cell>
          <table:table-cell office:value-type="float" office:value="14.0297" table:style-name="ce34">
            <text:p>14.03<text:s text:c="3"/></text:p>
          </table:table-cell>
          <table:table-cell office:value-type="float" office:value="3.5186000000000002" table:style-name="ce34">
            <text:p>3.52<text:s text:c="3"/></text:p>
          </table:table-cell>
          <table:table-cell office:value-type="float" office:value="35.747999999999998" table:style-name="ce58">
            <text:p>35.75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七年( 2008 )</text:p>
          </table:table-cell>
          <table:table-cell office:value-type="float" office:value="15451.255385002814" table:style-name="ce54">
            <text:p>15,451<text:s text:c="3"/></text:p>
          </table:table-cell>
          <table:table-cell office:value-type="float" office:value="52.930700000000002" table:style-name="ce34">
            <text:p>52.93<text:s text:c="3"/></text:p>
          </table:table-cell>
          <table:table-cell office:value-type="float" office:value="19.488600000000002" table:style-name="ce34">
            <text:p>19.49<text:s text:c="3"/></text:p>
          </table:table-cell>
          <table:table-cell office:value-type="float" office:value="455378" table:style-name="ce54">
            <text:p>455,378<text:s text:c="3"/></text:p>
          </table:table-cell>
          <table:table-cell office:value-type="float" office:value="13.1693" table:style-name="ce34">
            <text:p>13.17<text:s text:c="3"/></text:p>
          </table:table-cell>
          <table:table-cell office:value-type="float" office:value="3.3172000000000001" table:style-name="ce34">
            <text:p>3.32<text:s text:c="3"/></text:p>
          </table:table-cell>
          <table:table-cell office:value-type="float" office:value="33.93" table:style-name="ce58">
            <text:p>33.93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八年( 2009 )</text:p>
          </table:table-cell>
          <table:table-cell office:value-type="float" office:value="14605.671195498198" table:style-name="ce54">
            <text:p>14,606<text:s text:c="3"/></text:p>
          </table:table-cell>
          <table:table-cell office:value-type="float" office:value="52.679400000000001" table:style-name="ce34">
            <text:p>52.68<text:s text:c="3"/></text:p>
          </table:table-cell>
          <table:table-cell office:value-type="float" office:value="18.512899999999998" table:style-name="ce34">
            <text:p>18.51<text:s text:c="3"/></text:p>
          </table:table-cell>
          <table:table-cell office:value-type="float" office:value="478860" table:style-name="ce54">
            <text:p>478,860<text:s text:c="3"/></text:p>
          </table:table-cell>
          <table:table-cell office:value-type="float" office:value="14.1313" table:style-name="ce34">
            <text:p>14.13<text:s text:c="3"/></text:p>
          </table:table-cell>
          <table:table-cell office:value-type="float" office:value="3.5453999999999999" table:style-name="ce34">
            <text:p>3.55<text:s text:c="3"/></text:p>
          </table:table-cell>
          <table:table-cell office:value-type="float" office:value="30.5" table:style-name="ce58">
            <text:p>30.50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九十九年( 2010 )</text:p>
          </table:table-cell>
          <table:table-cell office:value-type="float" office:value="16383.808121245691" table:style-name="ce54">
            <text:p>16,384<text:s text:c="3"/></text:p>
          </table:table-cell>
          <table:table-cell office:value-type="float" office:value="52.896700000000003" table:style-name="ce34">
            <text:p>52.90<text:s text:c="3"/></text:p>
          </table:table-cell>
          <table:table-cell office:value-type="float" office:value="19.5047" table:style-name="ce34">
            <text:p>19.50<text:s text:c="3"/></text:p>
          </table:table-cell>
          <table:table-cell office:value-type="float" office:value="563710" table:style-name="ce54">
            <text:p>563,710<text:s text:c="3"/></text:p>
          </table:table-cell>
          <table:table-cell office:value-type="float" office:value="13.489100000000001" table:style-name="ce34">
            <text:p>13.49<text:s text:c="3"/></text:p>
          </table:table-cell>
          <table:table-cell office:value-type="float" office:value="3.7858000000000001" table:style-name="ce34">
            <text:p>3.79<text:s text:c="3"/></text:p>
          </table:table-cell>
          <table:table-cell office:value-type="float" office:value="29.064" table:style-name="ce58">
            <text:p>29.06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 <text:s text:c="2"/>一百 年( 2011 )</text:p>
          </table:table-cell>
          <table:table-cell office:value-type="float" office:value="16623.760169258177" table:style-name="ce54">
            <text:p>16,624<text:s text:c="3"/></text:p>
          </table:table-cell>
          <table:table-cell office:value-type="float" office:value="53.119900000000001" table:style-name="ce34">
            <text:p>53.12<text:s text:c="3"/></text:p>
          </table:table-cell>
          <table:table-cell office:value-type="float" office:value="20.363499999999998" table:style-name="ce34">
            <text:p>20.36<text:s text:c="3"/></text:p>
          </table:table-cell>
          <table:table-cell office:value-type="float" office:value="549336" table:style-name="ce54">
            <text:p>549,336<text:s text:c="3"/></text:p>
          </table:table-cell>
          <table:table-cell office:value-type="float" office:value="12.3293" table:style-name="ce34">
            <text:p>12.33<text:s text:c="3"/></text:p>
          </table:table-cell>
          <table:table-cell office:value-type="float" office:value="3.5585" table:style-name="ce34">
            <text:p>3.56<text:s text:c="3"/></text:p>
          </table:table-cell>
          <table:table-cell office:value-type="float" office:value="30.260999999999999" table:style-name="ce58">
            <text:p>30.26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一百一年( 2012 )</text:p>
          </table:table-cell>
          <table:table-cell office:value-type="float" office:value="16083.015779593215" table:style-name="ce54">
            <text:p>16,083<text:s text:c="3"/></text:p>
          </table:table-cell>
          <table:table-cell office:value-type="float" office:value="51.6661" table:style-name="ce34">
            <text:p>51.67<text:s text:c="3"/></text:p>
          </table:table-cell>
          <table:table-cell office:value-type="float" office:value="19.642900000000001" table:style-name="ce34">
            <text:p>19.64<text:s text:c="3"/></text:p>
          </table:table-cell>
          <table:table-cell office:value-type="float" office:value="605462" table:style-name="ce54">
            <text:p>605,462<text:s text:c="3"/></text:p>
          </table:table-cell>
          <table:table-cell office:value-type="float" office:value="12.898199999999999" table:style-name="ce34">
            <text:p>12.90<text:s text:c="3"/></text:p>
          </table:table-cell>
          <table:table-cell office:value-type="float" office:value="3.8369" table:style-name="ce34">
            <text:p>3.84<text:s text:c="3"/></text:p>
          </table:table-cell>
          <table:table-cell office:value-type="float" office:value="26.562999999999999" table:style-name="ce58">
            <text:p>26.56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一百二年( 2013 )</text:p>
          </table:table-cell>
          <table:table-cell office:value-type="float" office:value="16469.781743954212" table:style-name="ce54">
            <text:p>16,470<text:s text:c="3"/></text:p>
          </table:table-cell>
          <table:table-cell office:value-type="float" office:value="51.792499999999997" table:style-name="ce34">
            <text:p>51.79<text:s text:c="3"/></text:p>
          </table:table-cell>
          <table:table-cell office:value-type="float" office:value="19.473299999999998" table:style-name="ce34">
            <text:p>19.47<text:s text:c="3"/></text:p>
          </table:table-cell>
          <table:table-cell office:value-type="float" office:value="700076" table:style-name="ce54">
            <text:p>700,076<text:s text:c="3"/></text:p>
          </table:table-cell>
          <table:table-cell office:value-type="float" office:value="14.4252" table:style-name="ce34">
            <text:p>14.43<text:s text:c="3"/></text:p>
          </table:table-cell>
          <table:table-cell office:value-type="float" office:value="4.3289" table:style-name="ce34">
            <text:p>4.33<text:s text:c="3"/></text:p>
          </table:table-cell>
          <table:table-cell office:value-type="float" office:value="23.524999999999999" table:style-name="ce58">
            <text:p>23.53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一百三年( 2014 )</text:p>
          </table:table-cell>
          <table:table-cell office:value-type="float" office:value="15843.630610274147" table:style-name="ce54">
            <text:p>15,844<text:s text:c="3"/></text:p>
          </table:table-cell>
          <table:table-cell office:value-type="float" office:value="49.3996" table:style-name="ce34">
            <text:p>49.40<text:s text:c="3"/></text:p>
          </table:table-cell>
          <table:table-cell office:value-type="float" office:value="18.476199999999999" table:style-name="ce34">
            <text:p>18.48<text:s text:c="3"/></text:p>
          </table:table-cell>
          <table:table-cell office:value-type="float" office:value="740904" table:style-name="ce54">
            <text:p>740,904<text:s text:c="3"/></text:p>
          </table:table-cell>
          <table:table-cell office:value-type="float" office:value="13.8131" table:style-name="ce34">
            <text:p>13.81<text:s text:c="3"/></text:p>
          </table:table-cell>
          <table:table-cell office:value-type="float" office:value="4.3749000000000002" table:style-name="ce34">
            <text:p>4.37<text:s text:c="3"/></text:p>
          </table:table-cell>
          <table:table-cell office:value-type="float" office:value="21.384" table:style-name="ce58">
            <text:p>21.38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一百四年( 2015 )</text:p>
          </table:table-cell>
          <table:table-cell office:value-type="float" office:value="15271.854077139609" table:style-name="ce54">
            <text:p>15,272<text:s text:c="3"/></text:p>
          </table:table-cell>
          <table:table-cell office:value-type="float" office:value="48.490400000000001" table:style-name="ce34">
            <text:p>48.49<text:s text:c="3"/></text:p>
          </table:table-cell>
          <table:table-cell office:value-type="float" office:value="17.755199999999999" table:style-name="ce34">
            <text:p>17.76<text:s text:c="3"/></text:p>
          </table:table-cell>
          <table:table-cell office:value-type="float" office:value="773623" table:style-name="ce54">
            <text:p>773,623<text:s text:c="3"/></text:p>
          </table:table-cell>
          <table:table-cell office:value-type="float" office:value="14.2319" table:style-name="ce34">
            <text:p>14.23<text:s text:c="3"/></text:p>
          </table:table-cell>
          <table:table-cell office:value-type="float" office:value="4.5021000000000004" table:style-name="ce34">
            <text:p>4.50<text:s text:c="3"/></text:p>
          </table:table-cell>
          <table:table-cell office:value-type="float" office:value="19.739999999999998" table:style-name="ce58">
            <text:p>19.74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55">
            <text:p>民國一百五年( 2016 )</text:p>
          </table:table-cell>
          <table:table-cell office:value-type="float" office:value="15308.000614533941" table:style-name="ce54">
            <text:p>15,308<text:s text:c="3"/></text:p>
          </table:table-cell>
          <table:table-cell office:value-type="float" office:value="48.234200000000001" table:style-name="ce34">
            <text:p>48.23<text:s text:c="3"/></text:p>
          </table:table-cell>
          <table:table-cell office:value-type="float" office:value="17.678799999999999" table:style-name="ce34">
            <text:p>17.68<text:s text:c="3"/></text:p>
          </table:table-cell>
          <table:table-cell office:value-type="float" office:value="827655" table:style-name="ce54">
            <text:p>827,655<text:s text:c="3"/></text:p>
          </table:table-cell>
          <table:table-cell office:value-type="float" office:value="14.633900000000001" table:style-name="ce34">
            <text:p>14.63<text:s text:c="3"/></text:p>
          </table:table-cell>
          <table:table-cell office:value-type="float" office:value="4.7145000000000001" table:style-name="ce34">
            <text:p>4.71<text:s text:c="3"/></text:p>
          </table:table-cell>
          <table:table-cell office:value-type="float" office:value="18.495000000000001" table:style-name="ce58">
            <text:p>18.50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55">
            <text:p>民國一百六年( 2017 )</text:p>
          </table:table-cell>
          <table:table-cell office:value-type="float" office:value="14967.038236372387" table:style-name="ce54">
            <text:p>14,967<text:s text:c="3"/></text:p>
          </table:table-cell>
          <table:table-cell office:value-type="float" office:value="47.359499999999997" table:style-name="ce34">
            <text:p>47.36<text:s text:c="3"/></text:p>
          </table:table-cell>
          <table:table-cell office:value-type="float" office:value="17.395700000000001" table:style-name="ce34">
            <text:p>17.40<text:s text:c="3"/></text:p>
          </table:table-cell>
          <table:table-cell office:value-type="float" office:value="843326" table:style-name="ce54">
            <text:p>843,326<text:s text:c="3"/></text:p>
          </table:table-cell>
          <table:table-cell office:value-type="float" office:value="14.142300000000001" table:style-name="ce34">
            <text:p>14.14<text:s text:c="3"/></text:p>
          </table:table-cell>
          <table:table-cell office:value-type="float" office:value="4.6497999999999999" table:style-name="ce34">
            <text:p>4.65<text:s text:c="3"/></text:p>
          </table:table-cell>
          <table:table-cell office:value-type="float" office:value="17.747" table:style-name="ce58">
            <text:p>17.75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一百七年( 2018 )</text:p>
          </table:table-cell>
          <table:table-cell office:value-type="float" office:value="16002.366447577311" table:style-name="ce54">
            <text:p>16,002<text:s text:c="3"/></text:p>
          </table:table-cell>
          <table:table-cell office:value-type="float" office:value="48.845599999999997" table:style-name="ce34">
            <text:p>48.85<text:s text:c="3"/></text:p>
          </table:table-cell>
          <table:table-cell office:value-type="float" office:value="18.253900000000002" table:style-name="ce34">
            <text:p>18.25<text:s text:c="3"/></text:p>
          </table:table-cell>
          <table:table-cell office:value-type="float" office:value="848395" table:style-name="ce54">
            <text:p>848,395<text:s text:c="3"/></text:p>
          </table:table-cell>
          <table:table-cell office:value-type="float" office:value="13.869899999999999" table:style-name="ce34">
            <text:p>13.87<text:s text:c="3"/></text:p>
          </table:table-cell>
          <table:table-cell office:value-type="float" office:value="4.5509000000000004" table:style-name="ce34">
            <text:p>4.55<text:s text:c="3"/></text:p>
          </table:table-cell>
          <table:table-cell office:value-type="float" office:value="18.861000000000001" table:style-name="ce58">
            <text:p>18.86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5">
            <text:p>民國一百八年( 2019 )</text:p>
          </table:table-cell>
          <table:table-cell office:value-type="float" office:value="15496.806830950163" table:style-name="ce54">
            <text:p>15,497<text:s text:c="3"/></text:p>
          </table:table-cell>
          <table:table-cell office:value-type="float" office:value="48.069400000000002" table:style-name="ce34">
            <text:p>48.07<text:s text:c="3"/></text:p>
          </table:table-cell>
          <table:table-cell office:value-type="float" office:value="18.229500000000002" table:style-name="ce34">
            <text:p>18.23<text:s text:c="3"/></text:p>
          </table:table-cell>
          <table:table-cell office:value-type="float" office:value="805249" table:style-name="ce54">
            <text:p>805,249<text:s text:c="3"/></text:p>
          </table:table-cell>
          <table:table-cell office:value-type="float" office:value="12.994199999999999" table:style-name="ce34">
            <text:p>12.99<text:s text:c="3"/></text:p>
          </table:table-cell>
          <table:table-cell office:value-type="float" office:value="4.1951000000000001" table:style-name="ce34">
            <text:p>4.20<text:s text:c="3"/></text:p>
          </table:table-cell>
          <table:table-cell office:value-type="float" office:value="19.244" table:style-name="ce58">
            <text:p>19.24<text:s text:c="3"/>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7">
          <table:table-cell office:value-type="string" table:style-name="ce124">
            <text:p><text:span text:style-name="T2">民國一百九年</text:span><text:span text:style-name="T3">( 2020 )</text:span></text:p>
          </table:table-cell>
          <table:table-cell office:value-type="float" office:value="15284.313079667021" table:style-name="ce117">
            <text:p>15,284<text:s text:c="3"/></text:p>
          </table:table-cell>
          <table:table-cell office:value-type="float" office:value="47.930100000000003" table:style-name="ce115">
            <text:p>47.93<text:s text:c="3"/></text:p>
          </table:table-cell>
          <table:table-cell office:value-type="float" office:value="17.897300000000001" table:style-name="ce115">
            <text:p>17.90<text:s text:c="3"/></text:p>
          </table:table-cell>
          <table:table-cell office:value-type="float" office:value="0" table:style-name="ce128">
            <text:p><text:s/>-</text:p>
          </table:table-cell>
          <table:table-cell office:value-type="float" office:value="0" table:style-name="ce128">
            <text:p><text:s/>-</text:p>
          </table:table-cell>
          <table:table-cell office:value-type="float" office:value="0" table:style-name="ce128">
            <text:p><text:s/>-</text:p>
          </table:table-cell>
          <table:table-cell office:value-type="float" office:value="0" table:style-name="ce129">
            <text:p><text:s/>-</text:p>
          </table:table-cell>
          <table:table-cell table:style-name="ce32"/>
          <table:table-cell table:number-columns-repeated="7" table:style-name="ce36"/>
          <table:table-cell table:number-columns-repeated="16368"/>
        </table:table-row>
        <table:table-row table:style-name="ro3">
          <table:table-cell office:value-type="string" table:style-name="ce8">
            <text:p>註：能源密集工業包括：紙漿、紙及紙製品製造業、化學材料製造業、非金屬礦物製品製造業、基本金屬製造業。</text:p>
          </table:table-cell>
          <table:table-cell table:number-columns-repeated="2" table:style-name="ce8"/>
          <table:table-cell table:number-columns-repeated="4" table:style-name="ce1"/>
          <table:table-cell table:number-columns-repeated="9" table:style-name="ce10"/>
          <table:table-cell table:number-columns-repeated="16368"/>
        </table:table-row>
        <table:table-row table:style-name="ro3">
          <table:table-cell office:value-type="string" table:style-name="ce8">
            <text:p>Note : Energy intensive industries are paper, chemical materials, non-metallic mineral products, basic metal industry.</text:p>
          </table:table-cell>
          <table:table-cell table:number-columns-repeated="2" table:style-name="ce8"/>
          <table:table-cell table:number-columns-repeated="4" table:style-name="ce1"/>
          <table:table-cell table:number-columns-repeated="9" table:style-name="ce10"/>
          <table:table-cell table:number-columns-repeated="16368"/>
        </table:table-row>
        <table:table-row table:number-rows-repeated="2" table:style-name="ro8">
          <table:table-cell table:style-name="ce17"/>
          <table:table-cell table:number-columns-repeated="6" table:style-name="ce1"/>
          <table:table-cell table:number-columns-repeated="9" table:style-name="ce10"/>
          <table:table-cell table:number-columns-repeated="16368"/>
        </table:table-row>
        <table:table-row table:number-rows-repeated="13" table:style-name="ro3">
          <table:table-cell table:number-columns-repeated="7" table:style-name="ce1"/>
          <table:table-cell table:number-columns-repeated="9" table:style-name="ce10"/>
          <table:table-cell table:number-columns-repeated="16368"/>
        </table:table-row>
        <table:table-row table:number-rows-repeated="16" table:style-name="ro3">
          <table:table-cell table:number-columns-repeated="7"/>
          <table:table-cell table:number-columns-repeated="9" table:style-name="ce10"/>
          <table:table-cell table:number-columns-repeated="16368"/>
        </table:table-row>
        <table:table-row table:number-rows-repeated="1048512" table:style-name="ro3">
          <table:table-cell table:number-columns-repeated="16384"/>
        </table:table-row>
        <table:named-expressions>
          <table:named-range table:name="Print_Area" table:cell-range-address="Page3.$A$1:Page3.$H$33" table:base-cell-address="Page3.$A$1"/>
        </table:named-expressions>
      </table:table>
      <table:table table:name="Page4" table:style-name="ta1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0"/>
        <table:table-column table:style-name="co24" table:default-cell-style-name="ce10"/>
        <table:table-column table:style-name="co5" table:number-columns-repeated="6" table:default-cell-style-name="ce10"/>
        <table:table-column table:style-name="co5" table:number-columns-repeated="16368" table:default-cell-style-name="ce1"/>
        <table:table-row table:style-name="ro1">
          <table:table-cell office:value-type="string" table:style-name="ce120">
            <text:p>能源指標(續)</text:p>
          </table:table-cell>
          <table:table-cell table:number-columns-repeated="6" table:style-name="ce19"/>
          <table:table-cell table:style-name="ce47"/>
          <table:table-cell table:number-columns-repeated="8" table:style-name="ce10"/>
          <table:table-cell table:number-columns-repeated="16368" table:style-name="ce1"/>
        </table:table-row>
        <table:table-row table:style-name="ro1">
          <table:table-cell office:value-type="string" table:style-name="ce19">
            <text:p>Energy Indicators (Cont.)</text:p>
          </table:table-cell>
          <table:table-cell table:number-columns-repeated="6" table:style-name="ce19"/>
          <table:table-cell table:style-name="ce47"/>
          <table:table-cell table:number-columns-repeated="8" table:style-name="ce10"/>
          <table:table-cell table:number-columns-repeated="16368" table:style-name="ce1"/>
        </table:table-row>
        <table:table-row table:style-name="ro1">
          <table:table-cell office:value-type="string" table:style-name="ce11">
            <text:p>3.<text:s/><text:span text:style-name="T10">能源安全指標</text:span></text:p>
          </table:table-cell>
          <table:table-cell table:number-columns-repeated="6" table:style-name="ce1"/>
          <table:table-cell table:number-columns-repeated="9" table:style-name="ce10"/>
          <table:table-cell table:number-columns-repeated="16368" table:style-name="ce1"/>
        </table:table-row>
        <table:table-row table:style-name="ro1">
          <table:table-cell office:value-type="string" table:style-name="ce12">
            <text:p><text:s text:c="4"/>Energy Security Indicators</text:p>
          </table:table-cell>
          <table:table-cell table:number-columns-repeated="7" table:style-name="ce2"/>
          <table:table-cell table:number-columns-repeated="8" table:style-name="ce10"/>
          <table:table-cell table:number-columns-repeated="16368" table:style-name="ce1"/>
        </table:table-row>
        <table:table-row table:style-name="ro2">
          <table:table-cell table:style-name="ce60"/>
          <table:table-cell office:value-type="string" table:style-name="ce83">
            <text:p><text:span text:style-name="T5">進口能源</text:span></text:p>
          </table:table-cell>
          <table:table-cell office:value-type="string" table:style-name="ce84">
            <text:p><text:span text:style-name="T5">石油</text:span></text:p>
          </table:table-cell>
          <table:table-cell office:value-type="string" table:style-name="ce83">
            <text:p><text:span text:style-name="T5">進口石油</text:span></text:p>
          </table:table-cell>
          <table:table-cell office:value-type="string" table:style-name="ce84">
            <text:p><text:span text:style-name="T5">中東原油進口</text:span></text:p>
          </table:table-cell>
          <table:table-cell office:value-type="string" table:style-name="ce83">
            <text:p><text:span text:style-name="T5">石油進口總值占</text:span></text:p>
          </table:table-cell>
          <table:table-cell office:value-type="string" table:style-name="ce84">
            <text:p><text:span text:style-name="T5">石油進口總值占</text:span></text:p>
          </table:table-cell>
          <table:table-cell office:value-type="string" table:style-name="ce83">
            <text:p><text:span text:style-name="T5">石油進口總值</text:span>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table:style-name="ce3"/>
          <table:table-cell office:value-type="string" table:style-name="ce37">
            <text:p><text:span text:style-name="T5">依存度</text:span>(%)</text:p>
          </table:table-cell>
          <table:table-cell office:value-type="string" table:style-name="ce80">
            <text:p><text:span text:style-name="T5">依存度</text:span>(%)</text:p>
          </table:table-cell>
          <table:table-cell office:value-type="string" table:style-name="ce37">
            <text:p><text:span text:style-name="T5">依存度</text:span>(%)</text:p>
          </table:table-cell>
          <table:table-cell office:value-type="string" table:style-name="ce80">
            <text:p><text:span text:style-name="T5">依存度</text:span>(%)</text:p>
          </table:table-cell>
          <table:table-cell office:value-type="string" table:style-name="ce37">
            <text:p><text:span text:style-name="T5">總進口值比率</text:span>(%)</text:p>
          </table:table-cell>
          <table:table-cell office:value-type="string" table:style-name="ce80">
            <text:p><text:span text:style-name="T5">總出口值比率</text:span>(%)</text:p>
          </table:table-cell>
          <table:table-cell office:value-type="string" table:style-name="ce37">
            <text:p><text:span text:style-name="T5">占名目</text:span>GDP<text:span text:style-name="T5">比率</text:span>(%)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office:value-type="string" table:style-name="ce15">
            <text:p><text:span text:style-name="T2">項　目</text:span></text:p>
          </table:table-cell>
          <table:table-cell office:value-type="string" table:style-name="ce37">
            <text:p>Dependence</text:p>
          </table:table-cell>
          <table:table-cell office:value-type="string" table:style-name="ce80">
            <text:p>Dependence</text:p>
          </table:table-cell>
          <table:table-cell office:value-type="string" table:style-name="ce37">
            <text:p>Dependence</text:p>
          </table:table-cell>
          <table:table-cell office:value-type="string" table:style-name="ce80">
            <text:p>Dependence on</text:p>
          </table:table-cell>
          <table:table-cell office:value-type="string" table:style-name="ce37">
            <text:p>Value of Oil</text:p>
          </table:table-cell>
          <table:table-cell office:value-type="string" table:style-name="ce80">
            <text:p>Value of Oil</text:p>
          </table:table-cell>
          <table:table-cell office:value-type="string" table:style-name="ce37">
            <text:p>Value of Oil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office:value-type="string" table:style-name="ce15">
            <text:p>Item</text:p>
          </table:table-cell>
          <table:table-cell office:value-type="string" table:style-name="ce37">
            <text:p>on Imported</text:p>
          </table:table-cell>
          <table:table-cell office:value-type="string" table:style-name="ce80">
            <text:p>on</text:p>
          </table:table-cell>
          <table:table-cell office:value-type="string" table:style-name="ce37">
            <text:p>on</text:p>
          </table:table-cell>
          <table:table-cell office:value-type="string" table:style-name="ce80">
            <text:p>Crude Oil Imports</text:p>
          </table:table-cell>
          <table:table-cell office:value-type="string" table:style-name="ce37">
            <text:p>Imports/Values</text:p>
          </table:table-cell>
          <table:table-cell office:value-type="string" table:style-name="ce80">
            <text:p>Imports / Values</text:p>
          </table:table-cell>
          <table:table-cell office:value-type="string" table:style-name="ce37">
            <text:p>Imports /<text:s/>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table:style-name="ce5"/>
          <table:table-cell office:value-type="string" table:style-name="ce81">
            <text:p>Energy (%)</text:p>
          </table:table-cell>
          <table:table-cell office:value-type="string" table:style-name="ce82">
            <text:p>Oil (%)</text:p>
          </table:table-cell>
          <table:table-cell office:value-type="string" table:style-name="ce85">
            <text:p>Oil Imports (%)</text:p>
          </table:table-cell>
          <table:table-cell office:value-type="string" table:style-name="ce82">
            <text:p>from Middle East (%)</text:p>
          </table:table-cell>
          <table:table-cell office:value-type="string" table:style-name="ce85">
            <text:p>of Total Imports (%)</text:p>
          </table:table-cell>
          <table:table-cell office:value-type="string" table:style-name="ce82">
            <text:p>of Total Exports (%)</text:p>
          </table:table-cell>
          <table:table-cell office:value-type="string" table:style-name="ce85">
            <text:p>Nominal GDP(%)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office:value-type="string" table:style-name="ce106">
            <text:p>民國八十九年( 2000 )</text:p>
          </table:table-cell>
          <table:table-cell office:value-type="float" office:value="97.771100000000004" table:style-name="ce58">
            <text:p>97.77<text:s text:c="3"/></text:p>
          </table:table-cell>
          <table:table-cell office:value-type="float" office:value="51.593600000000002" table:style-name="ce58">
            <text:p>51.59<text:s text:c="3"/></text:p>
          </table:table-cell>
          <table:table-cell office:value-type="float" office:value="99.9255" table:style-name="ce58">
            <text:p>99.93<text:s text:c="3"/></text:p>
          </table:table-cell>
          <table:table-cell office:value-type="float" office:value="60.337499999999999" table:style-name="ce58">
            <text:p>60.34<text:s text:c="3"/></text:p>
          </table:table-cell>
          <table:table-cell office:value-type="float" office:value="7.0425000000000004" table:style-name="ce58">
            <text:p>7.04<text:s text:c="3"/></text:p>
          </table:table-cell>
          <table:table-cell office:value-type="float" office:value="6.5175999999999998" table:style-name="ce58">
            <text:p>6.52<text:s text:c="3"/></text:p>
          </table:table-cell>
          <table:table-cell office:value-type="float" office:value="3.0006200000000001" table:style-name="ce58">
            <text:p>3.00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　十年( 2001 )</text:p>
          </table:table-cell>
          <table:table-cell office:value-type="float" office:value="97.470100000000002" table:style-name="ce58">
            <text:p>97.47<text:s text:c="3"/></text:p>
          </table:table-cell>
          <table:table-cell office:value-type="float" office:value="51.6312" table:style-name="ce58">
            <text:p>51.63<text:s text:c="3"/></text:p>
          </table:table-cell>
          <table:table-cell office:value-type="float" office:value="99.918800000000005" table:style-name="ce58">
            <text:p>99.92<text:s text:c="3"/></text:p>
          </table:table-cell>
          <table:table-cell office:value-type="float" office:value="68.062200000000004" table:style-name="ce58">
            <text:p>68.06<text:s text:c="3"/></text:p>
          </table:table-cell>
          <table:table-cell office:value-type="float" office:value="8.0805000000000007" table:style-name="ce58">
            <text:p>8.08<text:s text:c="3"/></text:p>
          </table:table-cell>
          <table:table-cell office:value-type="float" office:value="6.9873000000000003" table:style-name="ce58">
            <text:p>6.99<text:s text:c="3"/></text:p>
          </table:table-cell>
          <table:table-cell office:value-type="float" office:value="2.9542299999999999" table:style-name="ce58">
            <text:p>2.95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一年( 2002 )</text:p>
          </table:table-cell>
          <table:table-cell office:value-type="float" office:value="97.614400000000003" table:style-name="ce58">
            <text:p>97.61<text:s text:c="3"/></text:p>
          </table:table-cell>
          <table:table-cell office:value-type="float" office:value="50.4086" table:style-name="ce58">
            <text:p>50.41<text:s text:c="3"/></text:p>
          </table:table-cell>
          <table:table-cell office:value-type="float" office:value="99.889899999999997" table:style-name="ce58">
            <text:p>99.89<text:s text:c="3"/></text:p>
          </table:table-cell>
          <table:table-cell office:value-type="float" office:value="74.164000000000001" table:style-name="ce58">
            <text:p>74.16<text:s text:c="3"/></text:p>
          </table:table-cell>
          <table:table-cell office:value-type="float" office:value="7.4537000000000004" table:style-name="ce58">
            <text:p>7.45<text:s text:c="3"/></text:p>
          </table:table-cell>
          <table:table-cell office:value-type="float" office:value="6.3173000000000004" table:style-name="ce58">
            <text:p>6.32<text:s text:c="3"/></text:p>
          </table:table-cell>
          <table:table-cell office:value-type="float" office:value="2.7870499999999998" table:style-name="ce58">
            <text:p>2.79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二年( 2003 )</text:p>
          </table:table-cell>
          <table:table-cell office:value-type="float" office:value="97.441999999999993" table:style-name="ce58">
            <text:p>97.44<text:s text:c="3"/></text:p>
          </table:table-cell>
          <table:table-cell office:value-type="float" office:value="51.881" table:style-name="ce58">
            <text:p>51.88<text:s text:c="3"/></text:p>
          </table:table-cell>
          <table:table-cell office:value-type="float" office:value="99.822900000000004" table:style-name="ce58">
            <text:p>99.82<text:s text:c="3"/></text:p>
          </table:table-cell>
          <table:table-cell office:value-type="float" office:value="79.037800000000004" table:style-name="ce58">
            <text:p>79.04<text:s text:c="3"/></text:p>
          </table:table-cell>
          <table:table-cell office:value-type="float" office:value="8.6938999999999993" table:style-name="ce58">
            <text:p>8.69<text:s text:c="3"/></text:p>
          </table:table-cell>
          <table:table-cell office:value-type="float" office:value="7.4825999999999997" table:style-name="ce58">
            <text:p>7.48<text:s text:c="3"/></text:p>
          </table:table-cell>
          <table:table-cell office:value-type="float" office:value="3.56298" table:style-name="ce58">
            <text:p>3.56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三年( 2004 )</text:p>
          </table:table-cell>
          <table:table-cell office:value-type="float" office:value="97.621399999999994" table:style-name="ce58">
            <text:p>97.62<text:s text:c="3"/></text:p>
          </table:table-cell>
          <table:table-cell office:value-type="float" office:value="52.367600000000003" table:style-name="ce58">
            <text:p>52.37<text:s text:c="3"/></text:p>
          </table:table-cell>
          <table:table-cell office:value-type="float" office:value="99.8232" table:style-name="ce58">
            <text:p>99.82<text:s text:c="3"/></text:p>
          </table:table-cell>
          <table:table-cell office:value-type="float" office:value="76.735799999999998" table:style-name="ce58">
            <text:p>76.74<text:s text:c="3"/></text:p>
          </table:table-cell>
          <table:table-cell office:value-type="float" office:value="9.4923999999999999" table:style-name="ce58">
            <text:p>9.49<text:s text:c="3"/></text:p>
          </table:table-cell>
          <table:table-cell office:value-type="float" office:value="8.8675999999999995" table:style-name="ce58">
            <text:p>8.87<text:s text:c="3"/></text:p>
          </table:table-cell>
          <table:table-cell office:value-type="float" office:value="4.7135600000000002" table:style-name="ce58">
            <text:p>4.71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四年( 2005 )</text:p>
          </table:table-cell>
          <table:table-cell office:value-type="float" office:value="97.739400000000003" table:style-name="ce58">
            <text:p>97.74<text:s text:c="3"/></text:p>
          </table:table-cell>
          <table:table-cell office:value-type="float" office:value="52.808700000000002" table:style-name="ce58">
            <text:p>52.81<text:s text:c="3"/></text:p>
          </table:table-cell>
          <table:table-cell office:value-type="float" office:value="99.879199999999997" table:style-name="ce58">
            <text:p>99.88<text:s text:c="3"/></text:p>
          </table:table-cell>
          <table:table-cell office:value-type="float" office:value="82.722800000000007" table:style-name="ce58">
            <text:p>82.72<text:s text:c="3"/></text:p>
          </table:table-cell>
          <table:table-cell office:value-type="float" office:value="12.0631" table:style-name="ce58">
            <text:p>12.06<text:s text:c="3"/></text:p>
          </table:table-cell>
          <table:table-cell office:value-type="float" office:value="11.1838" table:style-name="ce58">
            <text:p>11.18<text:s text:c="3"/></text:p>
          </table:table-cell>
          <table:table-cell office:value-type="float" office:value="5.9536100000000003" table:style-name="ce58">
            <text:p>5.95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五年( 2006 )</text:p>
          </table:table-cell>
          <table:table-cell office:value-type="float" office:value="97.820700000000002" table:style-name="ce58">
            <text:p>97.82<text:s text:c="3"/></text:p>
          </table:table-cell>
          <table:table-cell office:value-type="float" office:value="52.1203" table:style-name="ce58">
            <text:p>52.12<text:s text:c="3"/></text:p>
          </table:table-cell>
          <table:table-cell office:value-type="float" office:value="99.8857" table:style-name="ce58">
            <text:p>99.89<text:s text:c="3"/></text:p>
          </table:table-cell>
          <table:table-cell office:value-type="float" office:value="79.849900000000005" table:style-name="ce58">
            <text:p>79.85<text:s text:c="3"/></text:p>
          </table:table-cell>
          <table:table-cell office:value-type="float" office:value="13.777200000000001" table:style-name="ce58">
            <text:p>13.78<text:s text:c="3"/></text:p>
          </table:table-cell>
          <table:table-cell office:value-type="float" office:value="12.5845" table:style-name="ce58">
            <text:p>12.58<text:s text:c="3"/></text:p>
          </table:table-cell>
          <table:table-cell office:value-type="float" office:value="7.3683699999999996" table:style-name="ce58">
            <text:p>7.37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六年( 2007 )</text:p>
          </table:table-cell>
          <table:table-cell office:value-type="float" office:value="97.834400000000002" table:style-name="ce58">
            <text:p>97.83<text:s text:c="3"/></text:p>
          </table:table-cell>
          <table:table-cell office:value-type="float" office:value="52.408700000000003" table:style-name="ce58">
            <text:p>52.41<text:s text:c="3"/></text:p>
          </table:table-cell>
          <table:table-cell office:value-type="float" office:value="99.880499999999998" table:style-name="ce58">
            <text:p>99.88<text:s text:c="3"/></text:p>
          </table:table-cell>
          <table:table-cell office:value-type="float" office:value="81.759200000000007" table:style-name="ce58">
            <text:p>81.76<text:s text:c="3"/></text:p>
          </table:table-cell>
          <table:table-cell office:value-type="float" office:value="15.4339" table:style-name="ce58">
            <text:p>15.43<text:s text:c="3"/></text:p>
          </table:table-cell>
          <table:table-cell office:value-type="float" office:value="13.8415" table:style-name="ce58">
            <text:p>13.84<text:s text:c="3"/></text:p>
          </table:table-cell>
          <table:table-cell office:value-type="float" office:value="8.4559599999999993" table:style-name="ce58">
            <text:p>8.46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七年( 2008 )</text:p>
          </table:table-cell>
          <table:table-cell office:value-type="float" office:value="97.739099999999993" table:style-name="ce58">
            <text:p>97.74<text:s text:c="3"/></text:p>
          </table:table-cell>
          <table:table-cell office:value-type="float" office:value="50.787199999999999" table:style-name="ce58">
            <text:p>50.79<text:s text:c="3"/></text:p>
          </table:table-cell>
          <table:table-cell office:value-type="float" office:value="99.822500000000005" table:style-name="ce58">
            <text:p>99.82<text:s text:c="3"/></text:p>
          </table:table-cell>
          <table:table-cell office:value-type="float" office:value="83.497500000000002" table:style-name="ce58">
            <text:p>83.50<text:s text:c="3"/></text:p>
          </table:table-cell>
          <table:table-cell office:value-type="float" office:value="19.1814" table:style-name="ce58">
            <text:p>19.18<text:s text:c="3"/></text:p>
          </table:table-cell>
          <table:table-cell office:value-type="float" office:value="18.156500000000001" table:style-name="ce58">
            <text:p>18.16<text:s text:c="3"/></text:p>
          </table:table-cell>
          <table:table-cell office:value-type="float" office:value="11.17868" table:style-name="ce58">
            <text:p>11.18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八年( 2009 )</text:p>
          </table:table-cell>
          <table:table-cell office:value-type="float" office:value="97.775599999999997" table:style-name="ce58">
            <text:p>97.78<text:s text:c="3"/></text:p>
          </table:table-cell>
          <table:table-cell office:value-type="float" office:value="52.590800000000002" table:style-name="ce58">
            <text:p>52.59<text:s text:c="3"/></text:p>
          </table:table-cell>
          <table:table-cell office:value-type="float" office:value="99.857399999999998" table:style-name="ce58">
            <text:p>99.86<text:s text:c="3"/></text:p>
          </table:table-cell>
          <table:table-cell office:value-type="float" office:value="81.949100000000001" table:style-name="ce58">
            <text:p>81.95<text:s text:c="3"/></text:p>
          </table:table-cell>
          <table:table-cell office:value-type="float" office:value="16.114899999999999" table:style-name="ce58">
            <text:p>16.11<text:s text:c="3"/></text:p>
          </table:table-cell>
          <table:table-cell office:value-type="float" office:value="13.901400000000001" table:style-name="ce58">
            <text:p>13.90<text:s text:c="3"/></text:p>
          </table:table-cell>
          <table:table-cell office:value-type="float" office:value="7.3000100000000003" table:style-name="ce58">
            <text:p>7.30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九年( 2010 )</text:p>
          </table:table-cell>
          <table:table-cell office:value-type="float" office:value="97.875699999999995" table:style-name="ce58">
            <text:p>97.88<text:s text:c="3"/></text:p>
          </table:table-cell>
          <table:table-cell office:value-type="float" office:value="50.0717" table:style-name="ce58">
            <text:p>50.07<text:s text:c="3"/></text:p>
          </table:table-cell>
          <table:table-cell office:value-type="float" office:value="99.872100000000003" table:style-name="ce58">
            <text:p>99.87<text:s text:c="3"/></text:p>
          </table:table-cell>
          <table:table-cell office:value-type="float" office:value="79.711500000000001" table:style-name="ce58">
            <text:p>79.71<text:s text:c="3"/></text:p>
          </table:table-cell>
          <table:table-cell office:value-type="float" office:value="14.689500000000001" table:style-name="ce58">
            <text:p>14.69<text:s text:c="3"/></text:p>
          </table:table-cell>
          <table:table-cell office:value-type="float" office:value="13.5436" table:style-name="ce58">
            <text:p>13.54<text:s text:c="3"/></text:p>
          </table:table-cell>
          <table:table-cell office:value-type="float" office:value="8.4566099999999995" table:style-name="ce58">
            <text:p>8.46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 <text:s text:c="2"/>一百 年( 2011 )</text:p>
          </table:table-cell>
          <table:table-cell office:value-type="float" office:value="97.783100000000005" table:style-name="ce58">
            <text:p>97.78<text:s text:c="3"/></text:p>
          </table:table-cell>
          <table:table-cell office:value-type="float" office:value="46.101900000000001" table:style-name="ce58">
            <text:p>46.10<text:s text:c="3"/></text:p>
          </table:table-cell>
          <table:table-cell office:value-type="float" office:value="99.869" table:style-name="ce58">
            <text:p>99.87<text:s text:c="3"/></text:p>
          </table:table-cell>
          <table:table-cell office:value-type="float" office:value="70.795500000000004" table:style-name="ce58">
            <text:p>70.80<text:s text:c="3"/></text:p>
          </table:table-cell>
          <table:table-cell office:value-type="float" office:value="16.187100000000001" table:style-name="ce58">
            <text:p>16.19<text:s text:c="3"/></text:p>
          </table:table-cell>
          <table:table-cell office:value-type="float" office:value="14.894500000000001" table:style-name="ce58">
            <text:p>14.89<text:s text:c="3"/></text:p>
          </table:table-cell>
          <table:table-cell office:value-type="float" office:value="9.5685300000000009" table:style-name="ce58">
            <text:p>9.57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一年( 2012 )</text:p>
          </table:table-cell>
          <table:table-cell office:value-type="float" office:value="97.540099999999995" table:style-name="ce58">
            <text:p>97.54<text:s text:c="3"/></text:p>
          </table:table-cell>
          <table:table-cell office:value-type="float" office:value="47.820300000000003" table:style-name="ce58">
            <text:p>47.82<text:s text:c="3"/></text:p>
          </table:table-cell>
          <table:table-cell office:value-type="float" office:value="99.878799999999998" table:style-name="ce58">
            <text:p>99.88<text:s text:c="3"/></text:p>
          </table:table-cell>
          <table:table-cell office:value-type="float" office:value="80.830500000000001" table:style-name="ce58">
            <text:p>80.83<text:s text:c="3"/></text:p>
          </table:table-cell>
          <table:table-cell office:value-type="float" office:value="18.501300000000001" table:style-name="ce58">
            <text:p>18.50<text:s text:c="3"/></text:p>
          </table:table-cell>
          <table:table-cell office:value-type="float" office:value="16.757000000000001" table:style-name="ce58">
            <text:p>16.76<text:s text:c="3"/></text:p>
          </table:table-cell>
          <table:table-cell office:value-type="float" office:value="10.34287" table:style-name="ce58">
            <text:p>10.34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二年( 2013 )</text:p>
          </table:table-cell>
          <table:table-cell office:value-type="float" office:value="97.610500000000002" table:style-name="ce58">
            <text:p>97.61<text:s text:c="3"/></text:p>
          </table:table-cell>
          <table:table-cell office:value-type="float" office:value="47.430999999999997" table:style-name="ce58">
            <text:p>47.43<text:s text:c="3"/></text:p>
          </table:table-cell>
          <table:table-cell office:value-type="float" office:value="99.887200000000007" table:style-name="ce58">
            <text:p>99.89<text:s text:c="3"/></text:p>
          </table:table-cell>
          <table:table-cell office:value-type="float" office:value="82.685299999999998" table:style-name="ce58">
            <text:p>82.69<text:s text:c="3"/></text:p>
          </table:table-cell>
          <table:table-cell office:value-type="float" office:value="17.2852" table:style-name="ce58">
            <text:p>17.29<text:s text:c="3"/></text:p>
          </table:table-cell>
          <table:table-cell office:value-type="float" office:value="15.4186" table:style-name="ce58">
            <text:p>15.42<text:s text:c="3"/></text:p>
          </table:table-cell>
          <table:table-cell office:value-type="float" office:value="9.3023100000000003" table:style-name="ce58">
            <text:p>9.30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三年( 2014 )</text:p>
          </table:table-cell>
          <table:table-cell office:value-type="float" office:value="97.785700000000006" table:style-name="ce58">
            <text:p>97.79<text:s text:c="3"/></text:p>
          </table:table-cell>
          <table:table-cell office:value-type="float" office:value="48.368000000000002" table:style-name="ce58">
            <text:p>48.37<text:s text:c="3"/></text:p>
          </table:table-cell>
          <table:table-cell office:value-type="float" office:value="99.865799999999993" table:style-name="ce58">
            <text:p>99.87<text:s text:c="3"/></text:p>
          </table:table-cell>
          <table:table-cell office:value-type="float" office:value="83.625900000000001" table:style-name="ce58">
            <text:p>83.63<text:s text:c="3"/></text:p>
          </table:table-cell>
          <table:table-cell office:value-type="float" office:value="17.3124" table:style-name="ce58">
            <text:p>17.31<text:s text:c="3"/></text:p>
          </table:table-cell>
          <table:table-cell office:value-type="float" office:value="15.234" table:style-name="ce58">
            <text:p>15.23<text:s text:c="3"/></text:p>
          </table:table-cell>
          <table:table-cell office:value-type="float" office:value="9.0323499999999992" table:style-name="ce58">
            <text:p>9.03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四年( 2015 )</text:p>
          </table:table-cell>
          <table:table-cell office:value-type="float" office:value="97.693799999999996" table:style-name="ce58">
            <text:p>97.69<text:s text:c="3"/></text:p>
          </table:table-cell>
          <table:table-cell office:value-type="float" office:value="48.1768" table:style-name="ce58">
            <text:p>48.18<text:s text:c="3"/></text:p>
          </table:table-cell>
          <table:table-cell office:value-type="float" office:value="99.822000000000003" table:style-name="ce58">
            <text:p>99.82<text:s text:c="3"/></text:p>
          </table:table-cell>
          <table:table-cell office:value-type="float" office:value="86.731800000000007" table:style-name="ce58">
            <text:p>86.73<text:s text:c="3"/></text:p>
          </table:table-cell>
          <table:table-cell office:value-type="float" office:value="10.835100000000001" table:style-name="ce58">
            <text:p>10.84<text:s text:c="3"/></text:p>
          </table:table-cell>
          <table:table-cell office:value-type="float" office:value="9.0013000000000005" table:style-name="ce58">
            <text:p>9.00<text:s text:c="3"/></text:p>
          </table:table-cell>
          <table:table-cell office:value-type="float" office:value="4.7496200000000002" table:style-name="ce58">
            <text:p>4.75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55">
            <text:p>民國一百五年( 2016 )</text:p>
          </table:table-cell>
          <table:table-cell office:value-type="float" office:value="97.610299999999995" table:style-name="ce58">
            <text:p>97.61<text:s text:c="3"/></text:p>
          </table:table-cell>
          <table:table-cell office:value-type="float" office:value="48.9148" table:style-name="ce58">
            <text:p>48.91<text:s text:c="3"/></text:p>
          </table:table-cell>
          <table:table-cell office:value-type="float" office:value="99.835400000000007" table:style-name="ce58">
            <text:p>99.84<text:s text:c="3"/></text:p>
          </table:table-cell>
          <table:table-cell office:value-type="float" office:value="77.575999999999993" table:style-name="ce58">
            <text:p>77.58<text:s text:c="3"/></text:p>
          </table:table-cell>
          <table:table-cell office:value-type="float" office:value="8.9536999999999995" table:style-name="ce58">
            <text:p>8.95<text:s text:c="3"/></text:p>
          </table:table-cell>
          <table:table-cell office:value-type="float" office:value="7.3494000000000002" table:style-name="ce58">
            <text:p>7.35<text:s text:c="3"/></text:p>
          </table:table-cell>
          <table:table-cell office:value-type="float" office:value="3.7775799999999999" table:style-name="ce58">
            <text:p>3.78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55">
            <text:p>民國一百六年( 2017 )</text:p>
          </table:table-cell>
          <table:table-cell office:value-type="float" office:value="97.718999999999994" table:style-name="ce58">
            <text:p>97.72<text:s text:c="3"/></text:p>
          </table:table-cell>
          <table:table-cell office:value-type="float" office:value="48.466799999999999" table:style-name="ce58">
            <text:p>48.47<text:s text:c="3"/></text:p>
          </table:table-cell>
          <table:table-cell office:value-type="float" office:value="99.828400000000002" table:style-name="ce58">
            <text:p>99.83<text:s text:c="3"/></text:p>
          </table:table-cell>
          <table:table-cell office:value-type="float" office:value="76.688599999999994" table:style-name="ce58">
            <text:p>76.69<text:s text:c="3"/></text:p>
          </table:table-cell>
          <table:table-cell office:value-type="float" office:value="10.0459" table:style-name="ce58">
            <text:p>10.05<text:s text:c="3"/></text:p>
          </table:table-cell>
          <table:table-cell office:value-type="float" office:value="8.1943999999999999" table:style-name="ce58">
            <text:p>8.19<text:s text:c="3"/></text:p>
          </table:table-cell>
          <table:table-cell office:value-type="float" office:value="4.3979600000000003" table:style-name="ce58">
            <text:p>4.40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七年( 2018 )</text:p>
          </table:table-cell>
          <table:table-cell office:value-type="float" office:value="97.743700000000004" table:style-name="ce58">
            <text:p>97.74<text:s text:c="3"/></text:p>
          </table:table-cell>
          <table:table-cell office:value-type="float" office:value="48.177700000000002" table:style-name="ce58">
            <text:p>48.18<text:s text:c="3"/></text:p>
          </table:table-cell>
          <table:table-cell office:value-type="float" office:value="99.845399999999998" table:style-name="ce58">
            <text:p>99.85<text:s text:c="3"/></text:p>
          </table:table-cell>
          <table:table-cell office:value-type="float" office:value="76.637799999999999" table:style-name="ce58">
            <text:p>76.64<text:s text:c="3"/></text:p>
          </table:table-cell>
          <table:table-cell office:value-type="float" office:value="11.971299999999999" table:style-name="ce58">
            <text:p>11.97<text:s text:c="3"/></text:p>
          </table:table-cell>
          <table:table-cell office:value-type="float" office:value="10.2088" table:style-name="ce58">
            <text:p>10.21<text:s text:c="3"/></text:p>
          </table:table-cell>
          <table:table-cell office:value-type="float" office:value="5.5822200000000004" table:style-name="ce58">
            <text:p>5.58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八年( 2019 )</text:p>
          </table:table-cell>
          <table:table-cell office:value-type="float" office:value="97.543300000000002" table:style-name="ce58">
            <text:p>97.54<text:s text:c="3"/></text:p>
          </table:table-cell>
          <table:table-cell office:value-type="float" office:value="46.915300000000002" table:style-name="ce58">
            <text:p>46.92<text:s text:c="3"/></text:p>
          </table:table-cell>
          <table:table-cell office:value-type="float" office:value="99.840100000000007" table:style-name="ce58">
            <text:p>99.84<text:s text:c="3"/></text:p>
          </table:table-cell>
          <table:table-cell office:value-type="float" office:value="74.028899999999993" table:style-name="ce58">
            <text:p>74.03<text:s text:c="3"/></text:p>
          </table:table-cell>
          <table:table-cell office:value-type="float" office:value="10.2089" table:style-name="ce58">
            <text:p>10.21<text:s text:c="3"/></text:p>
          </table:table-cell>
          <table:table-cell office:value-type="float" office:value="8.8583999999999996" table:style-name="ce58">
            <text:p>8.86<text:s text:c="3"/></text:p>
          </table:table-cell>
          <table:table-cell office:value-type="float" office:value="4.7700899999999997" table:style-name="ce58">
            <text:p>4.77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24">
            <text:p><text:span text:style-name="T2">民國一百九年</text:span><text:span text:style-name="T3">( 2020 )</text:span></text:p>
          </table:table-cell>
          <table:table-cell office:value-type="float" office:value="97.533900000000003" table:style-name="ce116">
            <text:p>97.53<text:s text:c="3"/></text:p>
          </table:table-cell>
          <table:table-cell office:value-type="float" office:value="44.173699999999997" table:style-name="ce116">
            <text:p>44.17<text:s text:c="3"/></text:p>
          </table:table-cell>
          <table:table-cell office:value-type="float" office:value="99.8249" table:style-name="ce116">
            <text:p>99.82<text:s text:c="3"/></text:p>
          </table:table-cell>
          <table:table-cell office:value-type="float" office:value="72.461699999999993" table:style-name="ce116">
            <text:p>72.46<text:s text:c="3"/></text:p>
          </table:table-cell>
          <table:table-cell office:value-type="float" office:value="6.6660000000000004" table:style-name="ce116">
            <text:p>6.67<text:s text:c="3"/></text:p>
          </table:table-cell>
          <table:table-cell office:value-type="float" office:value="5.5214999999999996" table:style-name="ce116">
            <text:p>5.52<text:s text:c="3"/></text:p>
          </table:table-cell>
          <table:table-cell office:value-type="float" office:value="2.8597700000000001" table:style-name="ce116">
            <text:p>2.86<text:s text:c="3"/></text:p>
          </table:table-cell>
          <table:table-cell table:style-name="ce9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number-columns-repeated="2" table:style-name="ce100"/>
          <table:table-cell table:number-columns-repeated="16366" table:style-name="ce10"/>
        </table:table-row>
        <table:table-row table:style-name="ro2">
          <table:table-cell table:number-columns-repeated="16" table:style-name="ce10"/>
          <table:table-cell table:number-columns-repeated="16368" table:style-name="ce1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Area" table:cell-range-address="Page4.$A$1:Page4.$H$30" table:base-cell-address="Page4.$A$1"/>
        </table:named-expressions>
      </table:table>
      <table:table table:name="Page5" table:style-name="ta1">
        <table:table-column table:style-name="co1" table:default-cell-style-name="ce1"/>
        <table:table-column table:style-name="co25" table:default-cell-style-name="ce1"/>
        <table:table-column table:style-name="co23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9" table:default-cell-style-name="ce1"/>
        <table:table-column table:style-name="co13" table:default-cell-style-name="ce1"/>
        <table:table-column table:style-name="co5" table:number-columns-repeated="8" table:default-cell-style-name="ce10"/>
        <table:table-column table:style-name="co5" table:number-columns-repeated="16368" table:default-cell-style-name="ce1"/>
        <table:table-row table:style-name="ro1">
          <table:table-cell office:value-type="string" table:style-name="ce120">
            <text:p>能源指標(續)</text:p>
          </table:table-cell>
          <table:table-cell table:number-columns-repeated="4" table:style-name="ce13"/>
          <table:table-cell table:number-columns-repeated="2" table:style-name="ce18"/>
          <table:table-cell table:style-name="ce48"/>
          <table:table-cell table:number-columns-repeated="8" table:style-name="ce10"/>
          <table:table-cell table:number-columns-repeated="16368" table:style-name="ce1"/>
        </table:table-row>
        <table:table-row table:style-name="ro1">
          <table:table-cell office:value-type="string" table:style-name="ce19">
            <text:p>Energy Indicators (Cont.)</text:p>
          </table:table-cell>
          <table:table-cell table:number-columns-repeated="4" table:style-name="ce13"/>
          <table:table-cell table:number-columns-repeated="2" table:style-name="ce18"/>
          <table:table-cell table:style-name="ce48"/>
          <table:table-cell table:number-columns-repeated="8" table:style-name="ce10"/>
          <table:table-cell table:number-columns-repeated="16368" table:style-name="ce1"/>
        </table:table-row>
        <table:table-row table:style-name="ro1">
          <table:table-cell office:value-type="string" table:style-name="ce11">
            <text:p>3.<text:s/><text:span text:style-name="T10">能源安全指標</text:span></text:p>
          </table:table-cell>
          <table:table-cell table:number-columns-repeated="6" table:style-name="ce1"/>
          <table:table-cell table:number-columns-repeated="9" table:style-name="ce10"/>
          <table:table-cell table:number-columns-repeated="16368" table:style-name="ce1"/>
        </table:table-row>
        <table:table-row table:style-name="ro1">
          <table:table-cell office:value-type="string" table:style-name="ce12">
            <text:p><text:s text:c="4"/>Energy Security Indicators</text:p>
          </table:table-cell>
          <table:table-cell table:number-columns-repeated="7" table:style-name="ce2"/>
          <table:table-cell table:number-columns-repeated="8" table:style-name="ce10"/>
          <table:table-cell table:number-columns-repeated="16368" table:style-name="ce1"/>
        </table:table-row>
        <table:table-row table:style-name="ro2">
          <table:table-cell table:style-name="ce14"/>
          <table:table-cell office:value-type="string" table:style-name="ce30">
            <text:p><text:span text:style-name="T5">能源進口值占總</text:span></text:p>
          </table:table-cell>
          <table:table-cell office:value-type="string" table:style-name="ce80">
            <text:p><text:span text:style-name="T5">能源進口值占總</text:span></text:p>
          </table:table-cell>
          <table:table-cell office:value-type="string" table:style-name="ce30">
            <text:p><text:span text:style-name="T5">能源進口值</text:span></text:p>
          </table:table-cell>
          <table:table-cell office:value-type="string" table:style-name="ce30">
            <text:p><text:span text:style-name="T5">平均每人負</text:span></text:p>
          </table:table-cell>
          <table:table-cell office:value-type="string" table:style-name="ce30">
            <text:p><text:span text:style-name="T5">備用</text:span></text:p>
          </table:table-cell>
          <table:table-cell office:value-type="string" table:number-columns-spanned="2" table:number-rows-spanned="1" table:style-name="ce153">
            <text:p><text:span text:style-name="T5">電力負載</text:span><text:s/>Electricity Load</text:p>
          </table:table-cell>
          <table:covered-table-cell/>
          <table:table-cell table:number-columns-repeated="6" table:style-name="ce4"/>
          <table:table-cell table:number-columns-spanned="2" table:number-rows-spanned="1" table:style-name="ce142"/>
          <table:covered-table-cell/>
          <table:table-cell table:number-columns-repeated="16368" table:style-name="ce1"/>
        </table:table-row>
        <table:table-row table:style-name="ro2">
          <table:table-cell table:style-name="ce16"/>
          <table:table-cell office:value-type="string" table:style-name="ce30">
            <text:p><text:span text:style-name="T5">進口值比率</text:span>(%)</text:p>
          </table:table-cell>
          <table:table-cell office:value-type="string" table:style-name="ce80">
            <text:p><text:span text:style-name="T5">出口值比率</text:span>(%)</text:p>
          </table:table-cell>
          <table:table-cell office:value-type="string" table:style-name="ce37">
            <text:p><text:span text:style-name="T5">占名目</text:span>GDP<text:span text:style-name="T5">比率</text:span>(%)</text:p>
          </table:table-cell>
          <table:table-cell office:value-type="string" table:style-name="ce30">
            <text:p><text:span text:style-name="T5">擔能源進口值</text:span></text:p>
          </table:table-cell>
          <table:table-cell office:value-type="string" table:style-name="ce30">
            <text:p><text:span text:style-name="T5">容量率</text:span></text:p>
          </table:table-cell>
          <table:table-cell office:value-type="string" table:style-name="ce30">
            <text:p><text:span text:style-name="T5">尖峰負載</text:span></text:p>
          </table:table-cell>
          <table:table-cell office:value-type="string" table:style-name="ce30">
            <text:p><text:span text:style-name="T5">平均負載</text:span>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office:value-type="string" table:style-name="ce15">
            <text:p><text:span text:style-name="T2">項　目</text:span></text:p>
          </table:table-cell>
          <table:table-cell office:value-type="string" table:style-name="ce30">
            <text:p>Value of Energy</text:p>
          </table:table-cell>
          <table:table-cell office:value-type="string" table:style-name="ce30">
            <text:p>Value of Energy</text:p>
          </table:table-cell>
          <table:table-cell office:value-type="string" table:style-name="ce30">
            <text:p>Value of Energy</text:p>
          </table:table-cell>
          <table:table-cell office:value-type="string" table:style-name="ce79">
            <text:p>（<text:span text:style-name="T17">臺幣元</text:span>）</text:p>
          </table:table-cell>
          <table:table-cell office:value-type="string" table:style-name="ce30">
            <text:p>(%)</text:p>
          </table:table-cell>
          <table:table-cell office:value-type="string" table:style-name="ce30">
            <text:p>(<text:span text:style-name="T15">千瓩</text:span>)</text:p>
          </table:table-cell>
          <table:table-cell office:value-type="string" table:style-name="ce30">
            <text:p>(<text:span text:style-name="T15">千瓩</text:span>)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office:value-type="string" table:style-name="ce15">
            <text:p>Item</text:p>
          </table:table-cell>
          <table:table-cell office:value-type="string" table:style-name="ce30">
            <text:p>Imports / Value</text:p>
          </table:table-cell>
          <table:table-cell office:value-type="string" table:style-name="ce30">
            <text:p>Imports / Value</text:p>
          </table:table-cell>
          <table:table-cell office:value-type="string" table:style-name="ce30">
            <text:p>Imports /<text:s/></text:p>
          </table:table-cell>
          <table:table-cell office:value-type="string" table:style-name="ce30">
            <text:p>Per Capita Energy</text:p>
          </table:table-cell>
          <table:table-cell office:value-type="string" table:style-name="ce80">
            <text:p>Percent Reserve</text:p>
          </table:table-cell>
          <table:table-cell office:value-type="string" table:style-name="ce30">
            <text:p>Peak Load</text:p>
          </table:table-cell>
          <table:table-cell office:value-type="string" table:style-name="ce30">
            <text:p>Average Load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table:style-name="ce5"/>
          <table:table-cell office:value-type="string" table:style-name="ce81">
            <text:p>of Total Imports (%)</text:p>
          </table:table-cell>
          <table:table-cell office:value-type="string" table:style-name="ce81">
            <text:p>of Total Exports (%)</text:p>
          </table:table-cell>
          <table:table-cell office:value-type="string" table:style-name="ce81">
            <text:p>Nominal GDP (%)</text:p>
          </table:table-cell>
          <table:table-cell office:value-type="string" table:style-name="ce81">
            <text:p>Imports (NT$)</text:p>
          </table:table-cell>
          <table:table-cell office:value-type="string" table:style-name="ce82">
            <text:p><text:s/>Margin (%)</text:p>
          </table:table-cell>
          <table:table-cell office:value-type="string" table:style-name="ce81">
            <text:p>(MW)</text:p>
          </table:table-cell>
          <table:table-cell office:value-type="string" table:style-name="ce81">
            <text:p>(MW)</text:p>
          </table:table-cell>
          <table:table-cell table:style-name="ce10"/>
          <table:table-cell table:number-columns-repeated="7" table:style-name="ce4"/>
          <table:table-cell table:number-columns-repeated="16368" table:style-name="ce1"/>
        </table:table-row>
        <table:table-row table:style-name="ro2">
          <table:table-cell office:value-type="string" table:style-name="ce106">
            <text:p>民國八十九年( 2000 )</text:p>
          </table:table-cell>
          <table:table-cell office:value-type="float" office:value="8.9857999999999993" table:style-name="ce34">
            <text:p>8.99<text:s text:c="3"/></text:p>
          </table:table-cell>
          <table:table-cell office:value-type="float" office:value="8.3161000000000005" table:style-name="ce34">
            <text:p>8.32<text:s text:c="3"/></text:p>
          </table:table-cell>
          <table:table-cell office:value-type="float" office:value="3.82863" table:style-name="ce34">
            <text:p>3.83<text:s text:c="3"/></text:p>
          </table:table-cell>
          <table:table-cell office:value-type="float" office:value="17873.097139000001" table:style-name="ce54">
            <text:p>17,873<text:s text:c="3"/></text:p>
          </table:table-cell>
          <table:table-cell office:value-type="float" office:value="12.646399009824405" table:style-name="ce33">
            <text:p>12.6<text:s text:c="3"/></text:p>
          </table:table-cell>
          <table:table-cell office:value-type="float" office:value="25854" table:style-name="ce54">
            <text:p>25,854<text:s text:c="3"/></text:p>
          </table:table-cell>
          <table:table-cell office:value-type="float" office:value="17818" table:style-name="ce56">
            <text:p>17,818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　十年( 2001 )</text:p>
          </table:table-cell>
          <table:table-cell office:value-type="float" office:value="10.748799999999999" table:style-name="ce34">
            <text:p>10.75<text:s text:c="3"/></text:p>
          </table:table-cell>
          <table:table-cell office:value-type="float" office:value="9.2944999999999993" table:style-name="ce34">
            <text:p>9.29<text:s text:c="3"/></text:p>
          </table:table-cell>
          <table:table-cell office:value-type="float" office:value="3.9297300000000002" table:style-name="ce34">
            <text:p>3.93<text:s text:c="3"/></text:p>
          </table:table-cell>
          <table:table-cell office:value-type="float" office:value="17850.197896999998" table:style-name="ce54">
            <text:p>17,850<text:s text:c="3"/></text:p>
          </table:table-cell>
          <table:table-cell office:value-type="float" office:value="13.176873335869143" table:style-name="ce33">
            <text:p>13.2<text:s text:c="3"/></text:p>
          </table:table-cell>
          <table:table-cell office:value-type="float" office:value="26290" table:style-name="ce54">
            <text:p>26,290<text:s text:c="3"/></text:p>
          </table:table-cell>
          <table:table-cell office:value-type="float" office:value="18043" table:style-name="ce56">
            <text:p>18,043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一年( 2002 )</text:p>
          </table:table-cell>
          <table:table-cell office:value-type="float" office:value="10.164400000000001" table:style-name="ce34">
            <text:p>10.16<text:s text:c="3"/></text:p>
          </table:table-cell>
          <table:table-cell office:value-type="float" office:value="8.6146999999999991" table:style-name="ce34">
            <text:p>8.61<text:s text:c="3"/></text:p>
          </table:table-cell>
          <table:table-cell office:value-type="float" office:value="3.80064" table:style-name="ce34">
            <text:p>3.80<text:s text:c="3"/></text:p>
          </table:table-cell>
          <table:table-cell office:value-type="float" office:value="18013.112765999998" table:style-name="ce54">
            <text:p>18,013<text:s text:c="3"/></text:p>
          </table:table-cell>
          <table:table-cell office:value-type="float" office:value="15.983700261828382" table:style-name="ce33">
            <text:p>16.0<text:s text:c="3"/></text:p>
          </table:table-cell>
          <table:table-cell office:value-type="float" office:value="27117" table:style-name="ce54">
            <text:p>27,117<text:s text:c="3"/></text:p>
          </table:table-cell>
          <table:table-cell office:value-type="float" office:value="18939" table:style-name="ce56">
            <text:p>18,939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二年( 2003 )</text:p>
          </table:table-cell>
          <table:table-cell office:value-type="float" office:value="11.433400000000001" table:style-name="ce34">
            <text:p>11.43<text:s text:c="3"/></text:p>
          </table:table-cell>
          <table:table-cell office:value-type="float" office:value="9.8404000000000007" table:style-name="ce34">
            <text:p>9.84<text:s text:c="3"/></text:p>
          </table:table-cell>
          <table:table-cell office:value-type="float" office:value="4.6857300000000004" table:style-name="ce34">
            <text:p>4.69<text:s text:c="3"/></text:p>
          </table:table-cell>
          <table:table-cell office:value-type="float" office:value="22686.530355999999" table:style-name="ce54">
            <text:p>22,687<text:s text:c="3"/></text:p>
          </table:table-cell>
          <table:table-cell office:value-type="float" office:value="14.60830943554592" table:style-name="ce33">
            <text:p>14.6<text:s text:c="3"/></text:p>
          </table:table-cell>
          <table:table-cell office:value-type="float" office:value="28594" table:style-name="ce54">
            <text:p>28,594<text:s text:c="3"/></text:p>
          </table:table-cell>
          <table:table-cell office:value-type="float" office:value="19841" table:style-name="ce56">
            <text:p>19,841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三年( 2004 )</text:p>
          </table:table-cell>
          <table:table-cell office:value-type="float" office:value="12.7538" table:style-name="ce34">
            <text:p>12.75<text:s text:c="3"/></text:p>
          </table:table-cell>
          <table:table-cell office:value-type="float" office:value="11.914300000000001" table:style-name="ce34">
            <text:p>11.91<text:s text:c="3"/></text:p>
          </table:table-cell>
          <table:table-cell office:value-type="float" office:value="6.3330500000000001" table:style-name="ce34">
            <text:p>6.33<text:s text:c="3"/></text:p>
          </table:table-cell>
          <table:table-cell office:value-type="float" office:value="32428.200227000001" table:style-name="ce54">
            <text:p>32,428<text:s text:c="3"/></text:p>
          </table:table-cell>
          <table:table-cell office:value-type="float" office:value="20.18323345043742" table:style-name="ce33">
            <text:p>20.2<text:s text:c="3"/></text:p>
          </table:table-cell>
          <table:table-cell office:value-type="float" office:value="29034" table:style-name="ce54">
            <text:p>29,034<text:s text:c="3"/></text:p>
          </table:table-cell>
          <table:table-cell office:value-type="float" office:value="20634" table:style-name="ce56">
            <text:p>20,634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四年( 2005 )</text:p>
          </table:table-cell>
          <table:table-cell office:value-type="float" office:value="15.745200000000001" table:style-name="ce34">
            <text:p>15.75<text:s text:c="3"/></text:p>
          </table:table-cell>
          <table:table-cell office:value-type="float" office:value="14.5976" table:style-name="ce34">
            <text:p>14.60<text:s text:c="3"/></text:p>
          </table:table-cell>
          <table:table-cell office:value-type="float" office:value="7.77088" table:style-name="ce34">
            <text:p>7.77<text:s text:c="3"/></text:p>
          </table:table-cell>
          <table:table-cell office:value-type="float" office:value="41151.181478999999" table:style-name="ce54">
            <text:p>41,151<text:s text:c="3"/></text:p>
          </table:table-cell>
          <table:table-cell office:value-type="float" office:value="16.346184920660555" table:style-name="ce33">
            <text:p>16.3<text:s text:c="3"/></text:p>
          </table:table-cell>
          <table:table-cell office:value-type="float" office:value="30943" table:style-name="ce54">
            <text:p>30,943<text:s text:c="3"/></text:p>
          </table:table-cell>
          <table:table-cell office:value-type="float" office:value="21651" table:style-name="ce56">
            <text:p>21,651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五年( 2006 )</text:p>
          </table:table-cell>
          <table:table-cell office:value-type="float" office:value="17.470800000000001" table:style-name="ce34">
            <text:p>17.47<text:s text:c="3"/></text:p>
          </table:table-cell>
          <table:table-cell office:value-type="float" office:value="15.958299999999999" table:style-name="ce34">
            <text:p>15.96<text:s text:c="3"/></text:p>
          </table:table-cell>
          <table:table-cell office:value-type="float" office:value="9.34375" table:style-name="ce34">
            <text:p>9.34<text:s text:c="3"/></text:p>
          </table:table-cell>
          <table:table-cell office:value-type="float" office:value="51471.252346000001" table:style-name="ce54">
            <text:p>51,471<text:s text:c="3"/></text:p>
          </table:table-cell>
          <table:table-cell office:value-type="float" office:value="16.05469675986577" table:style-name="ce33">
            <text:p>16.1<text:s text:c="3"/></text:p>
          </table:table-cell>
          <table:table-cell office:value-type="float" office:value="32060" table:style-name="ce54">
            <text:p>32,060<text:s text:c="3"/></text:p>
          </table:table-cell>
          <table:table-cell office:value-type="float" office:value="22439" table:style-name="ce56">
            <text:p>22,439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六年( 2007 )</text:p>
          </table:table-cell>
          <table:table-cell office:value-type="float" office:value="19.613800000000001" table:style-name="ce34">
            <text:p>19.61<text:s text:c="3"/></text:p>
          </table:table-cell>
          <table:table-cell office:value-type="float" office:value="17.5901" table:style-name="ce34">
            <text:p>17.59<text:s text:c="3"/></text:p>
          </table:table-cell>
          <table:table-cell office:value-type="float" office:value="10.74602" table:style-name="ce34">
            <text:p>10.75<text:s text:c="3"/></text:p>
          </table:table-cell>
          <table:table-cell office:value-type="float" office:value="62663.627139999997" table:style-name="ce54">
            <text:p>62,664<text:s text:c="3"/></text:p>
          </table:table-cell>
          <table:table-cell office:value-type="float" office:value="16.2" table:style-name="ce33">
            <text:p>16.2<text:s text:c="3"/></text:p>
          </table:table-cell>
          <table:table-cell office:value-type="float" office:value="32791" table:style-name="ce54">
            <text:p>32,791<text:s text:c="3"/></text:p>
          </table:table-cell>
          <table:table-cell office:value-type="float" office:value="23043" table:style-name="ce56">
            <text:p>23,043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七年( 2008 )</text:p>
          </table:table-cell>
          <table:table-cell office:value-type="float" office:value="25.483000000000001" table:style-name="ce34">
            <text:p>25.48<text:s text:c="3"/></text:p>
          </table:table-cell>
          <table:table-cell office:value-type="float" office:value="24.121400000000001" table:style-name="ce34">
            <text:p>24.12<text:s text:c="3"/></text:p>
          </table:table-cell>
          <table:table-cell office:value-type="float" office:value="14.85117" table:style-name="ce34">
            <text:p>14.85<text:s text:c="3"/></text:p>
          </table:table-cell>
          <table:table-cell office:value-type="float" office:value="84693.091069999995" table:style-name="ce54">
            <text:p>84,693<text:s text:c="3"/></text:p>
          </table:table-cell>
          <table:table-cell office:value-type="float" office:value="21.1" table:style-name="ce33">
            <text:p>21.1<text:s text:c="3"/></text:p>
          </table:table-cell>
          <table:table-cell office:value-type="float" office:value="31320" table:style-name="ce54">
            <text:p>31,320<text:s text:c="3"/></text:p>
          </table:table-cell>
          <table:table-cell office:value-type="float" office:value="22796" table:style-name="ce56">
            <text:p>22,796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八年( 2009 )</text:p>
          </table:table-cell>
          <table:table-cell office:value-type="float" office:value="21.520299999999999" table:style-name="ce34">
            <text:p>21.52<text:s text:c="3"/></text:p>
          </table:table-cell>
          <table:table-cell office:value-type="float" office:value="18.5642" table:style-name="ce34">
            <text:p>18.56<text:s text:c="3"/></text:p>
          </table:table-cell>
          <table:table-cell office:value-type="float" office:value="9.7486300000000004" table:style-name="ce34">
            <text:p>9.75<text:s text:c="3"/></text:p>
          </table:table-cell>
          <table:table-cell office:value-type="float" office:value="54573.523498000002" table:style-name="ce54">
            <text:p>54,574<text:s text:c="3"/></text:p>
          </table:table-cell>
          <table:table-cell office:value-type="float" office:value="28.1" table:style-name="ce33">
            <text:p>28.1<text:s text:c="3"/></text:p>
          </table:table-cell>
          <table:table-cell office:value-type="float" office:value="31011" table:style-name="ce54">
            <text:p>31,011<text:s text:c="3"/></text:p>
          </table:table-cell>
          <table:table-cell office:value-type="float" office:value="22101" table:style-name="ce56">
            <text:p>22,101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九十九年( 2010 )</text:p>
          </table:table-cell>
          <table:table-cell office:value-type="float" office:value="19.791799999999999" table:style-name="ce34">
            <text:p>19.79<text:s text:c="3"/></text:p>
          </table:table-cell>
          <table:table-cell office:value-type="float" office:value="18.247900000000001" table:style-name="ce34">
            <text:p>18.25<text:s text:c="3"/></text:p>
          </table:table-cell>
          <table:table-cell office:value-type="float" office:value="11.393929999999999" table:style-name="ce34">
            <text:p>11.39<text:s text:c="3"/></text:p>
          </table:table-cell>
          <table:table-cell office:value-type="float" office:value="69229.087306000001" table:style-name="ce54">
            <text:p>69,229<text:s text:c="3"/></text:p>
          </table:table-cell>
          <table:table-cell office:value-type="float" office:value="23.4" table:style-name="ce33">
            <text:p>23.4<text:s text:c="3"/></text:p>
          </table:table-cell>
          <table:table-cell office:value-type="float" office:value="33023" table:style-name="ce54">
            <text:p>33,023<text:s text:c="3"/></text:p>
          </table:table-cell>
          <table:table-cell office:value-type="float" office:value="23674" table:style-name="ce56">
            <text:p>23,674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 <text:s text:c="2"/>一百 年( 2011 )</text:p>
          </table:table-cell>
          <table:table-cell office:value-type="float" office:value="22.329499999999999" table:style-name="ce34">
            <text:p>22.33<text:s text:c="3"/></text:p>
          </table:table-cell>
          <table:table-cell office:value-type="float" office:value="20.546399999999998" table:style-name="ce34">
            <text:p>20.55<text:s text:c="3"/></text:p>
          </table:table-cell>
          <table:table-cell office:value-type="float" office:value="13.19943" table:style-name="ce34">
            <text:p>13.20<text:s text:c="3"/></text:p>
          </table:table-cell>
          <table:table-cell office:value-type="float" office:value="81166.202579999997" table:style-name="ce54">
            <text:p>81,166<text:s text:c="3"/></text:p>
          </table:table-cell>
          <table:table-cell office:value-type="float" office:value="20.6" table:style-name="ce33">
            <text:p>20.6<text:s text:c="3"/></text:p>
          </table:table-cell>
          <table:table-cell office:value-type="float" office:value="33787" table:style-name="ce54">
            <text:p>33,787<text:s text:c="3"/></text:p>
          </table:table-cell>
          <table:table-cell office:value-type="float" office:value="24320" table:style-name="ce56">
            <text:p>24,320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一年( 2012 )</text:p>
          </table:table-cell>
          <table:table-cell office:value-type="float" office:value="24.983499999999999" table:style-name="ce34">
            <text:p>24.98<text:s text:c="3"/></text:p>
          </table:table-cell>
          <table:table-cell office:value-type="float" office:value="22.6281" table:style-name="ce34">
            <text:p>22.63<text:s text:c="3"/></text:p>
          </table:table-cell>
          <table:table-cell office:value-type="float" office:value="13.96665" table:style-name="ce34">
            <text:p>13.97<text:s text:c="3"/></text:p>
          </table:table-cell>
          <table:table-cell office:value-type="float" office:value="88094.542514000001" table:style-name="ce54">
            <text:p>88,095<text:s text:c="3"/></text:p>
          </table:table-cell>
          <table:table-cell office:value-type="float" office:value="22.7" table:style-name="ce33">
            <text:p>22.7<text:s text:c="3"/></text:p>
          </table:table-cell>
          <table:table-cell office:value-type="float" office:value="33081" table:style-name="ce54">
            <text:p>33,081<text:s text:c="3"/></text:p>
          </table:table-cell>
          <table:table-cell office:value-type="float" office:value="24102" table:style-name="ce56">
            <text:p>24,102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二年( 2013 )</text:p>
          </table:table-cell>
          <table:table-cell office:value-type="float" office:value="23.377700000000001" table:style-name="ce34">
            <text:p>23.38<text:s text:c="3"/></text:p>
          </table:table-cell>
          <table:table-cell office:value-type="float" office:value="20.853200000000001" table:style-name="ce34">
            <text:p>20.85<text:s text:c="3"/></text:p>
          </table:table-cell>
          <table:table-cell office:value-type="float" office:value="12.581060000000001" table:style-name="ce34">
            <text:p>12.58<text:s text:c="3"/></text:p>
          </table:table-cell>
          <table:table-cell office:value-type="float" office:value="82298.029481000005" table:style-name="ce54">
            <text:p>82,298<text:s text:c="3"/></text:p>
          </table:table-cell>
          <table:table-cell office:value-type="float" office:value="17.5" table:style-name="ce33">
            <text:p>17.5<text:s text:c="3"/></text:p>
          </table:table-cell>
          <table:table-cell office:value-type="float" office:value="33957" table:style-name="ce54">
            <text:p>33,957<text:s text:c="3"/></text:p>
          </table:table-cell>
          <table:table-cell office:value-type="float" office:value="24364" table:style-name="ce56">
            <text:p>24,364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三年( 2014 )</text:p>
          </table:table-cell>
          <table:table-cell office:value-type="float" office:value="23.025600000000001" table:style-name="ce34">
            <text:p>23.03<text:s text:c="3"/></text:p>
          </table:table-cell>
          <table:table-cell office:value-type="float" office:value="20.261399999999998" table:style-name="ce34">
            <text:p>20.26<text:s text:c="3"/></text:p>
          </table:table-cell>
          <table:table-cell office:value-type="float" office:value="12.01309" table:style-name="ce34">
            <text:p>12.01<text:s text:c="3"/></text:p>
          </table:table-cell>
          <table:table-cell office:value-type="float" office:value="83452.609515999997" table:style-name="ce54">
            <text:p>83,453<text:s text:c="3"/></text:p>
          </table:table-cell>
          <table:table-cell office:value-type="float" office:value="14.7" table:style-name="ce33">
            <text:p>14.7<text:s text:c="3"/></text:p>
          </table:table-cell>
          <table:table-cell office:value-type="float" office:value="34821" table:style-name="ce54">
            <text:p>34,821<text:s text:c="3"/></text:p>
          </table:table-cell>
          <table:table-cell office:value-type="float" office:value="25026" table:style-name="ce56">
            <text:p>25,026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四年( 2015 )</text:p>
          </table:table-cell>
          <table:table-cell office:value-type="float" office:value="15.663399999999999" table:style-name="ce34">
            <text:p>15.66<text:s text:c="3"/></text:p>
          </table:table-cell>
          <table:table-cell office:value-type="float" office:value="13.0124" table:style-name="ce34">
            <text:p>13.01<text:s text:c="3"/></text:p>
          </table:table-cell>
          <table:table-cell office:value-type="float" office:value="6.8661199999999996" table:style-name="ce34">
            <text:p>6.87<text:s text:c="3"/></text:p>
          </table:table-cell>
          <table:table-cell office:value-type="float" office:value="49909.507089999999" table:style-name="ce54">
            <text:p>49,910<text:s text:c="3"/></text:p>
          </table:table-cell>
          <table:table-cell office:value-type="float" office:value="11.5" table:style-name="ce33">
            <text:p>11.5<text:s text:c="3"/></text:p>
          </table:table-cell>
          <table:table-cell office:value-type="float" office:value="35248" table:style-name="ce54">
            <text:p>35,248<text:s text:c="3"/></text:p>
          </table:table-cell>
          <table:table-cell office:value-type="float" office:value="25012" table:style-name="ce56">
            <text:p>25,012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55">
            <text:p>民國一百五年( 2016 )</text:p>
          </table:table-cell>
          <table:table-cell office:value-type="float" office:value="13.167899999999999" table:style-name="ce34">
            <text:p>13.17<text:s text:c="3"/></text:p>
          </table:table-cell>
          <table:table-cell office:value-type="float" office:value="10.8085" table:style-name="ce34">
            <text:p>10.81<text:s text:c="3"/></text:p>
          </table:table-cell>
          <table:table-cell office:value-type="float" office:value="5.5555500000000002" table:style-name="ce34">
            <text:p>5.56<text:s text:c="3"/></text:p>
          </table:table-cell>
          <table:table-cell office:value-type="float" office:value="41473.706784000002" table:style-name="ce54">
            <text:p>41,474<text:s text:c="3"/></text:p>
          </table:table-cell>
          <table:table-cell office:value-type="float" office:value="10.4" table:style-name="ce33">
            <text:p>10.4<text:s text:c="3"/></text:p>
          </table:table-cell>
          <table:table-cell office:value-type="float" office:value="35864" table:style-name="ce54">
            <text:p>35,864<text:s text:c="3"/></text:p>
          </table:table-cell>
          <table:table-cell office:value-type="float" office:value="25705" table:style-name="ce56">
            <text:p>25,705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55">
            <text:p>民國一百六年( 2017 )</text:p>
          </table:table-cell>
          <table:table-cell office:value-type="float" office:value="15.2761" table:style-name="ce34">
            <text:p>15.28<text:s text:c="3"/></text:p>
          </table:table-cell>
          <table:table-cell office:value-type="float" office:value="12.460599999999999" table:style-name="ce34">
            <text:p>12.46<text:s text:c="3"/></text:p>
          </table:table-cell>
          <table:table-cell office:value-type="float" office:value="6.6876499999999997" table:style-name="ce34">
            <text:p>6.69<text:s text:c="3"/></text:p>
          </table:table-cell>
          <table:table-cell office:value-type="float" office:value="51056.590311" table:style-name="ce54">
            <text:p>51,057<text:s text:c="3"/></text:p>
          </table:table-cell>
          <table:table-cell office:value-type="float" office:value="9.8134387798283669" table:style-name="ce33">
            <text:p>9.8<text:s text:c="3"/></text:p>
          </table:table-cell>
          <table:table-cell office:value-type="float" office:value="36259" table:style-name="ce54">
            <text:p>36,259<text:s text:c="3"/></text:p>
          </table:table-cell>
          <table:table-cell office:value-type="float" office:value="26379" table:style-name="ce56">
            <text:p>26,379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七年( 2018 )</text:p>
          </table:table-cell>
          <table:table-cell office:value-type="float" office:value="17.570699999999999" table:style-name="ce34">
            <text:p>17.57<text:s text:c="3"/></text:p>
          </table:table-cell>
          <table:table-cell office:value-type="float" office:value="14.9839" table:style-name="ce34">
            <text:p>14.98<text:s text:c="3"/></text:p>
          </table:table-cell>
          <table:table-cell office:value-type="float" office:value="8.1932399999999994" table:style-name="ce34">
            <text:p>8.19<text:s text:c="3"/></text:p>
          </table:table-cell>
          <table:table-cell office:value-type="float" office:value="63846.710558999999" table:style-name="ce54">
            <text:p>63,847<text:s text:c="3"/></text:p>
          </table:table-cell>
          <table:table-cell office:value-type="float" office:value="9.9687178383125481" table:style-name="ce33">
            <text:p>10.0<text:s text:c="3"/></text:p>
          </table:table-cell>
          <table:table-cell office:value-type="float" office:value="37057" table:style-name="ce54">
            <text:p>37,057<text:s text:c="3"/></text:p>
          </table:table-cell>
          <table:table-cell office:value-type="float" office:value="26631" table:style-name="ce56">
            <text:p>26,631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5">
            <text:p>民國一百八年( 2019 )</text:p>
          </table:table-cell>
          <table:table-cell office:value-type="float" office:value="15.3757" table:style-name="ce34">
            <text:p>15.38<text:s text:c="3"/></text:p>
          </table:table-cell>
          <table:table-cell office:value-type="float" office:value="13.3416" table:style-name="ce34">
            <text:p>13.34<text:s text:c="3"/></text:p>
          </table:table-cell>
          <table:table-cell office:value-type="float" office:value="7.1842600000000001" table:style-name="ce34">
            <text:p>7.18<text:s text:c="3"/></text:p>
          </table:table-cell>
          <table:table-cell office:value-type="float" office:value="57643.688036" table:style-name="ce54">
            <text:p>57,644<text:s text:c="3"/></text:p>
          </table:table-cell>
          <table:table-cell office:value-type="float" office:value="16.793705765651907" table:style-name="ce33">
            <text:p>16.8<text:s text:c="3"/></text:p>
          </table:table-cell>
          <table:table-cell office:value-type="float" office:value="37067" table:style-name="ce54">
            <text:p>37,067<text:s text:c="3"/></text:p>
          </table:table-cell>
          <table:table-cell office:value-type="float" office:value="26538" table:style-name="ce56">
            <text:p>26,538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99"/>
          <table:table-cell table:number-columns-repeated="16366"/>
        </table:table-row>
        <table:table-row table:style-name="ro2">
          <table:table-cell office:value-type="string" table:style-name="ce124">
            <text:p>民國一百九年( 2020 )</text:p>
          </table:table-cell>
          <table:table-cell office:value-type="float" office:value="10.440200000000001" table:style-name="ce115">
            <text:p>10.44<text:s text:c="3"/></text:p>
          </table:table-cell>
          <table:table-cell office:value-type="float" office:value="8.6477000000000004" table:style-name="ce115">
            <text:p>8.65<text:s text:c="3"/></text:p>
          </table:table-cell>
          <table:table-cell office:value-type="float" office:value="4.4789000000000003" table:style-name="ce115">
            <text:p>4.48<text:s text:c="3"/></text:p>
          </table:table-cell>
          <table:table-cell office:value-type="float" office:value="37541.499410999997" table:style-name="ce117">
            <text:p>37,541<text:s text:c="3"/></text:p>
          </table:table-cell>
          <table:table-cell office:value-type="float" office:value="16.440277406532054" table:style-name="ce112">
            <text:p>16.4<text:s text:c="3"/></text:p>
          </table:table-cell>
          <table:table-cell office:value-type="float" office:value="37715" table:style-name="ce117">
            <text:p>37,715<text:s text:c="3"/></text:p>
          </table:table-cell>
          <table:table-cell office:value-type="float" office:value="27200" table:style-name="ce118">
            <text:p>27,200<text:s text:c="3"/></text:p>
          </table:table-cell>
          <table:table-cell table:style-name="ce9"/>
          <table:table-cell table:number-columns-repeated="7" table:style-name="ce36"/>
          <table:table-cell table:number-columns-repeated="2" table:style-name="ce100"/>
          <table:table-cell table:number-columns-repeated="16366" table:style-name="ce10"/>
        </table:table-row>
        <table:table-row table:style-name="ro2">
          <table:table-cell office:value-type="string" table:number-columns-spanned="8" table:number-rows-spanned="1" table:style-name="ce155">
            <text:p><text:span text:style-name="T15">註：備用容量率及電力負載資料來源為台電公司。</text:span></text:p>
            <text:p><text:span text:style-name="T4">Note: The percent reserve margin and the electricity load data are from the Taiwan Power Company.</text:span></text:p>
          </table:table-cell>
          <table:covered-table-cell table:number-columns-repeated="7"/>
          <table:table-cell table:number-columns-repeated="8" table:style-name="ce10"/>
          <table:table-cell table:number-columns-repeated="16368" table:style-name="ce1"/>
        </table:table-row>
        <table:table-row table:style-name="ro3">
          <table:table-cell table:number-columns-repeated="7" table:style-name="ce1"/>
          <table:table-cell table:number-columns-repeated="9" table:style-name="ce10"/>
          <table:table-cell table:number-columns-repeated="16368" table:style-name="ce1"/>
        </table:table-row>
        <table:table-row table:number-rows-repeated="79" table:style-name="ro3">
          <table:table-cell table:number-columns-repeated="7"/>
          <table:table-cell table:number-columns-repeated="9" table:style-name="ce10"/>
          <table:table-cell table:number-columns-repeated="16368"/>
        </table:table-row>
        <table:table-row table:number-rows-repeated="1048465" table:style-name="ro3">
          <table:table-cell table:number-columns-repeated="16384"/>
        </table:table-row>
        <table:named-expressions>
          <table:named-range table:name="Print_Area" table:cell-range-address="Page5.$A$1:Page5.$H$31" table:base-cell-address="Page5.$A$1"/>
        </table:named-expressions>
      </table:table>
      <table:table table:name="Page6" table:style-name="ta2">
        <table:table-column table:style-name="co1" table:number-columns-repeated="3" table:default-cell-style-name="ce1"/>
        <table:table-column table:style-name="co10" table:default-cell-style-name="ce1"/>
        <table:table-column table:style-name="co10" table:default-cell-style-name="ce20"/>
        <table:table-column table:style-name="co10" table:default-cell-style-name="ce1"/>
        <table:table-column table:style-name="co10" table:default-cell-style-name="ce20"/>
        <table:table-column table:style-name="co5" table:number-columns-repeated="7" table:default-cell-style-name="ce10"/>
        <table:table-column table:style-name="co5" table:number-columns-repeated="16370" table:default-cell-style-name="ce1"/>
        <table:table-row table:style-name="ro1">
          <table:table-cell office:value-type="string" table:style-name="ce121">
            <text:p>能源指標(續)</text:p>
          </table:table-cell>
          <table:table-cell table:number-columns-repeated="2" table:style-name="ce19"/>
          <table:table-cell table:style-name="ce13"/>
          <table:table-cell table:style-name="ce24"/>
          <table:table-cell table:style-name="ce13"/>
          <table:table-cell table:style-name="ce42"/>
          <table:table-cell table:number-columns-repeated="7" table:style-name="ce10"/>
          <table:table-cell table:number-columns-repeated="16370" table:style-name="ce1"/>
        </table:table-row>
        <table:table-row table:style-name="ro1">
          <table:table-cell office:value-type="string" table:style-name="ce51">
            <text:p>Energy Indicators (Cont.)</text:p>
          </table:table-cell>
          <table:table-cell table:number-columns-repeated="2" table:style-name="ce19"/>
          <table:table-cell table:style-name="ce13"/>
          <table:table-cell table:style-name="ce24"/>
          <table:table-cell table:style-name="ce13"/>
          <table:table-cell table:style-name="ce42"/>
          <table:table-cell table:number-columns-repeated="7" table:style-name="ce10"/>
          <table:table-cell table:number-columns-repeated="16370" table:style-name="ce1"/>
        </table:table-row>
        <table:table-row table:style-name="ro1">
          <table:table-cell office:value-type="string" table:style-name="ce52">
            <text:p>4.<text:s/><text:span text:style-name="T10">能源環境指標</text:span></text:p>
          </table:table-cell>
          <table:table-cell table:number-columns-repeated="2" table:style-name="ce11"/>
          <table:table-cell table:style-name="ce1"/>
          <table:table-cell table:style-name="ce20"/>
          <table:table-cell table:style-name="ce1"/>
          <table:table-cell table:style-name="ce42"/>
          <table:table-cell table:number-columns-repeated="7" table:style-name="ce10"/>
          <table:table-cell table:number-columns-repeated="16370" table:style-name="ce1"/>
        </table:table-row>
        <table:table-row table:style-name="ro1">
          <table:table-cell office:value-type="string" table:style-name="ce53">
            <text:p><text:s text:c="4"/>Energy Environment Indicators</text:p>
          </table:table-cell>
          <table:table-cell table:number-columns-repeated="2" table:style-name="ce12"/>
          <table:table-cell table:style-name="ce2"/>
          <table:table-cell table:style-name="ce21"/>
          <table:table-cell table:style-name="ce2"/>
          <table:table-cell table:style-name="ce42"/>
          <table:table-cell table:number-columns-repeated="7" table:style-name="ce10"/>
          <table:table-cell table:number-columns-repeated="16370" table:style-name="ce1"/>
        </table:table-row>
        <table:table-row table:style-name="ro2">
          <table:table-cell table:style-name="ce26"/>
          <table:table-cell office:value-type="string" table:style-name="ce49">
            <text:p>再生能源</text:p>
          </table:table-cell>
          <table:table-cell office:value-type="string" table:style-name="ce29">
            <text:p>再生能源</text:p>
          </table:table-cell>
          <table:table-cell office:value-type="string" table:style-name="ce64">
            <text:p>燃料燃燒</text:p>
          </table:table-cell>
          <table:table-cell office:value-type="string" table:style-name="ce29">
            <text:p><text:span text:style-name="T22">平均每人</text:span></text:p>
          </table:table-cell>
          <table:table-cell office:value-type="string" table:style-name="ce70">
            <text:p><text:span text:style-name="T22">國內生產毛額</text:span></text:p>
            <text:p/>
          </table:table-cell>
          <table:table-cell office:value-type="string" table:style-name="ce104">
            <text:p>電力排碳</text:p>
          </table:table-cell>
          <table:table-cell table:style-name="ce42"/>
          <table:table-cell table:number-columns-repeated="2" table:style-name="ce28"/>
          <table:table-cell table:style-name="ce4"/>
          <table:table-cell table:number-columns-repeated="3" table:style-name="ce28"/>
          <table:table-cell table:number-columns-repeated="16370" table:style-name="ce1"/>
        </table:table-row>
        <table:table-row table:style-name="ro2">
          <table:table-cell table:style-name="ce50"/>
          <table:table-cell office:value-type="string" table:style-name="ce23">
            <text:p><text:span text:style-name="T2">占初級能源</text:span></text:p>
          </table:table-cell>
          <table:table-cell office:value-type="string" table:style-name="ce25">
            <text:p><text:span text:style-name="T2">占電力</text:span></text:p>
          </table:table-cell>
          <table:table-cell office:value-type="string" table:style-name="ce64">
            <text:p>二氧化碳排放量</text:p>
          </table:table-cell>
          <table:table-cell office:value-type="string" table:style-name="ce7">
            <text:p><text:span text:style-name="T22">二氧化碳</text:span></text:p>
          </table:table-cell>
          <table:table-cell office:value-type="string" table:style-name="ce4">
            <text:p><text:span text:style-name="T22">二氧化碳</text:span></text:p>
          </table:table-cell>
          <table:table-cell office:value-type="string" table:style-name="ce23">
            <text:p><text:span text:style-name="T22">係數</text:span></text:p>
          </table:table-cell>
          <table:table-cell table:style-name="ce42"/>
          <table:table-cell table:number-columns-repeated="2" table:style-name="ce28"/>
          <table:table-cell table:number-columns-repeated="3" table:style-name="ce4"/>
          <table:table-cell table:style-name="ce28"/>
          <table:table-cell table:number-columns-repeated="16370" table:style-name="ce1"/>
        </table:table-row>
        <table:table-row table:style-name="ro2">
          <table:table-cell table:style-name="ce50"/>
          <table:table-cell office:value-type="string" table:style-name="ce23">
            <text:p><text:span text:style-name="T2">供給比例</text:span>(%)</text:p>
          </table:table-cell>
          <table:table-cell office:value-type="string" table:style-name="ce25">
            <text:p><text:span text:style-name="T2">供給比例</text:span>(%)</text:p>
          </table:table-cell>
          <table:table-cell office:value-type="string" table:style-name="ce28">
            <text:p>(<text:span text:style-name="T2">百萬公噸</text:span>)</text:p>
          </table:table-cell>
          <table:table-cell office:value-type="string" table:style-name="ce25">
            <text:p><text:span text:style-name="T22">排放量</text:span></text:p>
          </table:table-cell>
          <table:table-cell office:value-type="string" table:style-name="ce71">
            <text:p>排放密集度</text:p>
          </table:table-cell>
          <table:table-cell office:value-type="string" table:style-name="ce6">
            <text:p>(<text:span text:style-name="T22">公斤</text:span><text:s/>CO<text:span text:style-name="T9">2<text:s/></text:span>e/<text:span text:style-name="T22">度</text:span>)</text:p>
          </table:table-cell>
          <table:table-cell table:style-name="ce42"/>
          <table:table-cell table:number-columns-repeated="4" table:style-name="ce28"/>
          <table:table-cell table:style-name="ce35"/>
          <table:table-cell table:style-name="ce10"/>
          <table:table-cell table:number-columns-repeated="16370" table:style-name="ce1"/>
        </table:table-row>
        <table:table-row table:style-name="ro2">
          <table:table-cell office:value-type="string" table:style-name="ce27">
            <text:p><text:span text:style-name="T2">項　目</text:span></text:p>
          </table:table-cell>
          <table:table-cell office:value-type="string" table:style-name="ce73">
            <text:p>Renewable Energy</text:p>
          </table:table-cell>
          <table:table-cell office:value-type="string" table:style-name="ce74">
            <text:p>Renewable Energy</text:p>
          </table:table-cell>
          <table:table-cell office:value-type="string" table:style-name="ce75">
            <text:p>Fuel Combustion</text:p>
          </table:table-cell>
          <table:table-cell office:value-type="string" table:style-name="ce76">
            <text:p>(<text:span text:style-name="T15">公噸</text:span>CO<text:span text:style-name="T16">2</text:span>/<text:span text:style-name="T15">人</text:span>)</text:p>
          </table:table-cell>
          <table:table-cell office:value-type="string" table:style-name="ce75">
            <text:p><text:span text:style-name="T5">（公斤</text:span>CO<text:span text:style-name="T16">2</text:span><text:span text:style-name="T5">／千元）</text:span></text:p>
          </table:table-cell>
          <table:table-cell office:value-type="string" table:style-name="ce105">
            <text:p>Electricity</text:p>
          </table:table-cell>
          <table:table-cell table:style-name="ce42"/>
          <table:table-cell table:number-columns-repeated="2" table:style-name="ce22"/>
          <table:table-cell table:number-columns-repeated="4" table:style-name="ce28"/>
          <table:table-cell table:number-columns-repeated="16370" table:style-name="ce1"/>
        </table:table-row>
        <table:table-row table:style-name="ro2">
          <table:table-cell table:style-name="ce27"/>
          <table:table-cell office:value-type="string" table:style-name="ce73">
            <text:p><text:s/>Supply / Total Primary</text:p>
          </table:table-cell>
          <table:table-cell office:value-type="string" table:style-name="ce74">
            <text:p><text:s/>Power Generation/Total<text:s/></text:p>
          </table:table-cell>
          <table:table-cell office:value-type="string" table:style-name="ce75">
            <text:p>from</text:p>
          </table:table-cell>
          <table:table-cell office:value-type="string" table:style-name="ce76">
            <text:p>CO<text:span text:style-name="T16">2</text:span><text:s text:c="2"/>Emissions<text:s/></text:p>
          </table:table-cell>
          <table:table-cell office:value-type="string" table:style-name="ce75">
            <text:p>CO<text:span text:style-name="T16">2</text:span><text:s/>Emissions<text:s/></text:p>
          </table:table-cell>
          <table:table-cell office:value-type="string" table:style-name="ce77">
            <text:p>Carbon Emission</text:p>
          </table:table-cell>
          <table:table-cell table:style-name="ce42"/>
          <table:table-cell table:number-columns-repeated="2" table:style-name="ce22"/>
          <table:table-cell table:number-columns-repeated="4" table:style-name="ce28"/>
          <table:table-cell table:number-columns-repeated="16370" table:style-name="ce1"/>
        </table:table-row>
        <table:table-row table:style-name="ro4">
          <table:table-cell office:value-type="string" table:style-name="ce27">
            <text:p>Item</text:p>
          </table:table-cell>
          <table:table-cell office:value-type="string" table:style-name="ce73">
            <text:p><text:s/>Energy Supply</text:p>
          </table:table-cell>
          <table:table-cell office:value-type="string" table:style-name="ce74">
            <text:p>Power Generation<text:s/></text:p>
          </table:table-cell>
          <table:table-cell office:value-type="string" table:style-name="ce75">
            <text:p>CO<text:span text:style-name="T16">2</text:span><text:s/>Emissions</text:p>
          </table:table-cell>
          <table:table-cell office:value-type="string" table:style-name="ce76">
            <text:p><text:s/>Per Capita<text:s/></text:p>
          </table:table-cell>
          <table:table-cell office:value-type="string" table:style-name="ce75">
            <text:p>Intensity</text:p>
          </table:table-cell>
          <table:table-cell office:value-type="string" table:style-name="ce77">
            <text:p><text:s/>Factor</text:p>
          </table:table-cell>
          <table:table-cell table:style-name="ce42"/>
          <table:table-cell table:number-columns-repeated="2" table:style-name="ce22"/>
          <table:table-cell table:number-columns-repeated="4" table:style-name="ce28"/>
          <table:table-cell table:number-columns-repeated="16370" table:style-name="ce1"/>
        </table:table-row>
        <table:table-row table:style-name="ro9">
          <table:table-cell table:style-name="ce63"/>
          <table:table-cell office:value-type="string" table:style-name="ce23">
            <text:p>(%)</text:p>
          </table:table-cell>
          <table:table-cell office:value-type="string" table:style-name="ce25">
            <text:p>(%)</text:p>
          </table:table-cell>
          <table:table-cell office:value-type="string" table:style-name="ce28">
            <text:p>(10<text:span text:style-name="T7">6</text:span><text:s/>CO<text:span text:style-name="T9">2<text:s/></text:span>tonne)</text:p>
          </table:table-cell>
          <table:table-cell office:value-type="string" table:style-name="ce78">
            <text:p>(tonnes <text:s/>of <text:s/>CO<text:span text:style-name="T16">2</text:span><text:s/>Per Capita)</text:p>
          </table:table-cell>
          <table:table-cell office:value-type="string" table:style-name="ce75">
            <text:p><text:span text:style-name="T5">（</text:span>Kg CO<text:span text:style-name="T16">2</text:span><text:span text:style-name="T5">／</text:span>10<text:span text:style-name="T6">3</text:span><text:s/>NT$<text:span text:style-name="T5">）</text:span></text:p>
          </table:table-cell>
          <table:table-cell office:value-type="string" table:style-name="ce77">
            <text:p>(Kg CO<text:span text:style-name="T16">2<text:s/></text:span>e/kWh)</text:p>
          </table:table-cell>
          <table:table-cell table:style-name="ce42"/>
          <table:table-cell table:number-columns-repeated="3" table:style-name="ce28"/>
          <table:table-cell table:style-name="ce35"/>
          <table:table-cell table:number-columns-repeated="2" table:style-name="ce28"/>
          <table:table-cell table:number-columns-repeated="16370" table:style-name="ce1"/>
        </table:table-row>
        <table:table-row table:style-name="ro2">
          <table:table-cell office:value-type="string" table:style-name="ce106">
            <text:p>民國八十九年( 2000 )</text:p>
          </table:table-cell>
          <table:table-cell office:value-type="float" office:value="1.5897591691561634" table:style-name="ce57">
            <text:p>1.59<text:s text:c="3"/></text:p>
          </table:table-cell>
          <table:table-cell office:value-type="float" office:value="3.4376647551912853" table:style-name="ce57">
            <text:p>3.44<text:s text:c="3"/></text:p>
          </table:table-cell>
          <table:table-cell office:value-type="float" office:value="209.20504462350408" table:style-name="ce59">
            <text:p>209.2<text:s text:c="3"/></text:p>
          </table:table-cell>
          <table:table-cell office:value-type="float" office:value="9.455595237220523" table:style-name="ce103">
            <text:p>9.46<text:s text:c="3"/></text:p>
          </table:table-cell>
          <table:table-cell office:value-type="float" office:value="21.210604014517365" table:style-name="ce69">
            <text:p>21.21<text:s text:c="3"/></text:p>
          </table:table-cell>
          <table:table-cell office:value-type="string" table:style-name="ce122">
            <text:p>-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　十年( 2001 )</text:p>
          </table:table-cell>
          <table:table-cell office:value-type="float" office:value="1.8478669230596076" table:style-name="ce58">
            <text:p>1.85<text:s text:c="3"/></text:p>
          </table:table-cell>
          <table:table-cell office:value-type="float" office:value="3.9318024605123876" table:style-name="ce58">
            <text:p>3.93<text:s text:c="3"/></text:p>
          </table:table-cell>
          <table:table-cell office:value-type="float" office:value="213.10742002399428" table:style-name="ce33">
            <text:p>213.1<text:s text:c="3"/></text:p>
          </table:table-cell>
          <table:table-cell office:value-type="float" office:value="9.5658236836338215" table:style-name="ce34">
            <text:p>9.57<text:s text:c="3"/></text:p>
          </table:table-cell>
          <table:table-cell office:value-type="float" office:value="21.913375158624206" table:style-name="ce119">
            <text:p>21.91<text:s text:c="3"/></text:p>
          </table:table-cell>
          <table:table-cell office:value-type="string" table:style-name="ce123">
            <text:p>-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一年( 2002 )</text:p>
          </table:table-cell>
          <table:table-cell office:value-type="float" office:value="1.6423687080240872" table:style-name="ce58">
            <text:p>1.64<text:s text:c="3"/></text:p>
          </table:table-cell>
          <table:table-cell office:value-type="float" office:value="2.8078562229213162" table:style-name="ce58">
            <text:p>2.81<text:s text:c="3"/></text:p>
          </table:table-cell>
          <table:table-cell office:value-type="float" office:value="220.87037522430521" table:style-name="ce33">
            <text:p>220.9<text:s text:c="3"/></text:p>
          </table:table-cell>
          <table:table-cell office:value-type="float" office:value="9.8468770301288515" table:style-name="ce34">
            <text:p>9.85<text:s text:c="3"/></text:p>
          </table:table-cell>
          <table:table-cell office:value-type="float" office:value="21.531404555882773" table:style-name="ce119">
            <text:p>21.53<text:s text:c="3"/></text:p>
          </table:table-cell>
          <table:table-cell office:value-type="string" table:style-name="ce123">
            <text:p>-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二年( 2003 )</text:p>
          </table:table-cell>
          <table:table-cell office:value-type="float" office:value="1.8576949290128935" table:style-name="ce58">
            <text:p>1.86<text:s text:c="3"/></text:p>
          </table:table-cell>
          <table:table-cell office:value-type="float" office:value="2.9701443652760666" table:style-name="ce58">
            <text:p>2.97<text:s text:c="3"/></text:p>
          </table:table-cell>
          <table:table-cell office:value-type="float" office:value="230.83177897202205" table:style-name="ce33">
            <text:p>230.8<text:s text:c="3"/></text:p>
          </table:table-cell>
          <table:table-cell office:value-type="float" office:value="10.230646672318542" table:style-name="ce34">
            <text:p>10.23<text:s text:c="3"/></text:p>
          </table:table-cell>
          <table:table-cell office:value-type="float" office:value="21.590372073239838" table:style-name="ce119">
            <text:p>21.59<text:s text:c="3"/></text:p>
          </table:table-cell>
          <table:table-cell office:value-type="string" table:style-name="ce123">
            <text:p>-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三年( 2004 )</text:p>
          </table:table-cell>
          <table:table-cell office:value-type="float" office:value="1.8228698099631371" table:style-name="ce58">
            <text:p>1.82<text:s text:c="3"/></text:p>
          </table:table-cell>
          <table:table-cell office:value-type="float" office:value="3.0151574887839492" table:style-name="ce58">
            <text:p>3.02<text:s text:c="3"/></text:p>
          </table:table-cell>
          <table:table-cell office:value-type="float" office:value="239.92942241144183" table:style-name="ce33">
            <text:p>239.9<text:s text:c="3"/></text:p>
          </table:table-cell>
          <table:table-cell office:value-type="float" office:value="10.594390890004801" table:style-name="ce34">
            <text:p>10.59<text:s text:c="3"/></text:p>
          </table:table-cell>
          <table:table-cell office:value-type="float" office:value="20.982662471416212" table:style-name="ce119">
            <text:p>20.98<text:s text:c="3"/></text:p>
          </table:table-cell>
          <table:table-cell office:value-type="string" table:style-name="ce123">
            <text:p>-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四年( 2005 )</text:p>
          </table:table-cell>
          <table:table-cell office:value-type="float" office:value="1.8862493758349026" table:style-name="ce58">
            <text:p>1.89<text:s text:c="3"/></text:p>
          </table:table-cell>
          <table:table-cell office:value-type="float" office:value="3.3145261803153083" table:style-name="ce58">
            <text:p>3.31<text:s text:c="3"/></text:p>
          </table:table-cell>
          <table:table-cell office:value-type="float" office:value="247.9559856010253" table:style-name="ce33">
            <text:p>248.0<text:s text:c="3"/></text:p>
          </table:table-cell>
          <table:table-cell office:value-type="float" office:value="10.908874299146508" table:style-name="ce34">
            <text:p>10.91<text:s text:c="3"/></text:p>
          </table:table-cell>
          <table:table-cell office:value-type="float" office:value="20.576876000325747" table:style-name="ce119">
            <text:p>20.58<text:s text:c="3"/></text:p>
          </table:table-cell>
          <table:table-cell office:value-type="float" office:value="0.55500000000000005" table:style-name="ce123">
            <text:p>0.555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五年( 2006 )</text:p>
          </table:table-cell>
          <table:table-cell office:value-type="float" office:value="1.8884613852304011" table:style-name="ce58">
            <text:p>1.89<text:s text:c="3"/></text:p>
          </table:table-cell>
          <table:table-cell office:value-type="float" office:value="3.2878406789479211" table:style-name="ce58">
            <text:p>3.29<text:s text:c="3"/></text:p>
          </table:table-cell>
          <table:table-cell office:value-type="float" office:value="255.33136223607104" table:style-name="ce33">
            <text:p>255.3<text:s text:c="3"/></text:p>
          </table:table-cell>
          <table:table-cell office:value-type="float" office:value="11.187235334705942" table:style-name="ce34">
            <text:p>11.19<text:s text:c="3"/></text:p>
          </table:table-cell>
          <table:table-cell office:value-type="float" office:value="20.03291036911741" table:style-name="ce119">
            <text:p>20.03<text:s text:c="3"/></text:p>
          </table:table-cell>
          <table:table-cell office:value-type="float" office:value="0.56200000000000006" table:style-name="ce123">
            <text:p>0.562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六年( 2007 )</text:p>
          </table:table-cell>
          <table:table-cell office:value-type="float" office:value="1.892705802418287" table:style-name="ce58">
            <text:p>1.89<text:s text:c="3"/></text:p>
          </table:table-cell>
          <table:table-cell office:value-type="float" office:value="3.424208961878819" table:style-name="ce58">
            <text:p>3.42<text:s text:c="3"/></text:p>
          </table:table-cell>
          <table:table-cell office:value-type="float" office:value="259.21359403664928" table:style-name="ce33">
            <text:p>259.2<text:s text:c="3"/></text:p>
          </table:table-cell>
          <table:table-cell office:value-type="float" office:value="11.310754494519319" table:style-name="ce34">
            <text:p>11.31<text:s text:c="3"/></text:p>
          </table:table-cell>
          <table:table-cell office:value-type="float" office:value="19.033597312985385" table:style-name="ce119">
            <text:p>19.03<text:s text:c="3"/></text:p>
          </table:table-cell>
          <table:table-cell office:value-type="float" office:value="0.55800000000000005" table:style-name="ce123">
            <text:p>0.558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七年( 2008 )</text:p>
          </table:table-cell>
          <table:table-cell office:value-type="float" office:value="1.9976840552361708" table:style-name="ce58">
            <text:p>2.00<text:s text:c="3"/></text:p>
          </table:table-cell>
          <table:table-cell office:value-type="float" office:value="3.4657514189520566" table:style-name="ce58">
            <text:p>3.47<text:s text:c="3"/></text:p>
          </table:table-cell>
          <table:table-cell office:value-type="float" office:value="247.53650214456667" table:style-name="ce33">
            <text:p>247.5<text:s text:c="3"/></text:p>
          </table:table-cell>
          <table:table-cell office:value-type="float" office:value="10.763535308410979" table:style-name="ce34">
            <text:p>10.76<text:s text:c="3"/></text:p>
          </table:table-cell>
          <table:table-cell office:value-type="float" office:value="18.032072552440948" table:style-name="ce119">
            <text:p>18.03<text:s text:c="3"/></text:p>
          </table:table-cell>
          <table:table-cell office:value-type="float" office:value="0.55500000000000005" table:style-name="ce123">
            <text:p>0.555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八年( 2009 )</text:p>
          </table:table-cell>
          <table:table-cell office:value-type="float" office:value="1.9293037633776662" table:style-name="ce58">
            <text:p>1.93<text:s text:c="3"/></text:p>
          </table:table-cell>
          <table:table-cell office:value-type="float" office:value="3.3948996305499053" table:style-name="ce58">
            <text:p>3.39<text:s text:c="3"/></text:p>
          </table:table-cell>
          <table:table-cell office:value-type="float" office:value="235.86765480717716" table:style-name="ce33">
            <text:p>235.9<text:s text:c="3"/></text:p>
          </table:table-cell>
          <table:table-cell office:value-type="float" office:value="10.220277610543935" table:style-name="ce34">
            <text:p>10.22<text:s text:c="3"/></text:p>
          </table:table-cell>
          <table:table-cell office:value-type="float" office:value="17.46372502412806" table:style-name="ce119">
            <text:p>17.46<text:s text:c="3"/></text:p>
          </table:table-cell>
          <table:table-cell office:value-type="float" office:value="0.54300000000000004" table:style-name="ce123">
            <text:p>0.543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九十九年( 2010 )</text:p>
          </table:table-cell>
          <table:table-cell office:value-type="float" office:value="1.9193574661168773" table:style-name="ce58">
            <text:p>1.92<text:s text:c="3"/></text:p>
          </table:table-cell>
          <table:table-cell office:value-type="float" office:value="3.4970444823980249" table:style-name="ce58">
            <text:p>3.50<text:s text:c="3"/></text:p>
          </table:table-cell>
          <table:table-cell office:value-type="float" office:value="251.70805669789289" table:style-name="ce33">
            <text:p>251.7<text:s text:c="3"/></text:p>
          </table:table-cell>
          <table:table-cell office:value-type="float" office:value="10.877172764461127" table:style-name="ce34">
            <text:p>10.88<text:s text:c="3"/></text:p>
          </table:table-cell>
          <table:table-cell office:value-type="float" office:value="16.90460337830693" table:style-name="ce119">
            <text:p>16.90<text:s text:c="3"/></text:p>
          </table:table-cell>
          <table:table-cell office:value-type="float" office:value="0.53400000000000003" table:style-name="ce123">
            <text:p>0.534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 <text:s text:c="2"/>一百 年( 2011 )</text:p>
          </table:table-cell>
          <table:table-cell office:value-type="float" office:value="1.9687920408684934" table:style-name="ce58">
            <text:p>1.97<text:s text:c="3"/></text:p>
          </table:table-cell>
          <table:table-cell office:value-type="float" office:value="3.5639330606836994" table:style-name="ce58">
            <text:p>3.56<text:s text:c="3"/></text:p>
          </table:table-cell>
          <table:table-cell office:value-type="float" office:value="257.09600445218888" table:style-name="ce33">
            <text:p>257.1<text:s text:c="3"/></text:p>
          </table:table-cell>
          <table:table-cell office:value-type="float" office:value="11.084822824491626" table:style-name="ce34">
            <text:p>11.08<text:s text:c="3"/></text:p>
          </table:table-cell>
          <table:table-cell office:value-type="float" office:value="16.654558581081393" table:style-name="ce119">
            <text:p>16.65<text:s text:c="3"/></text:p>
          </table:table-cell>
          <table:table-cell office:value-type="float" office:value="0.53400000000000003" table:style-name="ce123">
            <text:p>0.534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一百一年( 2012 )</text:p>
          </table:table-cell>
          <table:table-cell office:value-type="float" office:value="2.1533907930559875" table:style-name="ce58">
            <text:p>2.15<text:s text:c="3"/></text:p>
          </table:table-cell>
          <table:table-cell office:value-type="float" office:value="4.2584777866172674" table:style-name="ce58">
            <text:p>4.26<text:s text:c="3"/></text:p>
          </table:table-cell>
          <table:table-cell office:value-type="float" office:value="253.1829519954936" table:style-name="ce33">
            <text:p>253.2<text:s text:c="3"/></text:p>
          </table:table-cell>
          <table:table-cell office:value-type="float" office:value="10.880059337079311" table:style-name="ce34">
            <text:p>10.88<text:s text:c="3"/></text:p>
          </table:table-cell>
          <table:table-cell office:value-type="float" office:value="16.044639547382282" table:style-name="ce119">
            <text:p>16.04<text:s text:c="3"/></text:p>
          </table:table-cell>
          <table:table-cell office:value-type="float" office:value="0.52900000000000003" table:style-name="ce123">
            <text:p>0.529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一百二年( 2013 )</text:p>
          </table:table-cell>
          <table:table-cell office:value-type="float" office:value="2.1168145987049432" table:style-name="ce58">
            <text:p>2.12<text:s text:c="3"/></text:p>
          </table:table-cell>
          <table:table-cell office:value-type="float" office:value="4.3018133699417209" table:style-name="ce58">
            <text:p>4.30<text:s text:c="3"/></text:p>
          </table:table-cell>
          <table:table-cell office:value-type="float" office:value="254.06956505451154" table:style-name="ce33">
            <text:p>254.1<text:s text:c="3"/></text:p>
          </table:table-cell>
          <table:table-cell office:value-type="float" office:value="10.883407863744125" table:style-name="ce34">
            <text:p>10.88<text:s text:c="3"/></text:p>
          </table:table-cell>
          <table:table-cell office:value-type="float" office:value="15.710634260329218" table:style-name="ce119">
            <text:p>15.71<text:s text:c="3"/></text:p>
          </table:table-cell>
          <table:table-cell office:value-type="float" office:value="0.51900000000000002" table:style-name="ce123">
            <text:p>0.519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一百三年( 2014 )</text:p>
          </table:table-cell>
          <table:table-cell office:value-type="float" office:value="1.964657351099135" table:style-name="ce58">
            <text:p>1.96<text:s text:c="3"/></text:p>
          </table:table-cell>
          <table:table-cell office:value-type="float" office:value="3.8168279523788464" table:style-name="ce58">
            <text:p>3.82<text:s text:c="3"/></text:p>
          </table:table-cell>
          <table:table-cell office:value-type="float" office:value="258.48087332846239" table:style-name="ce33">
            <text:p>258.5<text:s text:c="3"/></text:p>
          </table:table-cell>
          <table:table-cell office:value-type="float" office:value="11.044475498291714" table:style-name="ce34">
            <text:p>11.04<text:s text:c="3"/></text:p>
          </table:table-cell>
          <table:table-cell office:value-type="float" office:value="15.263109919497662" table:style-name="ce119">
            <text:p>15.26<text:s text:c="3"/></text:p>
          </table:table-cell>
          <table:table-cell office:value-type="float" office:value="0.51800000000000002" table:style-name="ce123">
            <text:p>0.518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一百四年( 2015 )</text:p>
          </table:table-cell>
          <table:table-cell office:value-type="float" office:value="2.0526604242409281" table:style-name="ce58">
            <text:p>2.05<text:s text:c="3"/></text:p>
          </table:table-cell>
          <table:table-cell office:value-type="float" office:value="4.058254119225257" table:style-name="ce58">
            <text:p>4.06<text:s text:c="3"/></text:p>
          </table:table-cell>
          <table:table-cell office:value-type="float" office:value="258.47593521062799" table:style-name="ce33">
            <text:p>258.5<text:s text:c="3"/></text:p>
          </table:table-cell>
          <table:table-cell office:value-type="float" office:value="11.016363068802121" table:style-name="ce34">
            <text:p>11.02<text:s text:c="3"/></text:p>
          </table:table-cell>
          <table:table-cell office:value-type="float" office:value="15.042332553249024" table:style-name="ce119">
            <text:p>15.04<text:s text:c="3"/></text:p>
          </table:table-cell>
          <table:table-cell office:value-type="float" office:value="0.52500000000000002" table:style-name="ce123">
            <text:p>0.525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55">
            <text:p>民國一百五年( 2016 )</text:p>
          </table:table-cell>
          <table:table-cell office:value-type="float" office:value="2.1517345381044799" table:style-name="ce58">
            <text:p>2.15<text:s text:c="3"/></text:p>
          </table:table-cell>
          <table:table-cell office:value-type="float" office:value="4.8200492733183715" table:style-name="ce58">
            <text:p>4.82<text:s text:c="3"/></text:p>
          </table:table-cell>
          <table:table-cell office:value-type="float" office:value="262.98227355543042" table:style-name="ce33">
            <text:p>263.0<text:s text:c="3"/></text:p>
          </table:table-cell>
          <table:table-cell office:value-type="float" office:value="11.183148111705766" table:style-name="ce34">
            <text:p>11.18<text:s text:c="3"/></text:p>
          </table:table-cell>
          <table:table-cell office:value-type="float" office:value="14.980248296718136" table:style-name="ce119">
            <text:p>14.98<text:s text:c="3"/></text:p>
          </table:table-cell>
          <table:table-cell office:value-type="float" office:value="0.53" table:style-name="ce123">
            <text:p>0.530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55">
            <text:p>民國一百六年( 2017 )</text:p>
          </table:table-cell>
          <table:table-cell office:value-type="float" office:value="2.0942837594577925" table:style-name="ce58">
            <text:p>2.09<text:s text:c="3"/></text:p>
          </table:table-cell>
          <table:table-cell office:value-type="float" office:value="4.5754447667378564" table:style-name="ce58">
            <text:p>4.58<text:s text:c="3"/></text:p>
          </table:table-cell>
          <table:table-cell office:value-type="float" office:value="269.46159751093796" table:style-name="ce33">
            <text:p>269.5<text:s text:c="3"/></text:p>
          </table:table-cell>
          <table:table-cell office:value-type="float" office:value="11.439423980103262" table:style-name="ce34">
            <text:p>11.44<text:s text:c="3"/></text:p>
          </table:table-cell>
          <table:table-cell office:value-type="float" office:value="14.85734707396953" table:style-name="ce119">
            <text:p>14.86<text:s text:c="3"/></text:p>
          </table:table-cell>
          <table:table-cell office:value-type="float" office:value="0.55400000000000005" table:style-name="ce123">
            <text:p>0.554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5">
            <text:p>民國一百七年( 2018 )</text:p>
          </table:table-cell>
          <table:table-cell office:value-type="float" office:value="2.1267403699343586" table:style-name="ce58">
            <text:p>2.13<text:s text:c="3"/></text:p>
          </table:table-cell>
          <table:table-cell office:value-type="float" office:value="4.5918066300539708" table:style-name="ce58">
            <text:p>4.59<text:s text:c="3"/></text:p>
          </table:table-cell>
          <table:table-cell office:value-type="float" office:value="267.12875185824726" table:style-name="ce33">
            <text:p>267.1<text:s text:c="3"/></text:p>
          </table:table-cell>
          <table:table-cell office:value-type="float" office:value="11.328577236486723" table:style-name="ce34">
            <text:p>11.33<text:s text:c="3"/></text:p>
          </table:table-cell>
          <table:table-cell office:value-type="float" office:value="14.335185268806894" table:style-name="ce119">
            <text:p>14.34<text:s text:c="3"/></text:p>
          </table:table-cell>
          <table:table-cell office:value-type="float" office:value="0.53300000000000003" table:style-name="ce123">
            <text:p>0.533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45">
            <text:p>民國一百八年( 2019 )</text:p>
          </table:table-cell>
          <table:table-cell office:value-type="float" office:value="2.3838341204852895" table:style-name="ce58">
            <text:p>2.38<text:s text:c="3"/></text:p>
          </table:table-cell>
          <table:table-cell office:value-type="float" office:value="5.5626588287474812" table:style-name="ce58">
            <text:p>5.56<text:s text:c="3"/></text:p>
          </table:table-cell>
          <table:table-cell office:value-type="float" office:value="258.71927779451812" table:style-name="ce33">
            <text:p>258.7<text:s text:c="3"/></text:p>
          </table:table-cell>
          <table:table-cell office:value-type="float" office:value="10.964527345081517" table:style-name="ce34">
            <text:p>10.96<text:s text:c="3"/></text:p>
          </table:table-cell>
          <table:table-cell office:value-type="float" office:value="13.517746757668483" table:style-name="ce119">
            <text:p>13.52<text:s text:c="3"/></text:p>
          </table:table-cell>
          <table:table-cell office:value-type="float" office:value="0.50900000000000001" table:style-name="ce123">
            <text:p>0.509<text:s text:c="3"/>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2">
          <table:table-cell office:value-type="string" table:style-name="ce107">
            <text:p>民國一百九年( 2020 )</text:p>
          </table:table-cell>
          <table:table-cell office:value-type="float" office:value="2.4283535507225258" table:style-name="ce116">
            <text:p>2.43<text:s text:c="3"/></text:p>
          </table:table-cell>
          <table:table-cell office:value-type="float" office:value="5.4660792216446241" table:style-name="ce116">
            <text:p>5.47<text:s text:c="3"/></text:p>
          </table:table-cell>
          <table:table-cell office:value-type="string" table:style-name="ce130">
            <text:p>-</text:p>
          </table:table-cell>
          <table:table-cell office:value-type="string" table:style-name="ce132">
            <text:p>-</text:p>
          </table:table-cell>
          <table:table-cell office:value-type="string" table:style-name="ce131">
            <text:p>-</text:p>
          </table:table-cell>
          <table:table-cell office:value-type="string" table:style-name="ce130">
            <text:p>-</text:p>
          </table:table-cell>
          <table:table-cell table:style-name="ce10"/>
          <table:table-cell table:number-columns-repeated="5" table:style-name="ce36"/>
          <table:table-cell table:style-name="ce10"/>
          <table:table-cell table:number-columns-repeated="2" table:style-name="ce99"/>
          <table:table-cell table:number-columns-repeated="16368"/>
        </table:table-row>
        <table:table-row table:style-name="ro10">
          <table:table-cell office:value-type="string" table:number-columns-spanned="7" table:number-rows-spanned="1" table:style-name="ce165">
            <text:p><text:span text:style-name="T19">註：</text:span><text:span text:style-name="T18">1.</text:span><text:span text:style-name="T19">本表二氧化碳排放相關指標係以我國能源平衡表為基礎，參考政府間氣候變遷小組</text:span><text:span text:style-name="T18">(Intergovernmental Panel on <text:s/>Climate Change, IPCC) 2006</text:span><text:span text:style-name="T19">年</text:span></text:p>
            <text:p><text:span text:style-name="T18"><text:s text:c="11"/></text:span><text:span text:style-name="T19">版「國家溫室氣體清冊指南」</text:span><text:span text:style-name="T18">(Guidelines for National Greenhouse Gas Inventories)</text:span><text:span text:style-name="T19">部門方法</text:span><text:span text:style-name="T18"><text:s/>(Sectoral Approach)</text:span><text:span text:style-name="T19">之計算結果，相關數據為本局內部</text:span></text:p>
            <text:p><text:span text:style-name="T18"><text:s text:c="11"/></text:span><text:span text:style-name="T19">研究成果，僅供參考。</text:span></text:p>
            <text:p><text:span text:style-name="T19"><text:s text:c="4"/></text:span><text:span text:style-name="T18">2.</text:span><text:span text:style-name="T19">配合電業法第</text:span><text:span text:style-name="T18">28</text:span><text:span text:style-name="T19">條第</text:span><text:span text:style-name="T18">1</text:span><text:span text:style-name="T19">項規範，自</text:span><text:span text:style-name="T18">2018</text:span><text:span text:style-name="T19">年起為「公用售電業電力排碳係數」，</text:span><text:span text:style-name="T18">2017</text:span><text:span text:style-name="T19">年</text:span><text:span text:style-name="T18">(</text:span><text:span text:style-name="T19">含</text:span><text:span text:style-name="T18">)</text:span><text:span text:style-name="T19">以前為「電力排放係數」。</text:span></text:p>
          </table:table-cell>
          <table:covered-table-cell table:number-columns-repeated="6"/>
          <table:table-cell table:style-name="ce10"/>
          <table:table-cell table:number-columns-repeated="6" table:style-name="ce36"/>
          <table:table-cell table:number-columns-repeated="16370"/>
        </table:table-row>
        <table:table-row table:style-name="ro10">
          <table:table-cell office:value-type="string" table:number-columns-spanned="7" table:number-rows-spanned="1" table:style-name="ce158">
            <text:p>Note : 1.The CO2 emissions and related indicators are calculated based on the energy balances table of Taiwan and sectoral approach.</text:p>
            <text:p><text:s text:c="12"/>2.In accordance with the requirements of Article 28, Item 1 of the Electricity Law, the "Electricity Emission Factor" has been replaced by the</text:p>
            <text:p><text:s text:c="15"/>"Electricity Retailing Utility Enterprise Electricity Carbon Emission Factor" since 2018.</text:p>
          </table:table-cell>
          <table:covered-table-cell table:number-columns-repeated="6"/>
          <table:table-cell table:number-columns-repeated="7" table:style-name="ce10"/>
          <table:table-cell table:number-columns-repeated="16370"/>
        </table:table-row>
        <table:table-row table:number-rows-repeated="14" table:style-name="ro3">
          <table:table-cell table:number-columns-repeated="4" table:style-name="ce1"/>
          <table:table-cell table:style-name="ce20"/>
          <table:table-cell table:style-name="ce1"/>
          <table:table-cell table:style-name="ce42"/>
          <table:table-cell table:number-columns-repeated="7" table:style-name="ce10"/>
          <table:table-cell table:number-columns-repeated="16370"/>
        </table:table-row>
        <table:table-row table:number-rows-repeated="27" table:style-name="ro3">
          <table:table-cell table:number-columns-repeated="6"/>
          <table:table-cell table:style-name="ce42"/>
          <table:table-cell table:number-columns-repeated="16377"/>
        </table:table-row>
        <table:table-row table:number-rows-repeated="1048501" table:style-name="ro3">
          <table:table-cell table:number-columns-repeated="16384"/>
        </table:table-row>
        <table:named-expressions>
          <table:named-range table:name="Print_Area" table:cell-range-address="Page6.$A$1:Page6.$G$34" table:base-cell-address="Page6.$A$1"/>
        </table:named-expressions>
      </table:table>
      <table:table table:name="'file://NAS520/energy%20statistics/wesn/Excel/Book/WESRB001.xls'#Sheet1" table:style-name="ta3">
        <table:table-source xlink:href="file://NAS520/energy%20statistics/wesn/Excel/Book/WESRB001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表側" table:style-name="ta3">
        <table:table-source xlink:href="file://NAS520/energy%20statistics/wesn/Excel/Book/WESRB001.xls" table:table-name="表側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表頭" table:style-name="ta3">
        <table:table-source xlink:href="file://NAS520/energy%20statistics/wesn/Excel/Book/WESRB001.xls" table:table-name="表頭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參數頁0" table:style-name="ta3">
        <table:table-source xlink:href="file://NAS520/energy%20statistics/wesn/Excel/Book/WESRB001.xls" table:table-name="參數頁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參數頁1" table:style-name="ta3">
        <table:table-source xlink:href="file://NAS520/energy%20statistics/wesn/Excel/Book/WESRB001.xls" table:table-name="參數頁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Buffer6" table:style-name="ta3">
        <table:table-source xlink:href="file://NAS520/energy%20statistics/wesn/Excel/Book/WESRB001.xls" table:table-name="Buff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Buffer5" table:style-name="ta3">
        <table:table-source xlink:href="file://NAS520/energy%20statistics/wesn/Excel/Book/WESRB001.xls" table:table-name="Buff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Buffer4" table:style-name="ta3">
        <table:table-source xlink:href="file://NAS520/energy%20statistics/wesn/Excel/Book/WESRB001.xls" table:table-name="Buff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Buffer3" table:style-name="ta3">
        <table:table-source xlink:href="file://NAS520/energy%20statistics/wesn/Excel/Book/WESRB001.xls" table:table-name="Buff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Buffer2" table:style-name="ta3">
        <table:table-source xlink:href="file://NAS520/energy%20statistics/wesn/Excel/Book/WESRB001.xls" table:table-name="Buff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NAS520/energy%20statistics/wesn/Excel/Book/WESRB001.xls'#Buffer1" table:style-name="ta3">
        <table:table-source xlink:href="file://NAS520/energy%20statistics/wesn/Excel/Book/WESRB001.xls" table:table-name="Buffer1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Align" table:expression="of:=[.#REF!]" table:base-cell-address="Page1.$A$1"/>
        <table:named-expression table:name="CutLine" table:expression="of:=[.#REF!]" table:base-cell-address="Page1.$A$1"/>
        <table:named-expression table:name="DNCutLineRow" table:expression="of:=[.#REF!]" table:base-cell-address="Page1.$A$1"/>
        <table:named-expression table:name="DNHEAD_ROWS" table:expression="of:=[.#REF!]" table:base-cell-address="Page1.$A$1"/>
        <table:named-expression table:name="DnRows" table:expression="of:=[.#REF!]" table:base-cell-address="Page1.$A$1"/>
        <table:named-expression table:name="DnStartRow" table:expression="of:=[.#REF!]" table:base-cell-address="Page1.$A$1"/>
        <table:named-expression table:name="Font" table:expression="of:=[.#REF!]" table:base-cell-address="Page1.$A$1"/>
        <table:named-expression table:name="HeadAlign" table:expression="of:=[.#REF!]" table:base-cell-address="Page1.$A$1"/>
        <table:named-expression table:name="HeadFont" table:expression="of:=[.#REF!]" table:base-cell-address="Page1.$A$1"/>
        <table:named-expression table:name="HeadHigh" table:expression="of:=[.#REF!]" table:base-cell-address="Page1.$A$1"/>
        <table:named-expression table:name="HeadSize" table:expression="of:=[.#REF!]" table:base-cell-address="Page1.$A$1"/>
        <table:named-expression table:name="Hight" table:expression="of:=[.#REF!]" table:base-cell-address="Page1.$A$1"/>
        <table:named-expression table:name="MarginAlign" table:expression="of:=[.#REF!]" table:base-cell-address="Page1.$A$1"/>
        <table:named-expression table:name="MarginFont" table:expression="of:=[.#REF!]" table:base-cell-address="Page1.$A$1"/>
        <table:named-expression table:name="MarginSize" table:expression="of:=[.#REF!]" table:base-cell-address="Page1.$A$1"/>
        <table:named-expression table:name="PageNum" table:expression="of:=['file://NAS520/energy%20statistics/wesn/Excel/Book/WESRB001.xls'#參數頁1.#REF!]" table:base-cell-address="Page1.$A$1"/>
        <table:named-expression table:name="Row_Height" table:expression="of:=[.#REF!]" table:base-cell-address="Page1.$A$1"/>
        <table:named-expression table:name="Rows_In_Cutline" table:expression="of:=[.#REF!]" table:base-cell-address="Page1.$A$1"/>
        <table:named-expression table:name="Size" table:expression="of:=[.#REF!]" table:base-cell-address="Page1.$A$1"/>
        <table:named-expression table:name="TitleAlign" table:expression="of:=[.#REF!]" table:base-cell-address="Page1.$A$1"/>
        <table:named-expression table:name="TitleFont" table:expression="of:=[.#REF!]" table:base-cell-address="Page1.$A$1"/>
        <table:named-expression table:name="TitleSize" table:expression="of:=[.#REF!]" table:base-cell-address="Page1.$A$1"/>
        <table:named-expression table:name="UPCutLineRow" table:expression="of:=[.#REF!]" table:base-cell-address="Page1.$A$1"/>
        <table:named-expression table:name="UPHEAD_ROWS" table:expression="of:=[.#REF!]" table:base-cell-address="Page1.$A$1"/>
        <table:named-expression table:name="UpRows" table:expression="of:=[.#REF!]" table:base-cell-address="Page1.$A$1"/>
        <table:named-expression table:name="UpStartRow" table:expression="of:=[.#REF!]" table:base-cell-address="Page1.$A$1"/>
        <table:named-expression table:name="WeightLine" table:expression="of:=[.#REF!]" table:base-cell-address="Pag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       </number:text>
    </number:number-style>
    <number:number-style style:name="N48P1">
      <number:text> - </number:text>
      <number:number number:decimal-places="2" number:min-integer-digits="1" number:grouping="true"/>
      <number:text>        </number:text>
    </number:number-style>
    <number:text-style style:name="N48P2">
      <number:text> -    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number:number-style style:name="N50">
      <number:number number:decimal-places="2" number:min-integer-digits="1" number:grouping="true"/>
      <number:text> </number:text>
    </number:number-style>
    <number:number-style style:name="N51">
      <number:number number:decimal-places="1" number:min-integer-digits="1" number:grouping="true"/>
      <number:text>   </number:text>
    </number:number-style>
    <number:number-style style:name="N52">
      <number:number number:decimal-places="2" number:min-integer-digits="1" number:grouping="true"/>
      <number:text>   </number:text>
    </number:number-style>
    <number:number-style style:name="N53">
      <number:number number:decimal-places="0" number:min-integer-digits="1" number:grouping="true">
        <number:embedded-text number:position="0">   </number:embedded-text>
      </number:number>
    </number:number-style>
    <number:number-style style:name="N54">
      <number:number number:decimal-places="3" number:min-integer-digits="1" number:grouping="true"/>
      <number:text>   </number:text>
    </number:number-style>
    <number:number-style style:name="N55P0">
      <number:number number:decimal-places="0" number:min-integer-digits="1"/>
    </number:number-style>
    <number:number-style style:name="N55P1">
      <number:text> -</number:text>
      <number:number number:decimal-places="0" number:min-integer-digits="1"/>
    </number:number-style>
    <number:text-style style:name="N55P2">
      <number:text> -</number:text>
    </number:text-style>
    <number:text-style style:name="N55">
      <number:text> </number:text>
      <number:text-content/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32_5" style:display-name="一般 5" style:family="table-cell" style:data-style-name="N0">
      <style:table-cell-properties style:vertical-align="automatic" fo:background-color="transparent"/>
    </style:style>
    <style:style style:name="_19968__33324__WESRB001" style:display-name="一般_WESRB001" style:family="table-cell" style:data-style-name="N0">
      <style:table-cell-properties style:vertical-align="automatic" fo:background-color="transparent"/>
    </style:style>
    <style:style style:name="_30334__20998__27604_" style:display-name="百分比" style:family="table-cell" style:data-style-name="N13"/>
    <style:style style:name="cf1" style:family="table-cell">
      <style:text-properties fo:color="#9C0006"/>
    </style:style>
  </office:styles>
  <office:automatic-styles>
    <style:page-layout style:name="pm1">
      <style:page-layout-properties fo:margin-top="0in" fo:margin-bottom="0in" fo:margin-left="0.393700787401575in" fo:margin-right="0.393700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9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王川威</meta:initial-creator>
    <dc:creator>簡郁珊</dc:creator>
    <meta:creation-date>2007-05-09T07:54:30Z</meta:creation-date>
    <dc:date>2021-09-10T01:31:18Z</dc:date>
    <meta:print-date>2020-07-13T09:38:58Z</meta:print-date>
  </office:meta>
</office:document-meta>
</file>